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Normal" style:font-family-generic="swiss" style:font-pitch="variable"/>
    <style:font-face style:name="Times New Roman"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master-page-name="">
      <style:table-properties style:width="16.907cm" fo:margin-left="0.064cm" style:page-number="auto" fo:break-before="page" table:align="left"/>
    </style:style>
    <style:style style:name="Tableau1.A" style:family="table-column">
      <style:table-column-properties style:column-width="3.493cm"/>
    </style:style>
    <style:style style:name="Tableau1.B" style:family="table-column">
      <style:table-column-properties style:column-width="13.414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data-style-name="N37">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2" style:family="table" style:master-page-name="">
      <style:table-properties style:width="16.907cm" fo:margin-left="0.064cm" style:page-number="auto" fo:break-before="page" table:align="left"/>
    </style:style>
    <style:style style:name="Tableau2.A" style:family="table-column">
      <style:table-column-properties style:column-width="3.493cm"/>
    </style:style>
    <style:style style:name="Tableau2.B" style:family="table-column">
      <style:table-column-properties style:column-width="13.414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B6" style:family="table-cell" style:data-style-name="N37">
      <style:table-cell-properties fo:padding="0.097cm" fo:border-left="0.05pt solid #000000" fo:border-right="0.05pt solid #000000"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3" style:family="table" style:master-page-name="">
      <style:table-properties style:width="16.907cm" fo:margin-left="0.064cm" style:page-number="auto" fo:break-before="page" table:align="left"/>
    </style:style>
    <style:style style:name="Tableau3.A" style:family="table-column">
      <style:table-column-properties style:column-width="3.493cm"/>
    </style:style>
    <style:style style:name="Tableau3.B" style:family="table-column">
      <style:table-column-properties style:column-width="13.414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6" style:family="table-cell" style:data-style-name="N37">
      <style:table-cell-properties fo:padding="0.097cm" fo:border-left="0.05pt solid #000000" fo:border-right="0.05pt solid #000000" fo:border-top="none" fo:border-bottom="0.05pt solid #000000"/>
    </style:style>
    <style:style style:name="Tableau4" style:family="table" style:master-page-name="">
      <style:table-properties style:width="16.907cm" fo:margin-left="0.064cm" style:page-number="auto" fo:break-before="page" table:align="left"/>
    </style:style>
    <style:style style:name="Tableau4.A" style:family="table-column">
      <style:table-column-properties style:column-width="3.493cm"/>
    </style:style>
    <style:style style:name="Tableau4.B" style:family="table-column">
      <style:table-column-properties style:column-width="13.414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B6" style:family="table-cell" style:data-style-name="N37">
      <style:table-cell-properties fo:padding="0.097cm" fo:border-left="0.05pt solid #000000" fo:border-right="0.05pt solid #000000" fo:border-top="none" fo:border-bottom="0.05pt solid #000000"/>
    </style:style>
    <style:style style:name="Tableau5" style:family="table" style:master-page-name="">
      <style:table-properties style:width="16.907cm" fo:margin-left="0.064cm" style:page-number="auto" fo:break-before="page" table:align="left"/>
    </style:style>
    <style:style style:name="Tableau5.A" style:family="table-column">
      <style:table-column-properties style:column-width="3.493cm"/>
    </style:style>
    <style:style style:name="Tableau5.B" style:family="table-column">
      <style:table-column-properties style:column-width="13.41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B6" style:family="table-cell" style:data-style-name="N37">
      <style:table-cell-properties fo:padding="0.097cm" fo:border-left="0.05pt solid #000000" fo:border-right="0.05pt solid #000000" fo:border-top="none" fo:border-bottom="0.05pt solid #000000"/>
    </style:style>
    <style:style style:name="Tableau6" style:family="table" style:master-page-name="">
      <style:table-properties style:width="16.907cm" fo:margin-left="0.064cm" style:page-number="auto" fo:break-before="page" table:align="left"/>
    </style:style>
    <style:style style:name="Tableau6.A" style:family="table-column">
      <style:table-column-properties style:column-width="3.493cm"/>
    </style:style>
    <style:style style:name="Tableau6.B" style:family="table-column">
      <style:table-column-properties style:column-width="13.414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6" style:family="table-cell" style:data-style-name="N37">
      <style:table-cell-properties fo:padding="0.097cm" fo:border-left="0.05pt solid #000000" fo:border-right="0.05pt solid #000000" fo:border-top="none" fo:border-bottom="0.05pt solid #000000"/>
    </style:style>
    <style:style style:name="Tableau7" style:family="table" style:master-page-name="">
      <style:table-properties style:width="16.907cm" fo:margin-left="0.064cm" style:page-number="auto" fo:break-before="page" table:align="left"/>
    </style:style>
    <style:style style:name="Tableau7.A" style:family="table-column">
      <style:table-column-properties style:column-width="3.493cm"/>
    </style:style>
    <style:style style:name="Tableau7.B" style:family="table-column">
      <style:table-column-properties style:column-width="13.414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B6" style:family="table-cell" style:data-style-name="N37">
      <style:table-cell-properties fo:padding="0.097cm" fo:border-left="0.05pt solid #000000" fo:border-right="0.05pt solid #000000" fo:border-top="none" fo:border-bottom="0.05pt solid #000000"/>
    </style:style>
    <style:style style:name="Tableau8" style:family="table" style:master-page-name="">
      <style:table-properties style:width="16.907cm" fo:margin-left="0.064cm" style:page-number="auto" fo:break-before="page" table:align="left"/>
    </style:style>
    <style:style style:name="Tableau8.A" style:family="table-column">
      <style:table-column-properties style:column-width="3.493cm"/>
    </style:style>
    <style:style style:name="Tableau8.B" style:family="table-column">
      <style:table-column-properties style:column-width="13.41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B6" style:family="table-cell" style:data-style-name="N37">
      <style:table-cell-properties fo:padding="0.097cm" fo:border-left="0.05pt solid #000000" fo:border-right="0.05pt solid #000000" fo:border-top="none" fo:border-bottom="0.05pt solid #000000"/>
    </style:style>
    <style:style style:name="Tableau9" style:family="table" style:master-page-name="">
      <style:table-properties style:width="16.907cm" fo:margin-left="0.064cm" style:page-number="auto" fo:break-before="page" table:align="left"/>
    </style:style>
    <style:style style:name="Tableau9.A" style:family="table-column">
      <style:table-column-properties style:column-width="3.493cm"/>
    </style:style>
    <style:style style:name="Tableau9.B" style:family="table-column">
      <style:table-column-properties style:column-width="13.414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B6" style:family="table-cell" style:data-style-name="N37">
      <style:table-cell-properties fo:padding="0.097cm" fo:border-left="0.05pt solid #000000" fo:border-right="0.05pt solid #000000" fo:border-top="none" fo:border-bottom="0.05pt solid #000000"/>
    </style:style>
    <style:style style:name="Tableau10" style:family="table" style:master-page-name="">
      <style:table-properties style:width="16.907cm" fo:margin-left="0.064cm" style:page-number="auto" fo:break-before="page" table:align="left"/>
    </style:style>
    <style:style style:name="Tableau10.A" style:family="table-column">
      <style:table-column-properties style:column-width="3.493cm"/>
    </style:style>
    <style:style style:name="Tableau10.B" style:family="table-column">
      <style:table-column-properties style:column-width="13.414cm"/>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4" style:family="table-cell">
      <style:table-cell-properties style:vertical-align="middle" fo:padding="0.097cm" fo:border-left="0.05pt solid #000000" fo:border-right="none" fo:border-top="none" fo:border-bottom="0.05pt solid #000000"/>
    </style:style>
    <style:style style:name="Tableau10.B6" style:family="table-cell" style:data-style-name="N37">
      <style:table-cell-properties fo:padding="0.097cm" fo:border-left="0.05pt solid #000000" fo:border-right="0.05pt solid #000000" fo:border-top="none" fo:border-bottom="0.05pt solid #000000"/>
    </style:style>
    <style:style style:name="Tableau11" style:family="table">
      <style:table-properties style:width="16.907cm" fo:margin-left="0.064cm" fo:break-before="page" table:align="left"/>
    </style:style>
    <style:style style:name="Tableau11.A" style:family="table-column">
      <style:table-column-properties style:column-width="3.493cm"/>
    </style:style>
    <style:style style:name="Tableau11.B" style:family="table-column">
      <style:table-column-properties style:column-width="13.414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B6" style:family="table-cell" style:data-style-name="N37">
      <style:table-cell-properties fo:padding="0.097cm" fo:border-left="0.05pt solid #000000" fo:border-right="0.05pt solid #000000" fo:border-top="none" fo:border-bottom="0.05pt solid #000000"/>
    </style:style>
    <style:style style:name="Tableau12" style:family="table">
      <style:table-properties style:width="16.907cm" fo:margin-left="0.064cm" fo:break-before="page" table:align="left"/>
    </style:style>
    <style:style style:name="Tableau12.A" style:family="table-column">
      <style:table-column-properties style:column-width="3.493cm"/>
    </style:style>
    <style:style style:name="Tableau12.B" style:family="table-column">
      <style:table-column-properties style:column-width="13.414cm"/>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B6" style:family="table-cell" style:data-style-name="N37">
      <style:table-cell-properties fo:padding="0.097cm" fo:border-left="0.05pt solid #000000" fo:border-right="0.05pt solid #000000" fo:border-top="none" fo:border-bottom="0.05pt solid #000000"/>
    </style:style>
    <style:style style:name="Tableau13" style:family="table">
      <style:table-properties style:width="16.907cm" fo:margin-left="0.064cm" fo:break-before="page" table:align="left"/>
    </style:style>
    <style:style style:name="Tableau13.A" style:family="table-column">
      <style:table-column-properties style:column-width="3.493cm"/>
    </style:style>
    <style:style style:name="Tableau13.B" style:family="table-column">
      <style:table-column-properties style:column-width="13.414cm"/>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B6" style:family="table-cell" style:data-style-name="N37">
      <style:table-cell-properties fo:padding="0.097cm" fo:border-left="0.05pt solid #000000" fo:border-right="0.05pt solid #000000" fo:border-top="none" fo:border-bottom="0.05pt solid #000000"/>
    </style:style>
    <style:style style:name="Tableau14" style:family="table">
      <style:table-properties style:width="16.907cm" fo:margin-left="0.064cm" fo:break-before="page" table:align="left"/>
    </style:style>
    <style:style style:name="Tableau14.A" style:family="table-column">
      <style:table-column-properties style:column-width="3.493cm"/>
    </style:style>
    <style:style style:name="Tableau14.B" style:family="table-column">
      <style:table-column-properties style:column-width="13.414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B6" style:family="table-cell" style:data-style-name="N37">
      <style:table-cell-properties fo:padding="0.097cm" fo:border-left="0.05pt solid #000000" fo:border-right="0.05pt solid #000000" fo:border-top="none" fo:border-bottom="0.05pt solid #000000"/>
    </style:style>
    <style:style style:name="Tableau15" style:family="table">
      <style:table-properties style:width="16.907cm" fo:margin-left="0.064cm" fo:break-before="page" table:align="left"/>
    </style:style>
    <style:style style:name="Tableau15.A" style:family="table-column">
      <style:table-column-properties style:column-width="3.493cm"/>
    </style:style>
    <style:style style:name="Tableau15.B" style:family="table-column">
      <style:table-column-properties style:column-width="13.414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B6" style:family="table-cell" style:data-style-name="N37">
      <style:table-cell-properties fo:padding="0.097cm" fo:border-left="0.05pt solid #000000" fo:border-right="0.05pt solid #000000" fo:border-top="none" fo:border-bottom="0.05pt solid #000000"/>
    </style:style>
    <style:style style:name="Tableau16" style:family="table">
      <style:table-properties style:width="16.907cm" fo:margin-left="0.064cm" fo:break-before="page" table:align="left"/>
    </style:style>
    <style:style style:name="Tableau16.A" style:family="table-column">
      <style:table-column-properties style:column-width="3.493cm"/>
    </style:style>
    <style:style style:name="Tableau16.B" style:family="table-column">
      <style:table-column-properties style:column-width="13.414cm"/>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B6" style:family="table-cell" style:data-style-name="N37">
      <style:table-cell-properties fo:padding="0.097cm" fo:border-left="0.05pt solid #000000" fo:border-right="0.05pt solid #000000" fo:border-top="none" fo:border-bottom="0.05pt solid #000000"/>
    </style:style>
    <style:style style:name="Tableau17" style:family="table">
      <style:table-properties style:width="16.907cm" fo:margin-left="0.064cm" fo:break-before="page" table:align="left"/>
    </style:style>
    <style:style style:name="Tableau17.A" style:family="table-column">
      <style:table-column-properties style:column-width="3.493cm"/>
    </style:style>
    <style:style style:name="Tableau17.B" style:family="table-column">
      <style:table-column-properties style:column-width="13.414cm"/>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B6" style:family="table-cell" style:data-style-name="N37">
      <style:table-cell-properties fo:padding="0.097cm" fo:border-left="0.05pt solid #000000" fo:border-right="0.05pt solid #000000" fo:border-top="none" fo:border-bottom="0.05pt solid #000000"/>
    </style:style>
    <style:style style:name="Tableau18" style:family="table">
      <style:table-properties style:width="16.907cm" fo:margin-left="0.064cm" fo:break-before="page" table:align="left"/>
    </style:style>
    <style:style style:name="Tableau18.A" style:family="table-column">
      <style:table-column-properties style:column-width="3.493cm"/>
    </style:style>
    <style:style style:name="Tableau18.B" style:family="table-column">
      <style:table-column-properties style:column-width="13.414cm"/>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B6" style:family="table-cell" style:data-style-name="N37">
      <style:table-cell-properties fo:padding="0.097cm" fo:border-left="0.05pt solid #000000" fo:border-right="0.05pt solid #000000" fo:border-top="none" fo:border-bottom="0.05pt solid #000000"/>
    </style:style>
    <style:style style:name="P1" style:family="paragraph" style:parent-style-name="Footer">
      <style:text-properties officeooo:rsid="000959ac" officeooo:paragraph-rsid="000959ac"/>
    </style:style>
    <style:style style:name="P2" style:family="paragraph" style:parent-style-name="Nouveau_20_style">
      <style:paragraph-properties fo:text-align="justify" style:justify-single-word="false"/>
      <style:text-properties fo:font-size="10pt" officeooo:rsid="001eb67c" officeooo:paragraph-rsid="001eb67c" style:font-size-asian="10pt" style:font-size-complex="10pt"/>
    </style:style>
    <style:style style:name="P3" style:family="paragraph" style:parent-style-name="Nouveau_20_style">
      <style:paragraph-properties fo:text-align="justify" style:justify-single-word="false"/>
      <style:text-properties fo:font-size="10pt" style:font-size-asian="10pt" style:font-size-complex="10pt"/>
    </style:style>
    <style:style style:name="P4" style:family="paragraph" style:parent-style-name="Nouveau_20_style">
      <style:paragraph-properties fo:text-align="justify" style:justify-single-word="false"/>
      <style:text-properties fo:font-size="10pt" officeooo:paragraph-rsid="002ce5a5" style:font-size-asian="10pt" style:font-size-complex="10pt"/>
    </style:style>
    <style:style style:name="P5" style:family="paragraph" style:parent-style-name="Nouveau_20_style">
      <style:paragraph-properties fo:text-align="justify" style:justify-single-word="false"/>
      <style:text-properties fo:font-size="10pt" officeooo:rsid="0021184e" officeooo:paragraph-rsid="0021184e" style:font-size-asian="10pt" style:font-size-complex="10pt"/>
    </style:style>
    <style:style style:name="P6" style:family="paragraph" style:parent-style-name="Nouveau_20_style">
      <style:paragraph-properties fo:text-align="justify" style:justify-single-word="false"/>
      <style:text-properties fo:font-size="10pt" officeooo:rsid="000dc298" officeooo:paragraph-rsid="000dc298" style:font-size-asian="10pt" style:font-size-complex="10pt"/>
    </style:style>
    <style:style style:name="P7" style:family="paragraph" style:parent-style-name="Nouveau_20_style">
      <style:paragraph-properties fo:text-align="justify" style:justify-single-word="false"/>
      <style:text-properties fo:font-size="10pt" officeooo:rsid="0018ce44" officeooo:paragraph-rsid="0018ce44" style:font-size-asian="10pt" style:font-size-complex="10pt"/>
    </style:style>
    <style:style style:name="P8" style:family="paragraph" style:parent-style-name="Nouveau_20_style">
      <style:paragraph-properties fo:text-align="justify" style:justify-single-word="false"/>
      <style:text-properties fo:font-size="10pt" officeooo:rsid="000f4f41" officeooo:paragraph-rsid="001079ea" style:font-size-asian="10pt" style:font-size-complex="10pt"/>
    </style:style>
    <style:style style:name="P9" style:family="paragraph" style:parent-style-name="Nouveau_20_style">
      <style:paragraph-properties fo:text-align="justify" style:justify-single-word="false"/>
      <style:text-properties fo:font-size="10pt" officeooo:rsid="001079ea" officeooo:paragraph-rsid="001079ea" style:font-size-asian="10pt" style:font-size-complex="10pt"/>
    </style:style>
    <style:style style:name="P10" style:family="paragraph" style:parent-style-name="Nouveau_20_style">
      <style:paragraph-properties fo:text-align="justify" style:justify-single-word="false"/>
      <style:text-properties fo:font-size="10pt" officeooo:rsid="001079ea" officeooo:paragraph-rsid="001e2daa" style:font-size-asian="10pt" style:font-size-complex="10pt"/>
    </style:style>
    <style:style style:name="P11" style:family="paragraph" style:parent-style-name="Nouveau_20_style">
      <style:paragraph-properties fo:text-align="justify" style:justify-single-word="false"/>
      <style:text-properties fo:font-size="10pt" officeooo:rsid="00120570" officeooo:paragraph-rsid="001c830e" style:font-size-asian="10pt" style:font-size-complex="10pt"/>
    </style:style>
    <style:style style:name="P12" style:family="paragraph" style:parent-style-name="Nouveau_20_style">
      <style:paragraph-properties fo:text-align="justify" style:justify-single-word="false"/>
      <style:text-properties fo:font-size="10pt" officeooo:rsid="00120570" officeooo:paragraph-rsid="001e2daa" style:font-size-asian="10pt" style:font-size-complex="10pt"/>
    </style:style>
    <style:style style:name="P13" style:family="paragraph" style:parent-style-name="Nouveau_20_style">
      <style:paragraph-properties fo:text-align="justify" style:justify-single-word="false"/>
      <style:text-properties fo:font-size="10pt" officeooo:rsid="001411c5" officeooo:paragraph-rsid="001411c5" style:font-size-asian="10pt" style:font-size-complex="10pt"/>
    </style:style>
    <style:style style:name="P14" style:family="paragraph" style:parent-style-name="Nouveau_20_style">
      <style:paragraph-properties fo:text-align="justify" style:justify-single-word="false"/>
      <style:text-properties fo:font-size="10pt" officeooo:rsid="00191ead" officeooo:paragraph-rsid="00191ead" style:font-size-asian="10pt" style:font-size-complex="10pt"/>
    </style:style>
    <style:style style:name="P15" style:family="paragraph" style:parent-style-name="Nouveau_20_style">
      <style:paragraph-properties fo:text-align="justify" style:justify-single-word="false"/>
      <style:text-properties fo:font-size="10pt" officeooo:rsid="00191ead" officeooo:paragraph-rsid="00120570" style:font-size-asian="10pt" style:font-size-complex="10pt"/>
    </style:style>
    <style:style style:name="P16" style:family="paragraph" style:parent-style-name="Nouveau_20_style">
      <style:paragraph-properties fo:text-align="justify" style:justify-single-word="false"/>
      <style:text-properties fo:font-size="10pt" officeooo:rsid="001c8d42" officeooo:paragraph-rsid="00191ead" style:font-size-asian="10pt" style:font-size-complex="10pt"/>
    </style:style>
    <style:style style:name="P17" style:family="paragraph" style:parent-style-name="Nouveau_20_style">
      <style:paragraph-properties fo:text-align="justify" style:justify-single-word="false"/>
      <style:text-properties fo:font-size="10pt" officeooo:rsid="001e2daa" officeooo:paragraph-rsid="001e2daa" style:font-size-asian="10pt" style:font-size-complex="10pt"/>
    </style:style>
    <style:style style:name="P18" style:family="paragraph" style:parent-style-name="Nouveau_20_style">
      <style:paragraph-properties fo:text-align="justify" style:justify-single-word="false"/>
      <style:text-properties fo:font-size="10pt" officeooo:rsid="001ff137" officeooo:paragraph-rsid="001eb67c" style:font-size-asian="10pt" style:font-size-complex="10pt"/>
    </style:style>
    <style:style style:name="P19" style:family="paragraph" style:parent-style-name="Nouveau_20_style">
      <style:paragraph-properties fo:text-align="justify" style:justify-single-word="false"/>
      <style:text-properties fo:font-size="10pt" officeooo:rsid="001ff137" officeooo:paragraph-rsid="001ff137" style:font-size-asian="10pt" style:font-size-complex="10pt"/>
    </style:style>
    <style:style style:name="P20" style:family="paragraph" style:parent-style-name="Nouveau_20_style">
      <style:paragraph-properties fo:text-align="justify" style:justify-single-word="false"/>
      <style:text-properties officeooo:paragraph-rsid="001eb67c"/>
    </style:style>
    <style:style style:name="P21" style:family="paragraph" style:parent-style-name="Nouveau_20_style">
      <style:paragraph-properties fo:text-align="justify" style:justify-single-word="false" fo:break-before="page"/>
      <style:text-properties fo:font-size="10pt" officeooo:rsid="000dc298" officeooo:paragraph-rsid="000dc298" style:font-size-asian="10pt" style:font-size-complex="10pt"/>
    </style:style>
    <style:style style:name="P22" style:family="paragraph" style:parent-style-name="Standard">
      <style:paragraph-properties fo:text-align="justify" style:justify-single-word="false" fo:break-before="page"/>
      <style:text-properties style:text-position="0% 100%" style:font-name="Open Sans" fo:font-size="10pt" officeooo:rsid="002eb227" officeooo:paragraph-rsid="002eb227" style:font-size-asian="10pt" style:font-size-complex="10pt"/>
    </style:style>
    <style:style style:name="P23" style:family="paragraph" style:parent-style-name="Standard">
      <style:paragraph-properties fo:text-align="justify" style:justify-single-word="false" fo:break-before="page"/>
      <style:text-properties style:text-position="0% 100%" style:font-name="Open Sans" fo:font-size="10pt" fo:font-weight="normal" officeooo:rsid="0033767e" officeooo:paragraph-rsid="0033767e" style:font-size-asian="10pt" style:font-weight-asian="normal" style:font-size-complex="10pt" style:font-weight-complex="normal"/>
    </style:style>
    <style:style style:name="P24" style:family="paragraph" style:parent-style-name="Standard">
      <style:paragraph-properties fo:text-align="justify" style:justify-single-word="false" fo:break-before="page"/>
      <style:text-properties style:text-position="0% 100%" style:font-name="Open Sans" fo:font-size="10pt" fo:font-weight="normal" officeooo:rsid="0034d34c" officeooo:paragraph-rsid="0034d34c"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style:font-name="Open Sans" fo:font-size="10pt" officeooo:rsid="001ff137" officeooo:paragraph-rsid="0026a105" style:font-size-asian="10pt" style:font-size-complex="10pt"/>
    </style:style>
    <style:style style:name="P26" style:family="paragraph" style:parent-style-name="Standard">
      <style:paragraph-properties fo:text-align="justify" style:justify-single-word="false"/>
      <style:text-properties style:font-name="Open Sans" fo:font-size="10pt" officeooo:rsid="001284c1" officeooo:paragraph-rsid="0026a105" style:font-size-asian="10pt" style:font-size-complex="10pt"/>
    </style:style>
    <style:style style:name="P27" style:family="paragraph" style:parent-style-name="Standard">
      <style:text-properties style:font-name="Open Sans" fo:font-size="10pt" officeooo:rsid="00366ce3" officeooo:paragraph-rsid="00366ce3" style:font-size-asian="10pt" style:font-size-complex="10pt"/>
    </style:style>
    <style:style style:name="P28" style:family="paragraph" style:parent-style-name="Standard">
      <style:text-properties style:font-name="Open Sans" fo:font-size="10pt" officeooo:rsid="00366ce3" officeooo:paragraph-rsid="003922b7" style:font-size-asian="10pt" style:font-size-complex="10pt"/>
    </style:style>
    <style:style style:name="P29" style:family="paragraph" style:parent-style-name="Standard">
      <style:paragraph-properties fo:text-align="justify" style:justify-single-word="false"/>
      <style:text-properties officeooo:paragraph-rsid="0026a105"/>
    </style:style>
    <style:style style:name="P30" style:family="paragraph" style:parent-style-name="Standard">
      <style:paragraph-properties fo:text-align="justify" style:justify-single-word="false"/>
      <style:text-properties style:text-position="0% 100%" style:font-name="Open Sans" fo:font-size="10pt" officeooo:rsid="002732bd" officeooo:paragraph-rsid="0027a626" style:font-size-asian="10pt" style:font-size-complex="10pt"/>
    </style:style>
    <style:style style:name="P31" style:family="paragraph" style:parent-style-name="Standard">
      <style:paragraph-properties fo:text-align="justify" style:justify-single-word="false"/>
      <style:text-properties style:text-position="0% 100%" style:font-name="Open Sans" fo:font-size="10pt" officeooo:rsid="002732bd" officeooo:paragraph-rsid="0026a105" style:font-size-asian="10pt" style:font-size-complex="10pt"/>
    </style:style>
    <style:style style:name="P32" style:family="paragraph" style:parent-style-name="Standard">
      <style:paragraph-properties fo:text-align="justify" style:justify-single-word="false"/>
      <style:text-properties style:text-position="0% 100%" style:font-name="Open Sans" fo:font-size="10pt" officeooo:rsid="0027a626" officeooo:paragraph-rsid="0027a626" style:font-size-asian="10pt" style:font-size-complex="10pt"/>
    </style:style>
    <style:style style:name="P33" style:family="paragraph" style:parent-style-name="Standard">
      <style:paragraph-properties fo:text-align="justify" style:justify-single-word="false"/>
      <style:text-properties style:text-position="0% 100%" style:font-name="Open Sans" fo:font-size="10pt" officeooo:rsid="002eb227" officeooo:paragraph-rsid="002eb227" style:font-size-asian="10pt" style:font-size-complex="10pt"/>
    </style:style>
    <style:style style:name="P34" style:family="paragraph" style:parent-style-name="Standard">
      <style:paragraph-properties fo:text-align="justify" style:justify-single-word="false"/>
      <style:text-properties style:text-position="0% 100%" style:font-name="Open Sans" fo:font-size="10pt" officeooo:rsid="00308db6" officeooo:paragraph-rsid="00308db6" style:font-size-asian="10pt" style:font-size-complex="10pt"/>
    </style:style>
    <style:style style:name="P35" style:family="paragraph" style:parent-style-name="Standard">
      <style:paragraph-properties fo:text-align="justify" style:justify-single-word="false"/>
      <style:text-properties style:text-position="0% 100%" style:font-name="Open Sans" fo:font-size="10pt" officeooo:rsid="0031dcb0" officeooo:paragraph-rsid="0031dcb0" style:font-size-asian="10pt" style:font-size-complex="10pt"/>
    </style:style>
    <style:style style:name="P36" style:family="paragraph" style:parent-style-name="Standard">
      <style:paragraph-properties fo:text-align="justify" style:justify-single-word="false"/>
      <style:text-properties style:text-position="0% 100%" style:font-name="Open Sans" fo:font-size="10pt" officeooo:rsid="0031dcb0" officeooo:paragraph-rsid="0033767e" style:font-size-asian="10pt" style:font-size-complex="10pt"/>
    </style:style>
    <style:style style:name="P37" style:family="paragraph" style:parent-style-name="Standard">
      <style:paragraph-properties fo:text-align="justify" style:justify-single-word="false"/>
      <style:text-properties style:text-position="0% 100%" style:font-name="Open Sans" fo:font-size="10pt" officeooo:rsid="0033767e" officeooo:paragraph-rsid="0033767e" style:font-size-asian="10pt" style:font-size-complex="10pt"/>
    </style:style>
    <style:style style:name="P38" style:family="paragraph" style:parent-style-name="Standard">
      <style:paragraph-properties fo:text-align="justify" style:justify-single-word="false"/>
      <style:text-properties style:text-position="0% 100%" style:font-name="Open Sans" fo:font-size="10pt" fo:font-weight="normal" officeooo:rsid="0031dcb0" officeooo:paragraph-rsid="0031dcb0"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style:text-position="0% 100%" style:font-name="Open Sans" fo:font-size="10pt" fo:font-weight="normal" officeooo:rsid="0031dcb0" officeooo:paragraph-rsid="0033767e"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style:text-position="0% 100%" style:font-name="Open Sans" fo:font-size="10pt" fo:font-weight="normal" officeooo:rsid="0033767e" officeooo:paragraph-rsid="0033767e"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style:text-position="0% 100%" style:font-name="Open Sans" fo:font-size="10pt" fo:font-weight="normal" officeooo:rsid="0034d34c" officeooo:paragraph-rsid="0034d34c"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style:text-position="0% 100%" style:font-name="Open Sans" fo:font-size="10pt" fo:font-weight="bold" officeooo:rsid="0031dcb0" officeooo:paragraph-rsid="0031dcb0" style:font-size-asian="10pt" style:font-weight-asian="bold" style:font-size-complex="10pt" style:font-weight-complex="bold"/>
    </style:style>
    <style:style style:name="P43" style:family="paragraph" style:parent-style-name="Standard">
      <style:paragraph-properties fo:text-align="justify" style:justify-single-word="false"/>
      <style:text-properties style:text-position="0% 100%" style:font-name="Open Sans" fo:font-size="10pt" fo:font-weight="bold" officeooo:rsid="0033767e" officeooo:paragraph-rsid="0031dcb0" style:font-size-asian="10pt" style:font-weight-asian="bold" style:font-size-complex="10pt" style:font-weight-complex="bold"/>
    </style:style>
    <style:style style:name="P44" style:family="paragraph" style:parent-style-name="Standard">
      <style:paragraph-properties fo:text-align="justify" style:justify-single-word="false"/>
      <style:text-properties style:text-position="super 58%" style:font-name="Open Sans" fo:font-size="10pt" officeooo:rsid="001ff137" officeooo:paragraph-rsid="0026a105" style:font-size-asian="10pt" style:font-size-complex="10pt"/>
    </style:style>
    <style:style style:name="P45" style:family="paragraph" style:parent-style-name="Standard">
      <style:paragraph-properties fo:text-align="justify" style:justify-single-word="false"/>
      <style:text-properties officeooo:rsid="00035a85" officeooo:paragraph-rsid="0026a105"/>
    </style:style>
    <style:style style:name="P46" style:family="paragraph" style:parent-style-name="Standard">
      <style:paragraph-properties fo:text-align="justify" style:justify-single-word="false"/>
      <style:text-properties officeooo:rsid="0011e8d7" officeooo:paragraph-rsid="0026a105"/>
    </style:style>
    <style:style style:name="P47" style:family="paragraph" style:parent-style-name="Standard">
      <style:paragraph-properties fo:text-align="justify" style:justify-single-word="false"/>
      <style:text-properties officeooo:rsid="001284c1" officeooo:paragraph-rsid="0026a105"/>
    </style:style>
    <style:style style:name="P48" style:family="paragraph" style:parent-style-name="Standard">
      <style:text-properties officeooo:paragraph-rsid="003922b7"/>
    </style:style>
    <style:style style:name="P49" style:family="paragraph" style:parent-style-name="Table_20_Contents">
      <style:paragraph-properties fo:text-align="justify" style:justify-single-word="false"/>
      <style:text-properties style:font-name="Open Sans" fo:font-size="10pt" officeooo:rsid="00366ce3" style:font-size-asian="10pt" style:font-size-complex="10pt"/>
    </style:style>
    <style:style style:name="P50" style:family="paragraph" style:parent-style-name="Table_20_Contents">
      <style:paragraph-properties fo:text-align="justify" style:justify-single-word="false"/>
      <style:text-properties style:font-name="Open Sans" fo:font-size="10pt" officeooo:rsid="00366ce3" officeooo:paragraph-rsid="00366ce3" style:font-size-asian="10pt" style:font-size-complex="10pt"/>
    </style:style>
    <style:style style:name="P51" style:family="paragraph" style:parent-style-name="Table_20_Contents">
      <style:paragraph-properties fo:text-align="justify" style:justify-single-word="false"/>
      <style:text-properties style:font-name="Open Sans" fo:font-size="10pt" officeooo:rsid="00366ce3" officeooo:paragraph-rsid="003922b7" style:font-size-asian="10pt" style:font-size-complex="10pt"/>
    </style:style>
    <style:style style:name="P52"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style:font-size-asian="10pt" style:font-size-complex="10pt"/>
    </style:style>
    <style:style style:name="P53"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366ce3" style:font-size-asian="10pt" style:font-size-complex="10pt"/>
    </style:style>
    <style:style style:name="P54"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3922b7" style:font-size-asian="10pt" style:font-size-complex="10pt"/>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3922b7"/>
    </style:style>
    <style:style style:name="P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3922b7" style:font-size-asian="10pt" style:font-size-complex="10pt"/>
    </style:style>
    <style:style style:name="P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922b7" officeooo:paragraph-rsid="003922b7"/>
    </style:style>
    <style:style style:name="P58" style:family="paragraph" style:parent-style-name="Standard" style:list-style-name="L1">
      <style:paragraph-properties fo:text-align="start" style:justify-single-word="false"/>
      <style:text-properties style:font-name="Open Sans1" fo:font-size="10pt" style:text-underline-style="none" officeooo:rsid="000bc816" officeooo:paragraph-rsid="00366ce3" style:font-size-asian="10pt" style:font-size-complex="10pt"/>
    </style:style>
    <style:style style:name="P59" style:family="paragraph" style:parent-style-name="Standard" style:list-style-name="L1">
      <style:paragraph-properties fo:text-align="start" style:justify-single-word="false"/>
      <style:text-properties style:font-name="Open Sans1" fo:font-size="10pt" style:text-underline-style="none" officeooo:rsid="000bc816" officeooo:paragraph-rsid="003922b7" style:font-size-asian="10pt" style:font-size-complex="10pt"/>
    </style:style>
    <style:style style:name="P60" style:family="paragraph" style:parent-style-name="Standard" style:list-style-name="L1">
      <style:paragraph-properties fo:text-align="start" style:justify-single-word="false"/>
      <style:text-properties style:font-name="Open Sans1" fo:font-size="10pt" style:text-underline-style="none" officeooo:rsid="000e38c1" officeooo:paragraph-rsid="0037ee48" style:font-size-asian="10pt" style:font-size-complex="10pt"/>
    </style:style>
    <style:style style:name="P61" style:family="paragraph" style:parent-style-name="Standard" style:list-style-name="L1">
      <style:paragraph-properties fo:text-align="start" style:justify-single-word="false"/>
      <style:text-properties style:font-name="Open Sans1" fo:font-size="10pt" style:text-underline-style="none" officeooo:rsid="000e38c1" officeooo:paragraph-rsid="00366ce3" style:font-size-asian="10pt" style:font-size-complex="10pt"/>
    </style:style>
    <style:style style:name="P62" style:family="paragraph" style:parent-style-name="Standard" style:list-style-name="L1">
      <style:paragraph-properties fo:text-align="start" style:justify-single-word="false"/>
      <style:text-properties style:font-name="Open Sans1" fo:font-size="10pt" style:text-underline-style="none" officeooo:rsid="000e38c1" officeooo:paragraph-rsid="003922b7" style:font-size-asian="10pt" style:font-size-complex="10pt"/>
    </style:style>
    <style:style style:name="P63" style:family="paragraph" style:parent-style-name="Standard" style:list-style-name="L30">
      <loext:graphic-properties draw:fill="none"/>
      <style:paragraph-properties fo:text-align="start" style:justify-single-word="false" fo:background-color="transparent"/>
      <style:text-properties style:font-name="Open Sans1" fo:font-size="10pt" style:text-underline-style="none" officeooo:rsid="000dbace" officeooo:paragraph-rsid="003922b7" style:font-size-asian="10pt" style:font-size-complex="10pt"/>
    </style:style>
    <style:style style:name="P64" style:family="paragraph" style:parent-style-name="Standard" style:list-style-name="L33">
      <loext:graphic-properties draw:fill="none"/>
      <style:paragraph-properties fo:text-align="start" style:justify-single-word="false" fo:background-color="transparent"/>
      <style:text-properties style:font-name="Open Sans1" fo:font-size="10pt" style:text-underline-style="none" officeooo:rsid="000dbace" officeooo:paragraph-rsid="003922b7" style:font-size-asian="10pt" style:font-size-complex="10pt"/>
    </style:style>
    <style:style style:name="P65" style:family="paragraph" style:parent-style-name="Standard" style:list-style-name="L36">
      <loext:graphic-properties draw:fill="none"/>
      <style:paragraph-properties fo:text-align="start" style:justify-single-word="false" fo:background-color="transparent"/>
      <style:text-properties style:font-name="Open Sans1" fo:font-size="10pt" style:text-underline-style="none" officeooo:rsid="000dbace" officeooo:paragraph-rsid="003922b7" style:font-size-asian="10pt" style:font-size-complex="10pt"/>
    </style:style>
    <style:style style:name="P66" style:family="paragraph" style:parent-style-name="Standard" style:list-style-name="L39">
      <loext:graphic-properties draw:fill="none"/>
      <style:paragraph-properties fo:text-align="start" style:justify-single-word="false" fo:background-color="transparent"/>
      <style:text-properties style:font-name="Open Sans1" fo:font-size="10pt" style:text-underline-style="none" officeooo:rsid="000dbace" officeooo:paragraph-rsid="003922b7" style:font-size-asian="10pt" style:font-size-complex="10pt"/>
    </style:style>
    <style:style style:name="P67" style:family="paragraph" style:parent-style-name="Standard" style:list-style-name="L42">
      <loext:graphic-properties draw:fill="none"/>
      <style:paragraph-properties fo:text-align="start" style:justify-single-word="false" fo:background-color="transparent"/>
      <style:text-properties style:font-name="Open Sans1" fo:font-size="10pt" style:text-underline-style="none" officeooo:rsid="000dbace" officeooo:paragraph-rsid="003922b7" style:font-size-asian="10pt" style:font-size-complex="10pt"/>
    </style:style>
    <style:style style:name="P68" style:family="paragraph" style:parent-style-name="Standard" style:list-style-name="L45">
      <loext:graphic-properties draw:fill="none"/>
      <style:paragraph-properties fo:text-align="start" style:justify-single-word="false" fo:background-color="transparent"/>
      <style:text-properties style:font-name="Open Sans1" fo:font-size="10pt" style:text-underline-style="none" officeooo:rsid="000dbace" officeooo:paragraph-rsid="003922b7" style:font-size-asian="10pt" style:font-size-complex="10pt"/>
    </style:style>
    <style:style style:name="P69" style:family="paragraph" style:parent-style-name="Standard" style:list-style-name="L48">
      <loext:graphic-properties draw:fill="none"/>
      <style:paragraph-properties fo:text-align="start" style:justify-single-word="false" fo:background-color="transparent"/>
      <style:text-properties style:font-name="Open Sans1" fo:font-size="10pt" style:text-underline-style="none" officeooo:rsid="000dbace" officeooo:paragraph-rsid="003922b7" style:font-size-asian="10pt" style:font-size-complex="10pt"/>
    </style:style>
    <style:style style:name="P70" style:family="paragraph" style:parent-style-name="Standard" style:list-style-name="L51">
      <loext:graphic-properties draw:fill="none"/>
      <style:paragraph-properties fo:text-align="start" style:justify-single-word="false" fo:background-color="transparent"/>
      <style:text-properties style:font-name="Open Sans1" fo:font-size="10pt" style:text-underline-style="none" officeooo:rsid="000dbace" officeooo:paragraph-rsid="003922b7" style:font-size-asian="10pt" style:font-size-complex="10pt"/>
    </style:style>
    <style:style style:name="P71" style:family="paragraph" style:parent-style-name="Standard" style:list-style-name="L54">
      <loext:graphic-properties draw:fill="none"/>
      <style:paragraph-properties fo:text-align="start" style:justify-single-word="false" fo:background-color="transparent"/>
      <style:text-properties style:font-name="Open Sans1" fo:font-size="10pt" style:text-underline-style="none" officeooo:rsid="000dbace" officeooo:paragraph-rsid="003922b7" style:font-size-asian="10pt" style:font-size-complex="10pt"/>
    </style:style>
    <style:style style:name="P72" style:family="paragraph" style:parent-style-name="Standard" style:list-style-name="L31">
      <loext:graphic-properties draw:fill="none"/>
      <style:paragraph-properties fo:text-align="start" style:justify-single-word="false" fo:background-color="transparent"/>
      <style:text-properties style:font-name="Open Sans1" fo:font-size="10pt" style:text-underline-style="none" officeooo:rsid="0037ee48" officeooo:paragraph-rsid="003922b7" style:font-size-asian="10pt" style:font-size-complex="10pt"/>
    </style:style>
    <style:style style:name="P73" style:family="paragraph" style:parent-style-name="Standard" style:list-style-name="L34">
      <loext:graphic-properties draw:fill="none"/>
      <style:paragraph-properties fo:text-align="start" style:justify-single-word="false" fo:background-color="transparent"/>
      <style:text-properties style:font-name="Open Sans1" fo:font-size="10pt" style:text-underline-style="none" officeooo:rsid="0037ee48" officeooo:paragraph-rsid="003922b7" style:font-size-asian="10pt" style:font-size-complex="10pt"/>
    </style:style>
    <style:style style:name="P74" style:family="paragraph" style:parent-style-name="Standard" style:list-style-name="L37">
      <loext:graphic-properties draw:fill="none"/>
      <style:paragraph-properties fo:text-align="start" style:justify-single-word="false" fo:background-color="transparent"/>
      <style:text-properties style:font-name="Open Sans1" fo:font-size="10pt" style:text-underline-style="none" officeooo:rsid="0037ee48" officeooo:paragraph-rsid="003922b7" style:font-size-asian="10pt" style:font-size-complex="10pt"/>
    </style:style>
    <style:style style:name="P75" style:family="paragraph" style:parent-style-name="Standard" style:list-style-name="L40">
      <loext:graphic-properties draw:fill="none"/>
      <style:paragraph-properties fo:text-align="start" style:justify-single-word="false" fo:background-color="transparent"/>
      <style:text-properties style:font-name="Open Sans1" fo:font-size="10pt" style:text-underline-style="none" officeooo:rsid="0037ee48" officeooo:paragraph-rsid="003922b7" style:font-size-asian="10pt" style:font-size-complex="10pt"/>
    </style:style>
    <style:style style:name="P76" style:family="paragraph" style:parent-style-name="Standard" style:list-style-name="L43">
      <loext:graphic-properties draw:fill="none"/>
      <style:paragraph-properties fo:text-align="start" style:justify-single-word="false" fo:background-color="transparent"/>
      <style:text-properties style:font-name="Open Sans1" fo:font-size="10pt" style:text-underline-style="none" officeooo:rsid="0037ee48" officeooo:paragraph-rsid="003922b7" style:font-size-asian="10pt" style:font-size-complex="10pt"/>
    </style:style>
    <style:style style:name="P77" style:family="paragraph" style:parent-style-name="Standard" style:list-style-name="L46">
      <loext:graphic-properties draw:fill="none"/>
      <style:paragraph-properties fo:text-align="start" style:justify-single-word="false" fo:background-color="transparent"/>
      <style:text-properties style:font-name="Open Sans1" fo:font-size="10pt" style:text-underline-style="none" officeooo:rsid="0037ee48" officeooo:paragraph-rsid="003922b7" style:font-size-asian="10pt" style:font-size-complex="10pt"/>
    </style:style>
    <style:style style:name="P78" style:family="paragraph" style:parent-style-name="Standard" style:list-style-name="L49">
      <loext:graphic-properties draw:fill="none"/>
      <style:paragraph-properties fo:text-align="start" style:justify-single-word="false" fo:background-color="transparent"/>
      <style:text-properties style:font-name="Open Sans1" fo:font-size="10pt" style:text-underline-style="none" officeooo:rsid="0037ee48" officeooo:paragraph-rsid="003922b7" style:font-size-asian="10pt" style:font-size-complex="10pt"/>
    </style:style>
    <style:style style:name="P79" style:family="paragraph" style:parent-style-name="Standard" style:list-style-name="L52">
      <loext:graphic-properties draw:fill="none"/>
      <style:paragraph-properties fo:text-align="start" style:justify-single-word="false" fo:background-color="transparent"/>
      <style:text-properties style:font-name="Open Sans1" fo:font-size="10pt" style:text-underline-style="none" officeooo:rsid="0037ee48" officeooo:paragraph-rsid="003922b7" style:font-size-asian="10pt" style:font-size-complex="10pt"/>
    </style:style>
    <style:style style:name="P80" style:family="paragraph" style:parent-style-name="Standard" style:list-style-name="L55">
      <loext:graphic-properties draw:fill="none"/>
      <style:paragraph-properties fo:text-align="start" style:justify-single-word="false" fo:background-color="transparent"/>
      <style:text-properties style:font-name="Open Sans1" fo:font-size="10pt" style:text-underline-style="none" officeooo:rsid="0037ee48" officeooo:paragraph-rsid="003922b7" style:font-size-asian="10pt" style:font-size-complex="10pt"/>
    </style:style>
    <style:style style:name="P81" style:family="paragraph" style:parent-style-name="Standard" style:list-style-name="L34">
      <loext:graphic-properties draw:fill="none"/>
      <style:paragraph-properties fo:text-align="start" style:justify-single-word="false" fo:background-color="transparent"/>
      <style:text-properties style:font-name="Open Sans1" fo:font-size="10pt" style:text-underline-style="none" officeooo:rsid="0008aa6f" officeooo:paragraph-rsid="003922b7" style:font-size-asian="10pt" style:font-size-complex="10pt"/>
    </style:style>
    <style:style style:name="P82" style:family="paragraph" style:parent-style-name="Standard" style:list-style-name="L37">
      <loext:graphic-properties draw:fill="none"/>
      <style:paragraph-properties fo:text-align="start" style:justify-single-word="false" fo:background-color="transparent"/>
      <style:text-properties style:font-name="Open Sans1" fo:font-size="10pt" style:text-underline-style="none" officeooo:rsid="0008aa6f" officeooo:paragraph-rsid="003922b7" style:font-size-asian="10pt" style:font-size-complex="10pt"/>
    </style:style>
    <style:style style:name="P83" style:family="paragraph" style:parent-style-name="Standard" style:list-style-name="L40">
      <loext:graphic-properties draw:fill="none"/>
      <style:paragraph-properties fo:text-align="start" style:justify-single-word="false" fo:background-color="transparent"/>
      <style:text-properties style:font-name="Open Sans1" fo:font-size="10pt" style:text-underline-style="none" officeooo:rsid="0008aa6f" officeooo:paragraph-rsid="003922b7" style:font-size-asian="10pt" style:font-size-complex="10pt"/>
    </style:style>
    <style:style style:name="P84" style:family="paragraph" style:parent-style-name="Standard" style:list-style-name="L43">
      <loext:graphic-properties draw:fill="none"/>
      <style:paragraph-properties fo:text-align="start" style:justify-single-word="false" fo:background-color="transparent"/>
      <style:text-properties style:font-name="Open Sans1" fo:font-size="10pt" style:text-underline-style="none" officeooo:rsid="0008aa6f" officeooo:paragraph-rsid="003922b7" style:font-size-asian="10pt" style:font-size-complex="10pt"/>
    </style:style>
    <style:style style:name="P85" style:family="paragraph" style:parent-style-name="Standard" style:list-style-name="L46">
      <loext:graphic-properties draw:fill="none"/>
      <style:paragraph-properties fo:text-align="start" style:justify-single-word="false" fo:background-color="transparent"/>
      <style:text-properties style:font-name="Open Sans1" fo:font-size="10pt" style:text-underline-style="none" officeooo:rsid="0008aa6f" officeooo:paragraph-rsid="003922b7" style:font-size-asian="10pt" style:font-size-complex="10pt"/>
    </style:style>
    <style:style style:name="P86" style:family="paragraph" style:parent-style-name="Standard" style:list-style-name="L49">
      <loext:graphic-properties draw:fill="none"/>
      <style:paragraph-properties fo:text-align="start" style:justify-single-word="false" fo:background-color="transparent"/>
      <style:text-properties style:font-name="Open Sans1" fo:font-size="10pt" style:text-underline-style="none" officeooo:rsid="0008aa6f" officeooo:paragraph-rsid="003922b7" style:font-size-asian="10pt" style:font-size-complex="10pt"/>
    </style:style>
    <style:style style:name="P87" style:family="paragraph" style:parent-style-name="Standard" style:list-style-name="L52">
      <loext:graphic-properties draw:fill="none"/>
      <style:paragraph-properties fo:text-align="start" style:justify-single-word="false" fo:background-color="transparent"/>
      <style:text-properties style:font-name="Open Sans1" fo:font-size="10pt" style:text-underline-style="none" officeooo:rsid="0008aa6f" officeooo:paragraph-rsid="003922b7" style:font-size-asian="10pt" style:font-size-complex="10pt"/>
    </style:style>
    <style:style style:name="P88" style:family="paragraph" style:parent-style-name="Standard" style:list-style-name="L55">
      <loext:graphic-properties draw:fill="none"/>
      <style:paragraph-properties fo:text-align="start" style:justify-single-word="false" fo:background-color="transparent"/>
      <style:text-properties style:font-name="Open Sans1" fo:font-size="10pt" style:text-underline-style="none" officeooo:rsid="0008aa6f" officeooo:paragraph-rsid="003922b7" style:font-size-asian="10pt" style:font-size-complex="10pt"/>
    </style:style>
    <style:style style:name="P89" style:family="paragraph" style:parent-style-name="Standard">
      <style:paragraph-properties fo:text-align="start" style:justify-single-word="false"/>
      <style:text-properties style:font-name="Open Sans1" fo:font-size="10pt" style:text-underline-style="none" officeooo:rsid="0011ef8b" officeooo:paragraph-rsid="003922b7" style:font-size-asian="10pt" style:font-size-complex="10pt"/>
    </style:style>
    <style:style style:name="P90" style:family="paragraph" style:parent-style-name="Standard">
      <style:paragraph-properties fo:text-align="start" style:justify-single-word="false"/>
      <style:text-properties style:font-name="Open Sans1" fo:font-size="10pt" style:text-underline-style="none" officeooo:rsid="0011ef8b" officeooo:paragraph-rsid="005b568f" style:font-size-asian="10pt" style:font-size-complex="10pt"/>
    </style:style>
    <style:style style:name="P91" style:family="paragraph" style:parent-style-name="Standard" style:list-style-name="L58">
      <style:paragraph-properties fo:text-align="start" style:justify-single-word="false"/>
      <style:text-properties style:font-name="Open Sans1" fo:font-size="10pt" style:text-underline-style="none" officeooo:rsid="00079129" officeooo:paragraph-rsid="0042d7d3" style:font-size-asian="10pt" style:font-size-complex="10pt"/>
    </style:style>
    <style:style style:name="P92" style:family="paragraph" style:parent-style-name="Standard">
      <style:paragraph-properties fo:text-align="start" style:justify-single-word="false"/>
      <style:text-properties style:font-name="Open Sans1" fo:font-size="10pt" style:text-underline-style="none" officeooo:rsid="000645a6" officeooo:paragraph-rsid="00455221" style:font-size-asian="10pt" style:font-size-complex="10pt"/>
    </style:style>
    <style:style style:name="P93" style:family="paragraph" style:parent-style-name="Standard">
      <style:paragraph-properties fo:text-align="start" style:justify-single-word="false"/>
      <style:text-properties style:font-name="Open Sans1" fo:font-size="10pt" style:text-underline-style="none" officeooo:rsid="000645a6" officeooo:paragraph-rsid="00887b15" style:font-size-asian="10pt" style:font-size-complex="10pt"/>
    </style:style>
    <style:style style:name="P94" style:family="paragraph" style:parent-style-name="Standard" style:list-style-name="L59">
      <style:paragraph-properties fo:text-align="start" style:justify-single-word="false"/>
      <style:text-properties style:font-name="Open Sans1" fo:font-size="10pt" style:text-underline-style="none" officeooo:rsid="000a3588" officeooo:paragraph-rsid="004b18ff" style:font-size-asian="10pt" style:font-size-complex="10pt"/>
    </style:style>
    <style:style style:name="P95" style:family="paragraph" style:parent-style-name="Standard">
      <style:paragraph-properties fo:text-align="start" style:justify-single-word="false"/>
      <style:text-properties style:font-name="Open Sans1" fo:font-size="10pt" style:text-underline-style="none" officeooo:rsid="000b4d4f" officeooo:paragraph-rsid="0051a22b" style:font-size-asian="10pt" style:font-size-complex="10pt"/>
    </style:style>
    <style:style style:name="P96" style:family="paragraph" style:parent-style-name="Standard" style:list-style-name="L62">
      <style:paragraph-properties fo:text-align="start" style:justify-single-word="false"/>
      <style:text-properties style:font-name="Open Sans1" fo:font-size="10pt" style:text-underline-style="none" officeooo:rsid="00628b5d" officeooo:paragraph-rsid="005e0437" style:font-size-asian="10pt" style:font-size-complex="10pt"/>
    </style:style>
    <style:style style:name="P97" style:family="paragraph" style:parent-style-name="Standard" style:list-style-name="L63">
      <style:paragraph-properties fo:text-align="start" style:justify-single-word="false"/>
      <style:text-properties style:font-name="Open Sans1" fo:font-size="10pt" style:text-underline-style="none" officeooo:rsid="00236f9c" officeooo:paragraph-rsid="006d289c" style:font-size-asian="10pt" style:font-size-complex="10pt"/>
    </style:style>
    <style:style style:name="P98" style:family="paragraph" style:parent-style-name="Standard" style:list-style-name="L63">
      <style:paragraph-properties fo:text-align="start" style:justify-single-word="false"/>
      <style:text-properties style:font-name="Open Sans1" fo:font-size="10pt" style:text-underline-style="none" officeooo:rsid="0018aa07" officeooo:paragraph-rsid="006d289c" style:font-size-asian="10pt" style:font-size-complex="10pt"/>
    </style:style>
    <style:style style:name="P99" style:family="paragraph" style:parent-style-name="Standard" style:list-style-name="L63">
      <style:paragraph-properties fo:text-align="start" style:justify-single-word="false"/>
      <style:text-properties style:font-name="Open Sans1" fo:font-size="10pt" style:text-underline-style="none" officeooo:rsid="001ee39b" officeooo:paragraph-rsid="006d289c" style:font-size-asian="10pt" style:font-size-complex="10pt"/>
    </style:style>
    <style:style style:name="P100" style:family="paragraph" style:parent-style-name="Standard">
      <style:paragraph-properties fo:text-align="start" style:justify-single-word="false"/>
      <style:text-properties style:font-name="Open Sans1" fo:font-size="10pt" style:text-underline-style="none" officeooo:rsid="000b286e" officeooo:paragraph-rsid="0075603c" style:font-size-asian="10pt" style:font-size-complex="10pt"/>
    </style:style>
    <style:style style:name="P101" style:family="paragraph" style:parent-style-name="Standard">
      <style:paragraph-properties fo:text-align="start" style:justify-single-word="false"/>
      <style:text-properties style:font-name="Open Sans1" fo:font-size="10pt" style:text-underline-style="none" officeooo:rsid="000b286e" officeooo:paragraph-rsid="0091e048" style:font-size-asian="10pt" style:font-size-complex="10pt"/>
    </style:style>
    <style:style style:name="P102" style:family="paragraph" style:parent-style-name="Standard" style:list-style-name="L65">
      <style:paragraph-properties fo:text-align="start" style:justify-single-word="false"/>
      <style:text-properties style:font-name="Open Sans1" fo:font-size="10pt" style:text-underline-style="none" officeooo:rsid="000e8a29" officeooo:paragraph-rsid="007ac07a" style:font-size-asian="10pt" style:font-size-complex="10pt"/>
    </style:style>
    <style:style style:name="P103" style:family="paragraph" style:parent-style-name="Standard" style:list-style-name="L65">
      <style:paragraph-properties fo:text-align="start" style:justify-single-word="false"/>
      <style:text-properties style:font-name="Open Sans1" fo:font-size="10pt" style:text-underline-style="none" officeooo:rsid="00179538" officeooo:paragraph-rsid="007ac07a" style:font-size-asian="10pt" style:font-size-complex="10pt"/>
    </style:style>
    <style:style style:name="P104" style:family="paragraph" style:parent-style-name="Standard">
      <style:paragraph-properties fo:text-align="start" style:justify-single-word="false"/>
      <style:text-properties style:font-name="Open Sans1" fo:font-size="10pt" style:text-underline-style="none" officeooo:rsid="000ff0dc" officeooo:paragraph-rsid="0081ad71" style:font-size-asian="10pt" style:font-size-complex="10pt"/>
    </style:style>
    <style:style style:name="P105" style:family="paragraph" style:parent-style-name="Standard" style:list-style-name="L67">
      <style:paragraph-properties fo:text-align="start" style:justify-single-word="false"/>
      <style:text-properties style:font-name="Open Sans1" fo:font-size="10pt" style:text-underline-style="none" officeooo:rsid="000acc92" officeooo:paragraph-rsid="00857672" style:font-size-asian="10pt" style:font-size-complex="10pt"/>
    </style:style>
    <style:style style:name="P106" style:family="paragraph" style:parent-style-name="Standard" style:list-style-name="L67">
      <style:paragraph-properties fo:text-align="start" style:justify-single-word="false"/>
      <style:text-properties style:font-name="Open Sans1" fo:font-size="10pt" style:text-underline-style="none" officeooo:rsid="000bf902" officeooo:paragraph-rsid="00857672" style:font-size-asian="10pt" style:font-size-complex="10pt"/>
    </style:style>
    <style:style style:name="P107" style:family="paragraph" style:parent-style-name="Standard" style:list-style-name="L67">
      <style:paragraph-properties fo:text-align="start" style:justify-single-word="false"/>
      <style:text-properties style:font-name="Open Sans1" fo:font-size="10pt" style:text-underline-style="none" officeooo:rsid="00156bcc" officeooo:paragraph-rsid="00857672" style:font-size-asian="10pt" style:font-size-complex="10pt"/>
    </style:style>
    <style:style style:name="P108" style:family="paragraph" style:parent-style-name="Standard" style:list-style-name="L69">
      <style:paragraph-properties fo:text-align="start" style:justify-single-word="false"/>
      <style:text-properties style:font-name="Open Sans1" fo:font-size="10pt" style:text-underline-style="none" officeooo:rsid="0018b64e" officeooo:paragraph-rsid="008b735a" style:font-size-asian="10pt" style:font-size-complex="10pt"/>
    </style:style>
    <style:style style:name="P109" style:family="paragraph" style:parent-style-name="Standard" style:list-style-name="L69">
      <style:paragraph-properties fo:text-align="start" style:justify-single-word="false"/>
      <style:text-properties style:font-name="Open Sans1" fo:font-size="10pt" style:text-underline-style="none" officeooo:rsid="00190e39" officeooo:paragraph-rsid="008b735a" style:font-size-asian="10pt" style:font-size-complex="10pt"/>
    </style:style>
    <style:style style:name="P110" style:family="paragraph" style:parent-style-name="Standard">
      <style:paragraph-properties fo:text-align="start" style:justify-single-word="false"/>
      <style:text-properties style:font-name="Open Sans1" fo:font-size="10pt" officeooo:rsid="000645a6" officeooo:paragraph-rsid="00414c0a" style:font-size-asian="10pt" style:font-size-complex="10pt"/>
    </style:style>
    <style:style style:name="P111" style:family="paragraph" style:parent-style-name="Standard">
      <style:paragraph-properties fo:text-align="start" style:justify-single-word="false"/>
      <style:text-properties style:font-name="Open Sans1" fo:font-size="10pt" officeooo:rsid="000645a6" officeooo:paragraph-rsid="0042cdbf" style:font-size-asian="10pt" style:font-size-complex="10pt"/>
    </style:style>
    <style:style style:name="P112" style:family="paragraph" style:parent-style-name="Standard">
      <style:paragraph-properties fo:text-align="start" style:justify-single-word="false"/>
      <style:text-properties style:font-name="Open Sans1" fo:font-size="10pt" officeooo:rsid="000645a6" officeooo:paragraph-rsid="00482923" style:font-size-asian="10pt" style:font-size-complex="10pt"/>
    </style:style>
    <style:style style:name="P113" style:family="paragraph" style:parent-style-name="Standard">
      <style:paragraph-properties fo:text-align="start" style:justify-single-word="false"/>
      <style:text-properties style:font-name="Open Sans1" fo:font-size="10pt" officeooo:rsid="000645a6" officeooo:paragraph-rsid="005c88b7" style:font-size-asian="10pt" style:font-size-complex="10pt"/>
    </style:style>
    <style:style style:name="P114" style:family="paragraph" style:parent-style-name="Standard">
      <style:paragraph-properties fo:text-align="start" style:justify-single-word="false"/>
      <style:text-properties style:font-name="Open Sans1" fo:font-size="10pt" officeooo:rsid="000645a6" officeooo:paragraph-rsid="006a7c09" style:font-size-asian="10pt" style:font-size-complex="10pt"/>
    </style:style>
    <style:style style:name="P115" style:family="paragraph" style:parent-style-name="Standard">
      <style:paragraph-properties fo:text-align="start" style:justify-single-word="false"/>
      <style:text-properties style:font-name="Open Sans1" fo:font-size="10pt" officeooo:rsid="000645a6" officeooo:paragraph-rsid="006bcf74" style:font-size-asian="10pt" style:font-size-complex="10pt"/>
    </style:style>
    <style:style style:name="P116" style:family="paragraph" style:parent-style-name="Standard">
      <style:paragraph-properties fo:text-align="start" style:justify-single-word="false"/>
      <style:text-properties style:font-name="Open Sans1" fo:font-size="10pt" officeooo:rsid="000645a6" officeooo:paragraph-rsid="0079f078" style:font-size-asian="10pt" style:font-size-complex="10pt"/>
    </style:style>
    <style:style style:name="P117" style:family="paragraph" style:parent-style-name="Standard">
      <style:paragraph-properties fo:text-align="start" style:justify-single-word="false"/>
      <style:text-properties style:font-name="Open Sans1" fo:font-size="10pt" officeooo:rsid="000645a6" officeooo:paragraph-rsid="007aa177" style:font-size-asian="10pt" style:font-size-complex="10pt"/>
    </style:style>
    <style:style style:name="P118" style:family="paragraph" style:parent-style-name="Standard">
      <style:paragraph-properties fo:text-align="start" style:justify-single-word="false"/>
      <style:text-properties style:font-name="Open Sans1" fo:font-size="10pt" officeooo:rsid="000645a6" officeooo:paragraph-rsid="00833248" style:font-size-asian="10pt" style:font-size-complex="10pt"/>
    </style:style>
    <style:style style:name="P119" style:family="paragraph" style:parent-style-name="Standard">
      <style:paragraph-properties fo:text-align="start" style:justify-single-word="false"/>
      <style:text-properties style:font-name="Open Sans1" fo:font-size="10pt" officeooo:rsid="000645a6" officeooo:paragraph-rsid="0083eb61" style:font-size-asian="10pt" style:font-size-complex="10pt"/>
    </style:style>
    <style:style style:name="P120" style:family="paragraph" style:parent-style-name="Standard">
      <style:paragraph-properties fo:text-align="start" style:justify-single-word="false"/>
      <style:text-properties style:font-name="Open Sans1" fo:font-size="10pt" officeooo:rsid="000645a6" officeooo:paragraph-rsid="00857672" style:font-size-asian="10pt" style:font-size-complex="10pt"/>
    </style:style>
    <style:style style:name="P121" style:family="paragraph" style:parent-style-name="Standard">
      <style:paragraph-properties fo:text-align="start" style:justify-single-word="false"/>
      <style:text-properties style:font-name="Open Sans1" fo:font-size="10pt" officeooo:rsid="000645a6" officeooo:paragraph-rsid="008aad50" style:font-size-asian="10pt" style:font-size-complex="10pt"/>
    </style:style>
    <style:style style:name="P122" style:family="paragraph" style:parent-style-name="Standard">
      <style:paragraph-properties fo:text-align="start" style:justify-single-word="false"/>
      <style:text-properties style:font-name="Open Sans1" fo:font-size="10pt" officeooo:rsid="000645a6" officeooo:paragraph-rsid="008b0a7f" style:font-size-asian="10pt" style:font-size-complex="10pt"/>
    </style:style>
    <style:style style:name="P123" style:family="paragraph" style:parent-style-name="Standard">
      <style:paragraph-properties fo:text-align="start" style:justify-single-word="false"/>
      <style:text-properties style:font-name="Open Sans1" fo:font-size="10pt" officeooo:rsid="000645a6" officeooo:paragraph-rsid="0094564a" style:font-size-asian="10pt" style:font-size-complex="10pt"/>
    </style:style>
    <style:style style:name="P124" style:family="paragraph" style:parent-style-name="Standard">
      <style:paragraph-properties fo:text-align="start" style:justify-single-word="false"/>
      <style:text-properties style:font-name="Open Sans1" fo:font-size="10pt" officeooo:rsid="000645a6" officeooo:paragraph-rsid="0094f889" style:font-size-asian="10pt" style:font-size-complex="10pt"/>
    </style:style>
    <style:style style:name="P125" style:family="paragraph" style:parent-style-name="Standard">
      <style:paragraph-properties fo:text-align="start" style:justify-single-word="false"/>
      <style:text-properties style:font-name="Open Sans1" fo:font-size="10pt" officeooo:rsid="006e6c2d" officeooo:paragraph-rsid="006e6c2d" style:font-size-asian="10pt" style:font-size-complex="10pt"/>
    </style:style>
    <style:style style:name="P126" style:family="paragraph" style:parent-style-name="Standard">
      <style:paragraph-properties fo:text-align="start" style:justify-single-word="false"/>
      <style:text-properties style:font-name="Open Sans1" fo:font-size="10pt" style:text-underline-style="solid" style:text-underline-width="auto" style:text-underline-color="font-color" officeooo:rsid="000645a6" officeooo:paragraph-rsid="00513e40" style:font-size-asian="10pt" style:font-size-complex="10pt"/>
    </style:style>
    <style:style style:name="P127" style:family="paragraph" style:parent-style-name="Standard">
      <style:paragraph-properties fo:text-align="start" style:justify-single-word="false"/>
      <style:text-properties officeooo:paragraph-rsid="00493254"/>
    </style:style>
    <style:style style:name="P128" style:family="paragraph" style:parent-style-name="Standard">
      <style:paragraph-properties fo:text-align="start" style:justify-single-word="false"/>
      <style:text-properties officeooo:paragraph-rsid="005c88b7"/>
    </style:style>
    <style:style style:name="P129" style:family="paragraph" style:parent-style-name="Standard">
      <style:paragraph-properties fo:text-align="start" style:justify-single-word="false"/>
      <style:text-properties officeooo:paragraph-rsid="006a7c09"/>
    </style:style>
    <style:style style:name="P130" style:family="paragraph" style:parent-style-name="Standard">
      <style:paragraph-properties fo:text-align="start" style:justify-single-word="false"/>
      <style:text-properties officeooo:paragraph-rsid="006bcf74"/>
    </style:style>
    <style:style style:name="P131" style:family="paragraph" style:parent-style-name="Standard" style:list-style-name="L69">
      <style:paragraph-properties fo:text-align="start" style:justify-single-word="false"/>
      <style:text-properties officeooo:paragraph-rsid="008b735a"/>
    </style:style>
    <style:style style:name="P132" style:family="paragraph" style:parent-style-name="Standard">
      <style:paragraph-properties fo:text-align="start" style:justify-single-word="false"/>
      <style:text-properties style:font-name="Open Sans" fo:font-size="10pt" officeooo:rsid="00366ce3" officeooo:paragraph-rsid="0042cdbf" style:font-size-asian="10pt" style:font-size-complex="10pt"/>
    </style:style>
    <style:style style:name="P133" style:family="paragraph" style:parent-style-name="Standard">
      <style:paragraph-properties fo:text-align="start" style:justify-single-word="false"/>
      <style:text-properties style:font-name="Open Sans" fo:font-size="10pt" officeooo:rsid="00366ce3" officeooo:paragraph-rsid="005c88b7" style:font-size-asian="10pt" style:font-size-complex="10pt"/>
    </style:style>
    <style:style style:name="P134" style:family="paragraph" style:parent-style-name="Standard">
      <style:paragraph-properties fo:text-align="start" style:justify-single-word="false"/>
      <style:text-properties style:font-name="Open Sans" fo:font-size="10pt" officeooo:rsid="00366ce3" officeooo:paragraph-rsid="007aa177" style:font-size-asian="10pt" style:font-size-complex="10pt"/>
    </style:style>
    <style:style style:name="P135" style:family="paragraph" style:parent-style-name="Standard">
      <style:paragraph-properties fo:text-align="start" style:justify-single-word="false"/>
      <style:text-properties style:font-name="Open Sans" fo:font-size="10pt" officeooo:rsid="00366ce3" officeooo:paragraph-rsid="008b0a7f" style:font-size-asian="10pt" style:font-size-complex="10pt"/>
    </style:style>
    <style:style style:name="P136" style:family="paragraph" style:parent-style-name="Standard">
      <style:paragraph-properties fo:text-align="start" style:justify-single-word="false"/>
      <style:text-properties style:font-name="Open Sans" fo:font-size="10pt" officeooo:rsid="00366ce3" officeooo:paragraph-rsid="0094f889" style:font-size-asian="10pt" style:font-size-complex="10pt"/>
    </style:style>
    <style:style style:name="P137" style:family="paragraph" style:parent-style-name="Standard">
      <style:text-properties style:font-name="Open Sans" fo:font-size="10pt" officeooo:rsid="00366ce3" officeooo:paragraph-rsid="008a1787" style:font-size-asian="10pt" style:font-size-complex="10pt"/>
    </style:style>
    <style:style style:name="P138" style:family="paragraph" style:parent-style-name="Standard">
      <style:text-properties style:font-name="Open Sans" fo:font-size="10pt" officeooo:rsid="00366ce3" officeooo:paragraph-rsid="0094564a" style:font-size-asian="10pt" style:font-size-complex="10pt"/>
    </style:style>
    <style:style style:name="P139" style:family="paragraph" style:parent-style-name="Standard">
      <style:text-properties style:font-name="Open Sans" fo:font-size="10pt" officeooo:rsid="0051b0ba" officeooo:paragraph-rsid="0051b0ba" style:font-size-asian="10pt" style:font-size-complex="10pt"/>
    </style:style>
    <style:style style:name="P140" style:family="paragraph" style:parent-style-name="Standard">
      <style:text-properties style:font-name="Open Sans" fo:font-size="10pt" officeooo:rsid="005c88b7" officeooo:paragraph-rsid="005c88b7" style:font-size-asian="10pt" style:font-size-complex="10pt"/>
    </style:style>
    <style:style style:name="P141" style:family="paragraph" style:parent-style-name="Standard">
      <style:text-properties style:font-name="Open Sans" fo:font-size="10pt" officeooo:rsid="00690615" officeooo:paragraph-rsid="00690615" style:font-size-asian="10pt" style:font-size-complex="10pt"/>
    </style:style>
    <style:style style:name="P142" style:family="paragraph" style:parent-style-name="Standard">
      <style:text-properties style:font-name="Open Sans" fo:font-size="10pt" officeooo:rsid="007924cc" officeooo:paragraph-rsid="007924cc" style:font-size-asian="10pt" style:font-size-complex="10pt"/>
    </style:style>
    <style:style style:name="P143" style:family="paragraph" style:parent-style-name="Standard">
      <style:text-properties style:font-name="Open Sans" fo:font-size="10pt" officeooo:rsid="008311b9" officeooo:paragraph-rsid="008311b9" style:font-size-asian="10pt" style:font-size-complex="10pt"/>
    </style:style>
    <style:style style:name="P144" style:family="paragraph" style:parent-style-name="Standard">
      <style:paragraph-properties fo:text-align="start" style:justify-single-word="false"/>
      <style:text-properties style:font-name="Open Sans" fo:font-size="10pt" style:text-underline-style="solid" style:text-underline-width="auto" style:text-underline-color="font-color" officeooo:rsid="005ec6b8" officeooo:paragraph-rsid="005ec6b8" style:font-size-asian="10pt" style:font-size-complex="10pt"/>
    </style:style>
    <style:style style:name="P145" style:family="paragraph" style:parent-style-name="Standard" style:list-style-name="L32">
      <loext:graphic-properties draw:fill="none"/>
      <style:paragraph-properties fo:text-align="start" style:justify-single-word="false" fo:background-color="transparent" text:number-lines="false" text:line-number="0">
        <style:tab-stops>
          <style:tab-stop style:position="0.688cm"/>
          <style:tab-stop style:position="1.482cm"/>
        </style:tab-stops>
      </style:paragraph-properties>
      <style:text-properties style:font-name="Open Sans1" fo:font-size="10pt" style:text-underline-style="none" officeooo:rsid="00366ce3" officeooo:paragraph-rsid="003922b7" style:font-size-asian="10pt" style:font-size-complex="10pt"/>
    </style:style>
    <style:style style:name="P146" style:family="paragraph" style:parent-style-name="Standard" style:list-style-name="L35">
      <loext:graphic-properties draw:fill="none"/>
      <style:paragraph-properties fo:text-align="start" style:justify-single-word="false" fo:background-color="transparent" text:number-lines="false" text:line-number="0">
        <style:tab-stops>
          <style:tab-stop style:position="0.688cm"/>
          <style:tab-stop style:position="1.482cm"/>
        </style:tab-stops>
      </style:paragraph-properties>
      <style:text-properties style:font-name="Open Sans1" fo:font-size="10pt" style:text-underline-style="none" officeooo:rsid="00366ce3" officeooo:paragraph-rsid="003922b7" style:font-size-asian="10pt" style:font-size-complex="10pt"/>
    </style:style>
    <style:style style:name="P147" style:family="paragraph" style:parent-style-name="Standard" style:list-style-name="L38">
      <loext:graphic-properties draw:fill="none"/>
      <style:paragraph-properties fo:text-align="start" style:justify-single-word="false" fo:background-color="transparent" text:number-lines="false" text:line-number="0">
        <style:tab-stops>
          <style:tab-stop style:position="0.688cm"/>
          <style:tab-stop style:position="1.482cm"/>
        </style:tab-stops>
      </style:paragraph-properties>
      <style:text-properties style:font-name="Open Sans1" fo:font-size="10pt" style:text-underline-style="none" officeooo:rsid="00366ce3" officeooo:paragraph-rsid="003922b7" style:font-size-asian="10pt" style:font-size-complex="10pt"/>
    </style:style>
    <style:style style:name="P148" style:family="paragraph" style:parent-style-name="Standard" style:list-style-name="L41">
      <loext:graphic-properties draw:fill="none"/>
      <style:paragraph-properties fo:text-align="start" style:justify-single-word="false" fo:background-color="transparent" text:number-lines="false" text:line-number="0">
        <style:tab-stops>
          <style:tab-stop style:position="0.688cm"/>
          <style:tab-stop style:position="1.482cm"/>
        </style:tab-stops>
      </style:paragraph-properties>
      <style:text-properties style:font-name="Open Sans1" fo:font-size="10pt" style:text-underline-style="none" officeooo:rsid="00366ce3" officeooo:paragraph-rsid="003922b7" style:font-size-asian="10pt" style:font-size-complex="10pt"/>
    </style:style>
    <style:style style:name="P149" style:family="paragraph" style:parent-style-name="Standard" style:list-style-name="L44">
      <loext:graphic-properties draw:fill="none"/>
      <style:paragraph-properties fo:text-align="start" style:justify-single-word="false" fo:background-color="transparent" text:number-lines="false" text:line-number="0">
        <style:tab-stops>
          <style:tab-stop style:position="0.688cm"/>
          <style:tab-stop style:position="1.482cm"/>
        </style:tab-stops>
      </style:paragraph-properties>
      <style:text-properties style:font-name="Open Sans1" fo:font-size="10pt" style:text-underline-style="none" officeooo:rsid="00366ce3" officeooo:paragraph-rsid="003922b7" style:font-size-asian="10pt" style:font-size-complex="10pt"/>
    </style:style>
    <style:style style:name="P150" style:family="paragraph" style:parent-style-name="Standard" style:list-style-name="L47">
      <loext:graphic-properties draw:fill="none"/>
      <style:paragraph-properties fo:text-align="start" style:justify-single-word="false" fo:background-color="transparent" text:number-lines="false" text:line-number="0">
        <style:tab-stops>
          <style:tab-stop style:position="0.688cm"/>
          <style:tab-stop style:position="1.482cm"/>
        </style:tab-stops>
      </style:paragraph-properties>
      <style:text-properties style:font-name="Open Sans1" fo:font-size="10pt" style:text-underline-style="none" officeooo:rsid="00366ce3" officeooo:paragraph-rsid="003922b7" style:font-size-asian="10pt" style:font-size-complex="10pt"/>
    </style:style>
    <style:style style:name="P151" style:family="paragraph" style:parent-style-name="Standard" style:list-style-name="L50">
      <loext:graphic-properties draw:fill="none"/>
      <style:paragraph-properties fo:text-align="start" style:justify-single-word="false" fo:background-color="transparent" text:number-lines="false" text:line-number="0">
        <style:tab-stops>
          <style:tab-stop style:position="0.688cm"/>
          <style:tab-stop style:position="1.482cm"/>
        </style:tab-stops>
      </style:paragraph-properties>
      <style:text-properties style:font-name="Open Sans1" fo:font-size="10pt" style:text-underline-style="none" officeooo:rsid="00366ce3" officeooo:paragraph-rsid="003922b7" style:font-size-asian="10pt" style:font-size-complex="10pt"/>
    </style:style>
    <style:style style:name="P152" style:family="paragraph" style:parent-style-name="Standard" style:list-style-name="L53">
      <loext:graphic-properties draw:fill="none"/>
      <style:paragraph-properties fo:text-align="start" style:justify-single-word="false" fo:background-color="transparent" text:number-lines="false" text:line-number="0">
        <style:tab-stops>
          <style:tab-stop style:position="0.688cm"/>
          <style:tab-stop style:position="1.482cm"/>
        </style:tab-stops>
      </style:paragraph-properties>
      <style:text-properties style:font-name="Open Sans1" fo:font-size="10pt" style:text-underline-style="none" officeooo:rsid="00366ce3" officeooo:paragraph-rsid="003922b7" style:font-size-asian="10pt" style:font-size-complex="10pt"/>
    </style:style>
    <style:style style:name="P153" style:family="paragraph" style:parent-style-name="Standard" style:list-style-name="L30" style:master-page-name="">
      <loext:graphic-properties draw:fill="none"/>
      <style:paragraph-properties fo:text-align="start" style:justify-single-word="false" style:page-number="auto" fo:background-color="transparent"/>
      <style:text-properties style:font-name="Open Sans1" fo:font-size="10pt" style:text-underline-style="none" officeooo:rsid="000bc816" officeooo:paragraph-rsid="003922b7" style:font-size-asian="10pt" style:font-size-complex="10pt"/>
    </style:style>
    <style:style style:name="P154" style:family="paragraph" style:parent-style-name="Standard" style:list-style-name="L33" style:master-page-name="">
      <loext:graphic-properties draw:fill="none"/>
      <style:paragraph-properties fo:text-align="start" style:justify-single-word="false" style:page-number="auto" fo:background-color="transparent"/>
      <style:text-properties style:font-name="Open Sans1" fo:font-size="10pt" style:text-underline-style="none" officeooo:rsid="000bc816" officeooo:paragraph-rsid="003922b7" style:font-size-asian="10pt" style:font-size-complex="10pt"/>
    </style:style>
    <style:style style:name="P155" style:family="paragraph" style:parent-style-name="Standard" style:list-style-name="L36" style:master-page-name="">
      <loext:graphic-properties draw:fill="none"/>
      <style:paragraph-properties fo:text-align="start" style:justify-single-word="false" style:page-number="auto" fo:background-color="transparent"/>
      <style:text-properties style:font-name="Open Sans1" fo:font-size="10pt" style:text-underline-style="none" officeooo:rsid="000bc816" officeooo:paragraph-rsid="003922b7" style:font-size-asian="10pt" style:font-size-complex="10pt"/>
    </style:style>
    <style:style style:name="P156" style:family="paragraph" style:parent-style-name="Standard" style:list-style-name="L39" style:master-page-name="">
      <loext:graphic-properties draw:fill="none"/>
      <style:paragraph-properties fo:text-align="start" style:justify-single-word="false" style:page-number="auto" fo:background-color="transparent"/>
      <style:text-properties style:font-name="Open Sans1" fo:font-size="10pt" style:text-underline-style="none" officeooo:rsid="000bc816" officeooo:paragraph-rsid="003922b7" style:font-size-asian="10pt" style:font-size-complex="10pt"/>
    </style:style>
    <style:style style:name="P157" style:family="paragraph" style:parent-style-name="Standard" style:list-style-name="L42" style:master-page-name="">
      <loext:graphic-properties draw:fill="none"/>
      <style:paragraph-properties fo:text-align="start" style:justify-single-word="false" style:page-number="auto" fo:background-color="transparent"/>
      <style:text-properties style:font-name="Open Sans1" fo:font-size="10pt" style:text-underline-style="none" officeooo:rsid="000bc816" officeooo:paragraph-rsid="003922b7" style:font-size-asian="10pt" style:font-size-complex="10pt"/>
    </style:style>
    <style:style style:name="P158" style:family="paragraph" style:parent-style-name="Standard" style:list-style-name="L45" style:master-page-name="">
      <loext:graphic-properties draw:fill="none"/>
      <style:paragraph-properties fo:text-align="start" style:justify-single-word="false" style:page-number="auto" fo:background-color="transparent"/>
      <style:text-properties style:font-name="Open Sans1" fo:font-size="10pt" style:text-underline-style="none" officeooo:rsid="000bc816" officeooo:paragraph-rsid="003922b7" style:font-size-asian="10pt" style:font-size-complex="10pt"/>
    </style:style>
    <style:style style:name="P159" style:family="paragraph" style:parent-style-name="Standard" style:list-style-name="L48" style:master-page-name="">
      <loext:graphic-properties draw:fill="none"/>
      <style:paragraph-properties fo:text-align="start" style:justify-single-word="false" style:page-number="auto" fo:background-color="transparent"/>
      <style:text-properties style:font-name="Open Sans1" fo:font-size="10pt" style:text-underline-style="none" officeooo:rsid="000bc816" officeooo:paragraph-rsid="003922b7" style:font-size-asian="10pt" style:font-size-complex="10pt"/>
    </style:style>
    <style:style style:name="P160" style:family="paragraph" style:parent-style-name="Standard" style:list-style-name="L51" style:master-page-name="">
      <loext:graphic-properties draw:fill="none"/>
      <style:paragraph-properties fo:text-align="start" style:justify-single-word="false" style:page-number="auto" fo:background-color="transparent"/>
      <style:text-properties style:font-name="Open Sans1" fo:font-size="10pt" style:text-underline-style="none" officeooo:rsid="000bc816" officeooo:paragraph-rsid="003922b7" style:font-size-asian="10pt" style:font-size-complex="10pt"/>
    </style:style>
    <style:style style:name="P161" style:family="paragraph" style:parent-style-name="Standard" style:list-style-name="L54" style:master-page-name="">
      <loext:graphic-properties draw:fill="none"/>
      <style:paragraph-properties fo:text-align="start" style:justify-single-word="false" style:page-number="auto" fo:background-color="transparent"/>
      <style:text-properties style:font-name="Open Sans1" fo:font-size="10pt" style:text-underline-style="none" officeooo:rsid="000bc816" officeooo:paragraph-rsid="003922b7" style:font-size-asian="10pt" style:font-size-complex="10pt"/>
    </style:style>
    <style:style style:name="P16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style:font-name="Open Sans1" fo:font-size="10pt" style:text-underline-style="none" officeooo:rsid="000b4c79" officeooo:paragraph-rsid="00972ec2" style:font-size-asian="10pt" style:font-size-complex="10pt"/>
    </style:style>
    <style:style style:name="P16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1ee39b" officeooo:paragraph-rsid="0076d877" style:font-size-asian="10pt" style:font-size-complex="10pt"/>
    </style:style>
    <style:style style:name="P16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09cm"/>
        </style:tab-stops>
      </style:paragraph-properties>
      <style:text-properties style:font-name="Open Sans1" fo:font-size="10pt" officeooo:rsid="000b4c79" officeooo:paragraph-rsid="00972ec2" style:font-size-asian="10pt" style:font-size-complex="10pt"/>
    </style:style>
    <style:style style:name="P165"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34d3c2" officeooo:paragraph-rsid="005ec3c1" style:font-size-asian="10pt" style:font-size-complex="10pt"/>
    </style:style>
    <style:style style:name="P166"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20ec02" officeooo:paragraph-rsid="006f9aab" style:font-size-asian="10pt" style:font-size-complex="10pt"/>
    </style:style>
    <style:style style:name="P167"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8aa07" officeooo:paragraph-rsid="006f9aab" style:font-size-asian="10pt" style:font-size-complex="10pt"/>
    </style:style>
    <style:style style:name="P168"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c8a79" officeooo:paragraph-rsid="0071628c" style:font-size-asian="10pt" style:font-size-complex="10pt"/>
    </style:style>
    <style:style style:name="P169"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207b79" officeooo:paragraph-rsid="0073c8de" style:font-size-asian="10pt" style:font-size-complex="10pt"/>
    </style:style>
    <style:style style:name="P170"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0e8a29" officeooo:paragraph-rsid="007ca9ed" style:font-size-asian="10pt" style:font-size-complex="10pt"/>
    </style:style>
    <style:style style:name="P171" style:family="paragraph" style:parent-style-name="Standard" style:list-style-name="L70">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90e39" officeooo:paragraph-rsid="0094f889" style:font-size-asian="10pt" style:font-size-complex="10pt"/>
    </style:style>
    <style:style style:name="P172"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officeooo:paragraph-rsid="00958e11" style:font-size-asian="10pt" style:font-size-complex="10pt"/>
    </style:style>
    <style:style style:name="P173"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officeooo:paragraph-rsid="00958e11"/>
    </style:style>
    <style:style style:name="P174"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0a3588" officeooo:paragraph-rsid="004ec99c" style:font-size-asian="10pt" style:font-size-complex="10pt"/>
    </style:style>
    <style:style style:name="P175" style:family="paragraph" style:parent-style-name="Standard">
      <loext:graphic-properties draw:fill="none"/>
      <style:paragraph-properties fo:margin-left="0.6cm" fo:margin-right="0cm" fo:margin-top="0cm" fo:margin-bottom="0cm" loext:contextual-spacing="false" fo:line-height="100%" fo:text-align="start" style:justify-single-word="false" fo:text-indent="0cm" style:auto-text-indent="false" fo:background-color="transparent"/>
      <style:text-properties style:font-name="Open Sans1" fo:font-size="10pt" style:text-underline-style="none" officeooo:rsid="000cf3d9" officeooo:paragraph-rsid="005489a7" style:font-size-asian="10pt" style:font-size-complex="10pt"/>
    </style:style>
    <style:style style:name="P176" style:family="paragraph" style:parent-style-name="Standard" style:master-page-name="">
      <loext:graphic-properties draw:fill="none"/>
      <style:paragraph-properties fo:margin-left="0.6cm" fo:margin-right="0cm" fo:margin-top="0cm" fo:margin-bottom="0cm" loext:contextual-spacing="false" fo:line-height="100%" fo:text-align="start" style:justify-single-word="false" fo:text-indent="0cm" style:auto-text-indent="false" style:page-number="auto" fo:background-color="transparent"/>
      <style:text-properties style:font-name="Open Sans1" fo:font-size="10pt" style:text-underline-style="none" officeooo:rsid="0007af2a" officeooo:paragraph-rsid="005489a7" style:font-size-asian="10pt" style:font-size-complex="10pt"/>
    </style:style>
    <style:style style:name="P177"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0d7ac3" officeooo:paragraph-rsid="005ec3c1" style:font-size-asian="10pt" style:font-size-complex="10pt"/>
    </style:style>
    <style:style style:name="P178"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officeooo:paragraph-rsid="005ec3c1"/>
    </style:style>
    <style:style style:name="P179"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officeooo:paragraph-rsid="005ec3c1"/>
    </style:style>
    <style:style style:name="P180"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cde17" officeooo:paragraph-rsid="00628b5d" style:font-size-asian="10pt" style:font-size-complex="10pt"/>
    </style:style>
    <style:style style:name="P181"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aa07" officeooo:paragraph-rsid="006f9aab" style:font-size-asian="10pt" style:font-size-complex="10pt"/>
    </style:style>
    <style:style style:name="P182"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c8a79" officeooo:paragraph-rsid="0071628c" style:font-size-asian="10pt" style:font-size-complex="10pt"/>
    </style:style>
    <style:style style:name="P183"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0f3dbc" officeooo:paragraph-rsid="00874814" style:font-size-asian="10pt" style:font-size-complex="10pt"/>
    </style:style>
    <style:style style:name="P184" style:family="paragraph" style:parent-style-name="Standard" style:list-style-name="L70"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90e39" officeooo:paragraph-rsid="0094f889" style:font-size-asian="10pt" style:font-size-complex="10pt"/>
    </style:style>
    <style:style style:name="P18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47140"/>
    </style:style>
    <style:style style:name="P18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96acb2"/>
    </style:style>
    <style:style style:name="P18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513e40" style:font-size-asian="10pt" style:font-size-complex="10pt"/>
    </style:style>
    <style:style style:name="P18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72c505" style:font-size-asian="10pt" style:font-size-complex="10pt"/>
    </style:style>
    <style:style style:name="P18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81aaba" style:font-size-asian="10pt" style:font-size-complex="10pt"/>
    </style:style>
    <style:style style:name="P19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87f5c0" style:font-size-asian="10pt" style:font-size-complex="10pt"/>
    </style:style>
    <style:style style:name="P19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90483c" style:font-size-asian="10pt" style:font-size-complex="10pt"/>
    </style:style>
    <style:style style:name="P1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447140" style:font-size-asian="10pt" style:font-size-complex="10pt"/>
    </style:style>
    <style:style style:name="P1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513e40" style:font-size-asian="10pt" style:font-size-complex="10pt"/>
    </style:style>
    <style:style style:name="P19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72c505" style:font-size-asian="10pt" style:font-size-complex="10pt"/>
    </style:style>
    <style:style style:name="P19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81aaba" style:font-size-asian="10pt" style:font-size-complex="10pt"/>
    </style:style>
    <style:style style:name="P1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87f5c0" style:font-size-asian="10pt" style:font-size-complex="10pt"/>
    </style:style>
    <style:style style:name="P19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90483c" style:font-size-asian="10pt" style:font-size-complex="10pt"/>
    </style:style>
    <style:style style:name="P1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96acb2" style:font-size-asian="10pt" style:font-size-complex="10pt"/>
    </style:style>
    <style:style style:name="P19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135c3b" officeooo:paragraph-rsid="0087f5c0" style:font-size-asian="10pt" style:font-size-complex="10pt"/>
    </style:style>
    <style:style style:name="P20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e467d" officeooo:paragraph-rsid="0096acb2" style:font-size-asian="10pt" style:font-size-complex="10pt"/>
    </style:style>
    <style:style style:name="P2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447140"/>
    </style:style>
    <style:style style:name="P20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81aaba"/>
    </style:style>
    <style:style style:name="P20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96acb2"/>
    </style:style>
    <style:style style:name="P204"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officeooo:paragraph-rsid="0057110e"/>
    </style:style>
    <style:style style:name="P205"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officeooo:paragraph-rsid="0057110e"/>
    </style:style>
    <style:style style:name="P206" style:family="paragraph" style:parent-style-name="Standard">
      <style:paragraph-properties fo:margin-top="0cm" fo:margin-bottom="0cm" loext:contextual-spacing="false" fo:line-height="100%" fo:text-align="start" style:justify-single-word="false"/>
      <style:text-properties style:font-name="Open Sans1" fo:font-size="10pt" officeooo:rsid="000645a6" officeooo:paragraph-rsid="0052941e" style:font-size-asian="10pt" style:font-size-complex="10pt"/>
    </style:style>
    <style:style style:name="P207" style:family="paragraph" style:parent-style-name="Standard">
      <style:paragraph-properties fo:margin-top="0cm" fo:margin-bottom="0cm" loext:contextual-spacing="false" fo:line-height="100%" fo:text-align="start" style:justify-single-word="false"/>
      <style:text-properties style:font-name="Open Sans1" fo:font-size="10pt" officeooo:rsid="000645a6" officeooo:paragraph-rsid="005373de" style:font-size-asian="10pt" style:font-size-complex="10pt"/>
    </style:style>
    <style:style style:name="P208" style:family="paragraph" style:parent-style-name="Standard" style:list-style-name="L61">
      <style:paragraph-properties fo:margin-top="0cm" fo:margin-bottom="0cm" loext:contextual-spacing="false" fo:line-height="100%" fo:text-align="start" style:justify-single-word="false"/>
      <style:text-properties style:font-name="Open Sans1" fo:font-size="10pt" style:text-underline-style="none" officeooo:rsid="00074581" officeooo:paragraph-rsid="005489a7" style:font-size-asian="10pt" style:font-size-complex="10pt"/>
    </style:style>
    <style:style style:name="P209" style:family="paragraph" style:parent-style-name="Standard" style:list-style-name="L61">
      <style:paragraph-properties fo:margin-top="0cm" fo:margin-bottom="0cm" loext:contextual-spacing="false" fo:line-height="100%" fo:text-align="start" style:justify-single-word="false"/>
      <style:text-properties style:font-name="Open Sans1" fo:font-size="10pt" style:text-underline-style="none" officeooo:rsid="000cf3d9" officeooo:paragraph-rsid="005489a7" style:font-size-asian="10pt" style:font-size-complex="10pt"/>
    </style:style>
    <style:style style:name="P210" style:family="paragraph" style:parent-style-name="Standard" style:list-style-name="L61">
      <style:paragraph-properties fo:margin-top="0cm" fo:margin-bottom="0cm" loext:contextual-spacing="false" fo:line-height="100%" fo:text-align="start" style:justify-single-word="false"/>
      <style:text-properties style:font-name="Open Sans1" fo:font-size="10pt" style:text-underline-style="none" officeooo:rsid="0058a58e" officeooo:paragraph-rsid="005489a7" style:font-size-asian="10pt" style:font-size-complex="10pt"/>
    </style:style>
    <style:style style:name="P211" style:family="paragraph" style:parent-style-name="Standard">
      <style:paragraph-properties fo:margin-top="0cm" fo:margin-bottom="0cm" loext:contextual-spacing="false" fo:line-height="100%" fo:text-align="start" style:justify-single-word="false"/>
      <style:text-properties officeooo:paragraph-rsid="0052941e"/>
    </style:style>
    <style:style style:name="P212" style:family="paragraph" style:parent-style-name="Table_20_Contents" style:list-style-name="L29">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13" style:family="paragraph" style:parent-style-name="Table_20_Contents" style:list-style-name="L30">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14" style:family="paragraph" style:parent-style-name="Table_20_Contents" style:list-style-name="L32">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15" style:family="paragraph" style:parent-style-name="Table_20_Contents" style:list-style-name="L33">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16" style:family="paragraph" style:parent-style-name="Table_20_Contents" style:list-style-name="L35">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17" style:family="paragraph" style:parent-style-name="Table_20_Contents" style:list-style-name="L36">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18" style:family="paragraph" style:parent-style-name="Table_20_Contents" style:list-style-name="L38">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19" style:family="paragraph" style:parent-style-name="Table_20_Contents" style:list-style-name="L39">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20" style:family="paragraph" style:parent-style-name="Table_20_Contents" style:list-style-name="L41">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21" style:family="paragraph" style:parent-style-name="Table_20_Contents" style:list-style-name="L42">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22" style:family="paragraph" style:parent-style-name="Table_20_Contents" style:list-style-name="L44">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23" style:family="paragraph" style:parent-style-name="Table_20_Contents" style:list-style-name="L45">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24" style:family="paragraph" style:parent-style-name="Table_20_Contents" style:list-style-name="L47">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25" style:family="paragraph" style:parent-style-name="Table_20_Contents" style:list-style-name="L48">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26" style:family="paragraph" style:parent-style-name="Table_20_Contents" style:list-style-name="L50">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27" style:family="paragraph" style:parent-style-name="Table_20_Contents" style:list-style-name="L51">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28" style:family="paragraph" style:parent-style-name="Table_20_Contents" style:list-style-name="L53">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29" style:family="paragraph" style:parent-style-name="Table_20_Contents" style:list-style-name="L54">
      <style:paragraph-properties fo:text-align="justify" style:justify-single-word="false"/>
      <style:text-properties style:font-name="Open Sans" fo:font-size="10pt" style:text-underline-style="solid" style:text-underline-width="auto" style:text-underline-color="font-color" officeooo:rsid="0037ee48" officeooo:paragraph-rsid="003922b7" style:font-size-asian="10pt" style:font-size-complex="10pt"/>
    </style:style>
    <style:style style:name="P230"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3ea457" style:font-size-asian="10pt" style:font-size-complex="10pt"/>
    </style:style>
    <style:style style:name="P231"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42d7d3" style:font-size-asian="10pt" style:font-size-complex="10pt"/>
    </style:style>
    <style:style style:name="P232"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43f2bb" style:font-size-asian="10pt" style:font-size-complex="10pt"/>
    </style:style>
    <style:style style:name="P233"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4b18ff" style:font-size-asian="10pt" style:font-size-complex="10pt"/>
    </style:style>
    <style:style style:name="P234"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4ec99c" style:font-size-asian="10pt" style:font-size-complex="10pt"/>
    </style:style>
    <style:style style:name="P235"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5489a7" style:font-size-asian="10pt" style:font-size-complex="10pt"/>
    </style:style>
    <style:style style:name="P236"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57110e" style:font-size-asian="10pt" style:font-size-complex="10pt"/>
    </style:style>
    <style:style style:name="P237"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5e0437" style:font-size-asian="10pt" style:font-size-complex="10pt"/>
    </style:style>
    <style:style style:name="P238"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5ec3c1" style:font-size-asian="10pt" style:font-size-complex="10pt"/>
    </style:style>
    <style:style style:name="P239"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6d289c" style:font-size-asian="10pt" style:font-size-complex="10pt"/>
    </style:style>
    <style:style style:name="P240"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6f9aab" style:font-size-asian="10pt" style:font-size-complex="10pt"/>
    </style:style>
    <style:style style:name="P241"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71628c" style:font-size-asian="10pt" style:font-size-complex="10pt"/>
    </style:style>
    <style:style style:name="P242"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7ac07a" style:font-size-asian="10pt" style:font-size-complex="10pt"/>
    </style:style>
    <style:style style:name="P243"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800466" style:font-size-asian="10pt" style:font-size-complex="10pt"/>
    </style:style>
    <style:style style:name="P244"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857672" style:font-size-asian="10pt" style:font-size-complex="10pt"/>
    </style:style>
    <style:style style:name="P245"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874814" style:font-size-asian="10pt" style:font-size-complex="10pt"/>
    </style:style>
    <style:style style:name="P246"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8b735a" style:font-size-asian="10pt" style:font-size-complex="10pt"/>
    </style:style>
    <style:style style:name="P247"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8cec21" style:font-size-asian="10pt" style:font-size-complex="10pt"/>
    </style:style>
    <style:style style:name="P248"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8e6f43" style:font-size-asian="10pt" style:font-size-complex="10pt"/>
    </style:style>
    <style:style style:name="P249"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94f889" style:font-size-asian="10pt" style:font-size-complex="10pt"/>
    </style:style>
    <style:style style:name="P250"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958e11" style:font-size-asian="10pt" style:font-size-complex="10pt"/>
    </style:style>
    <style:style style:name="P251"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5ec6b8" officeooo:paragraph-rsid="005ec6b8" style:font-size-asian="10pt" style:font-size-complex="10pt"/>
    </style:style>
    <style:style style:name="P252"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5ec6b8" officeooo:paragraph-rsid="0076d877" style:font-size-asian="10pt" style:font-size-complex="10pt"/>
    </style:style>
    <style:style style:name="P253"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5ec6b8" officeooo:paragraph-rsid="00972ec2" style:font-size-asian="10pt" style:font-size-complex="10pt"/>
    </style:style>
    <style:style style:name="P254" style:family="paragraph" style:parent-style-name="Table_20_Contents">
      <style:paragraph-properties fo:text-align="justify" style:justify-single-word="false"/>
      <style:text-properties style:font-name="Open Sans" fo:font-size="10pt" officeooo:rsid="00366ce3" officeooo:paragraph-rsid="00408929" style:font-size-asian="10pt" style:font-size-complex="10pt"/>
    </style:style>
    <style:style style:name="P255" style:family="paragraph" style:parent-style-name="Table_20_Contents">
      <style:paragraph-properties fo:text-align="justify" style:justify-single-word="false"/>
      <style:text-properties style:font-name="Open Sans" fo:font-size="10pt" officeooo:rsid="00366ce3" officeooo:paragraph-rsid="003922b7" style:font-size-asian="10pt" style:font-size-complex="10pt"/>
    </style:style>
    <style:style style:name="P256" style:family="paragraph" style:parent-style-name="Table_20_Contents">
      <style:paragraph-properties fo:text-align="justify" style:justify-single-word="false"/>
      <style:text-properties style:font-name="Open Sans" fo:font-size="10pt" officeooo:rsid="00366ce3" officeooo:paragraph-rsid="008aad50" style:font-size-asian="10pt" style:font-size-complex="10pt"/>
    </style:style>
    <style:style style:name="P257" style:family="paragraph" style:parent-style-name="Table_20_Contents">
      <style:paragraph-properties fo:text-align="justify" style:justify-single-word="false"/>
      <style:text-properties officeooo:paragraph-rsid="007ca9ed"/>
    </style:style>
    <style:style style:name="P258" style:family="paragraph" style:parent-style-name="Table_20_Contents" style:list-style-name="L67">
      <style:paragraph-properties fo:text-align="justify" style:justify-single-word="false"/>
      <style:text-properties officeooo:paragraph-rsid="00857672"/>
    </style:style>
    <style:style style:name="P259" style:family="paragraph" style:parent-style-name="Table_20_Contents" style:list-style-name="L58">
      <style:paragraph-properties fo:text-align="justify" style:justify-single-word="false"/>
      <style:text-properties style:font-name="Open Sans1" fo:font-size="10pt" style:text-underline-style="none" officeooo:rsid="0009902f" officeooo:paragraph-rsid="0042d7d3" style:font-size-asian="10pt" style:font-size-complex="10pt"/>
    </style:style>
    <style:style style:name="P260" style:family="paragraph" style:parent-style-name="Table_20_Contents" style:list-style-name="L59">
      <style:paragraph-properties fo:text-align="justify" style:justify-single-word="false"/>
      <style:text-properties style:font-name="Open Sans1" fo:font-size="10pt" style:text-underline-style="none" officeooo:rsid="000a3588" officeooo:paragraph-rsid="004b18ff" style:font-size-asian="10pt" style:font-size-complex="10pt"/>
    </style:style>
    <style:style style:name="P261" style:family="paragraph" style:parent-style-name="Table_20_Contents">
      <style:paragraph-properties fo:text-align="justify" style:justify-single-word="false"/>
      <style:text-properties style:font-name="Open Sans1" fo:font-size="10pt" style:text-underline-style="none" officeooo:rsid="000645a6" officeooo:paragraph-rsid="0057110e" style:font-size-asian="10pt" style:font-size-complex="10pt"/>
    </style:style>
    <style:style style:name="P262" style:family="paragraph" style:parent-style-name="Table_20_Contents">
      <style:paragraph-properties fo:text-align="justify" style:justify-single-word="false"/>
      <style:text-properties style:font-name="Open Sans1" fo:font-size="10pt" style:text-underline-style="none" officeooo:rsid="000645a6" officeooo:paragraph-rsid="005ec3c1" style:font-size-asian="10pt" style:font-size-complex="10pt"/>
    </style:style>
    <style:style style:name="P263" style:family="paragraph" style:parent-style-name="Table_20_Contents" style:list-style-name="L62">
      <style:paragraph-properties fo:text-align="justify" style:justify-single-word="false"/>
      <style:text-properties style:font-name="Open Sans1" fo:font-size="10pt" style:text-underline-style="none" officeooo:rsid="00628b5d" officeooo:paragraph-rsid="005e0437" style:font-size-asian="10pt" style:font-size-complex="10pt"/>
    </style:style>
    <style:style style:name="P264" style:family="paragraph" style:parent-style-name="Table_20_Contents" style:list-style-name="L63">
      <style:paragraph-properties fo:text-align="justify" style:justify-single-word="false"/>
      <style:text-properties style:font-name="Open Sans1" fo:font-size="10pt" style:text-underline-style="none" officeooo:rsid="001cebfa" officeooo:paragraph-rsid="006d289c" style:font-size-asian="10pt" style:font-size-complex="10pt"/>
    </style:style>
    <style:style style:name="P265" style:family="paragraph" style:parent-style-name="Table_20_Contents">
      <style:paragraph-properties fo:text-align="justify" style:justify-single-word="false"/>
      <style:text-properties style:font-name="Open Sans1" fo:font-size="10pt" style:text-underline-style="none" officeooo:rsid="000e467d" officeooo:paragraph-rsid="0072c505" style:font-size-asian="10pt" style:font-size-complex="10pt"/>
    </style:style>
    <style:style style:name="P266" style:family="paragraph" style:parent-style-name="Table_20_Contents">
      <style:paragraph-properties fo:text-align="justify" style:justify-single-word="false"/>
      <style:text-properties style:font-name="Open Sans1" fo:font-size="10pt" style:text-underline-style="none" officeooo:rsid="000e467d" officeooo:paragraph-rsid="0090483c" style:font-size-asian="10pt" style:font-size-complex="10pt"/>
    </style:style>
    <style:style style:name="P267" style:family="paragraph" style:parent-style-name="Table_20_Contents" style:list-style-name="L65">
      <style:paragraph-properties fo:text-align="justify" style:justify-single-word="false"/>
      <style:text-properties style:font-name="Open Sans1" fo:font-size="10pt" style:text-underline-style="none" officeooo:rsid="00179538" officeooo:paragraph-rsid="007be365" style:font-size-asian="10pt" style:font-size-complex="10pt"/>
    </style:style>
    <style:style style:name="P268" style:family="paragraph" style:parent-style-name="Table_20_Contents">
      <style:paragraph-properties fo:text-align="justify" style:justify-single-word="false"/>
      <style:text-properties style:font-name="Open Sans1" fo:font-size="10pt" style:text-underline-style="none" officeooo:rsid="000e8a29" officeooo:paragraph-rsid="0081aaba" style:font-size-asian="10pt" style:font-size-complex="10pt"/>
    </style:style>
    <style:style style:name="P269" style:family="paragraph" style:parent-style-name="Table_20_Contents">
      <style:paragraph-properties fo:text-align="justify" style:justify-single-word="false"/>
      <style:text-properties style:font-name="Open Sans1" fo:font-size="10pt" style:text-underline-style="none" officeooo:rsid="0019efee" officeooo:paragraph-rsid="0087f5c0" style:font-size-asian="10pt" style:font-size-complex="10pt"/>
    </style:style>
    <style:style style:name="P270" style:family="paragraph" style:parent-style-name="Table_20_Contents" style:list-style-name="L69">
      <style:paragraph-properties fo:text-align="justify" style:justify-single-word="false"/>
      <style:text-properties style:font-name="Open Sans1" fo:font-size="10pt" style:text-underline-style="none" officeooo:rsid="00190e39" officeooo:paragraph-rsid="008b735a" style:font-size-asian="10pt" style:font-size-complex="10pt"/>
    </style:style>
    <style:style style:name="P271" style:family="paragraph" style:parent-style-name="Table_20_Contents">
      <style:paragraph-properties fo:text-align="justify" style:justify-single-word="false"/>
      <style:text-properties officeooo:rsid="00366ce3" officeooo:paragraph-rsid="0057110e"/>
    </style:style>
    <style:style style:name="P272" style:family="paragraph" style:parent-style-name="Table_20_Contents">
      <style:paragraph-properties fo:text-align="justify" style:justify-single-word="false"/>
      <style:text-properties officeooo:rsid="00366ce3" officeooo:paragraph-rsid="005ec3c1"/>
    </style:style>
    <style:style style:name="P273" style:family="paragraph" style:parent-style-name="Table_20_Contents">
      <style:paragraph-properties fo:text-align="justify" style:justify-single-word="false"/>
      <style:text-properties officeooo:rsid="00366ce3" officeooo:paragraph-rsid="0072c505"/>
    </style:style>
    <style:style style:name="P274" style:family="paragraph" style:parent-style-name="Table_20_Contents">
      <style:paragraph-properties fo:text-align="justify" style:justify-single-word="false"/>
      <style:text-properties officeooo:rsid="00366ce3" officeooo:paragraph-rsid="0081aaba"/>
    </style:style>
    <style:style style:name="P275" style:family="paragraph" style:parent-style-name="Table_20_Contents">
      <style:paragraph-properties fo:text-align="justify" style:justify-single-word="false"/>
      <style:text-properties officeooo:rsid="00366ce3" officeooo:paragraph-rsid="0087f5c0"/>
    </style:style>
    <style:style style:name="P276" style:family="paragraph" style:parent-style-name="Table_20_Contents">
      <style:paragraph-properties fo:text-align="justify" style:justify-single-word="false"/>
      <style:text-properties officeooo:rsid="00366ce3" officeooo:paragraph-rsid="0090483c"/>
    </style:style>
    <style:style style:name="P277" style:family="paragraph" style:parent-style-name="Table_20_Contents" style:list-style-name="L29">
      <loext:graphic-properties draw:fill="none"/>
      <style:paragraph-properties fo:text-align="justify" style:justify-single-word="false" fo:background-color="transparent" text:number-lines="false" text:line-number="0">
        <style:tab-stops>
          <style:tab-stop style:position="0.688cm"/>
          <style:tab-stop style:position="1.482cm"/>
        </style:tab-stops>
      </style:paragraph-properties>
      <style:text-properties style:font-name="Open Sans" fo:font-size="10pt" style:text-underline-style="none" officeooo:rsid="00366ce3" officeooo:paragraph-rsid="003922b7" style:font-size-asian="10pt" style:font-size-complex="10pt"/>
    </style:style>
    <style:style style:name="P278" style:family="paragraph" style:parent-style-name="Table_20_Contents" style:list-style-name="L32">
      <loext:graphic-properties draw:fill="none"/>
      <style:paragraph-properties fo:text-align="justify" style:justify-single-word="false" fo:background-color="transparent" text:number-lines="false" text:line-number="0">
        <style:tab-stops>
          <style:tab-stop style:position="0.688cm"/>
          <style:tab-stop style:position="1.482cm"/>
        </style:tab-stops>
      </style:paragraph-properties>
      <style:text-properties style:font-name="Open Sans" fo:font-size="10pt" style:text-underline-style="none" officeooo:rsid="00366ce3" officeooo:paragraph-rsid="003922b7" style:font-size-asian="10pt" style:font-size-complex="10pt"/>
    </style:style>
    <style:style style:name="P279" style:family="paragraph" style:parent-style-name="Table_20_Contents" style:list-style-name="L35">
      <loext:graphic-properties draw:fill="none"/>
      <style:paragraph-properties fo:text-align="justify" style:justify-single-word="false" fo:background-color="transparent" text:number-lines="false" text:line-number="0">
        <style:tab-stops>
          <style:tab-stop style:position="0.688cm"/>
          <style:tab-stop style:position="1.482cm"/>
        </style:tab-stops>
      </style:paragraph-properties>
      <style:text-properties style:font-name="Open Sans" fo:font-size="10pt" style:text-underline-style="none" officeooo:rsid="00366ce3" officeooo:paragraph-rsid="003922b7" style:font-size-asian="10pt" style:font-size-complex="10pt"/>
    </style:style>
    <style:style style:name="P280" style:family="paragraph" style:parent-style-name="Table_20_Contents" style:list-style-name="L38">
      <loext:graphic-properties draw:fill="none"/>
      <style:paragraph-properties fo:text-align="justify" style:justify-single-word="false" fo:background-color="transparent" text:number-lines="false" text:line-number="0">
        <style:tab-stops>
          <style:tab-stop style:position="0.688cm"/>
          <style:tab-stop style:position="1.482cm"/>
        </style:tab-stops>
      </style:paragraph-properties>
      <style:text-properties style:font-name="Open Sans" fo:font-size="10pt" style:text-underline-style="none" officeooo:rsid="00366ce3" officeooo:paragraph-rsid="003922b7" style:font-size-asian="10pt" style:font-size-complex="10pt"/>
    </style:style>
    <style:style style:name="P281" style:family="paragraph" style:parent-style-name="Table_20_Contents" style:list-style-name="L41">
      <loext:graphic-properties draw:fill="none"/>
      <style:paragraph-properties fo:text-align="justify" style:justify-single-word="false" fo:background-color="transparent" text:number-lines="false" text:line-number="0">
        <style:tab-stops>
          <style:tab-stop style:position="0.688cm"/>
          <style:tab-stop style:position="1.482cm"/>
        </style:tab-stops>
      </style:paragraph-properties>
      <style:text-properties style:font-name="Open Sans" fo:font-size="10pt" style:text-underline-style="none" officeooo:rsid="00366ce3" officeooo:paragraph-rsid="003922b7" style:font-size-asian="10pt" style:font-size-complex="10pt"/>
    </style:style>
    <style:style style:name="P282" style:family="paragraph" style:parent-style-name="Table_20_Contents" style:list-style-name="L44">
      <loext:graphic-properties draw:fill="none"/>
      <style:paragraph-properties fo:text-align="justify" style:justify-single-word="false" fo:background-color="transparent" text:number-lines="false" text:line-number="0">
        <style:tab-stops>
          <style:tab-stop style:position="0.688cm"/>
          <style:tab-stop style:position="1.482cm"/>
        </style:tab-stops>
      </style:paragraph-properties>
      <style:text-properties style:font-name="Open Sans" fo:font-size="10pt" style:text-underline-style="none" officeooo:rsid="00366ce3" officeooo:paragraph-rsid="003922b7" style:font-size-asian="10pt" style:font-size-complex="10pt"/>
    </style:style>
    <style:style style:name="P283" style:family="paragraph" style:parent-style-name="Table_20_Contents" style:list-style-name="L47">
      <loext:graphic-properties draw:fill="none"/>
      <style:paragraph-properties fo:text-align="justify" style:justify-single-word="false" fo:background-color="transparent" text:number-lines="false" text:line-number="0">
        <style:tab-stops>
          <style:tab-stop style:position="0.688cm"/>
          <style:tab-stop style:position="1.482cm"/>
        </style:tab-stops>
      </style:paragraph-properties>
      <style:text-properties style:font-name="Open Sans" fo:font-size="10pt" style:text-underline-style="none" officeooo:rsid="00366ce3" officeooo:paragraph-rsid="003922b7" style:font-size-asian="10pt" style:font-size-complex="10pt"/>
    </style:style>
    <style:style style:name="P284" style:family="paragraph" style:parent-style-name="Table_20_Contents" style:list-style-name="L50">
      <loext:graphic-properties draw:fill="none"/>
      <style:paragraph-properties fo:text-align="justify" style:justify-single-word="false" fo:background-color="transparent" text:number-lines="false" text:line-number="0">
        <style:tab-stops>
          <style:tab-stop style:position="0.688cm"/>
          <style:tab-stop style:position="1.482cm"/>
        </style:tab-stops>
      </style:paragraph-properties>
      <style:text-properties style:font-name="Open Sans" fo:font-size="10pt" style:text-underline-style="none" officeooo:rsid="00366ce3" officeooo:paragraph-rsid="003922b7" style:font-size-asian="10pt" style:font-size-complex="10pt"/>
    </style:style>
    <style:style style:name="P285" style:family="paragraph" style:parent-style-name="Table_20_Contents" style:list-style-name="L53">
      <loext:graphic-properties draw:fill="none"/>
      <style:paragraph-properties fo:text-align="justify" style:justify-single-word="false" fo:background-color="transparent" text:number-lines="false" text:line-number="0">
        <style:tab-stops>
          <style:tab-stop style:position="0.688cm"/>
          <style:tab-stop style:position="1.482cm"/>
        </style:tab-stops>
      </style:paragraph-properties>
      <style:text-properties style:font-name="Open Sans" fo:font-size="10pt" style:text-underline-style="none" officeooo:rsid="00366ce3" officeooo:paragraph-rsid="003922b7" style:font-size-asian="10pt" style:font-size-complex="10pt"/>
    </style:style>
    <style:style style:name="P28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366ce3" officeooo:paragraph-rsid="00958e11" style:font-size-asian="10pt" style:font-size-complex="10pt"/>
    </style:style>
    <style:style style:name="P28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42d7d3" style:font-size-asian="10pt" style:font-size-complex="10pt"/>
    </style:style>
    <style:style style:name="P288"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4ec99c" style:font-size-asian="10pt" style:font-size-complex="10pt"/>
    </style:style>
    <style:style style:name="P289"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58a58e" style:font-size-asian="10pt" style:font-size-complex="10pt"/>
    </style:style>
    <style:style style:name="P290"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5ec3c1" style:font-size-asian="10pt" style:font-size-complex="10pt"/>
    </style:style>
    <style:style style:name="P29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6f9aab" style:font-size-asian="10pt" style:font-size-complex="10pt"/>
    </style:style>
    <style:style style:name="P292"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800466" style:font-size-asian="10pt" style:font-size-complex="10pt"/>
    </style:style>
    <style:style style:name="P29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874814" style:font-size-asian="10pt" style:font-size-complex="10pt"/>
    </style:style>
    <style:style style:name="P294"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8cec21" style:font-size-asian="10pt" style:font-size-complex="10pt"/>
    </style:style>
    <style:style style:name="P295"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8e6f43" style:font-size-asian="10pt" style:font-size-complex="10pt"/>
    </style:style>
    <style:style style:name="P296" style:family="paragraph" style:parent-style-name="Table_20_Contents" style:list-style-name="L2">
      <loext:graphic-properties draw:fill="none"/>
      <style:paragraph-properties fo:margin-left="0.6cm" fo:margin-right="0cm" fo:text-align="justify" style:justify-single-word="false" fo:text-indent="0cm" style:auto-text-indent="false" fo:background-color="transparent" text:number-lines="false" text:line-number="0">
        <style:tab-stops>
          <style:tab-stop style:position="0.688cm"/>
          <style:tab-stop style:position="1.482cm"/>
        </style:tab-stops>
      </style:paragraph-properties>
      <style:text-properties officeooo:paragraph-rsid="003cc557"/>
    </style:style>
    <style:style style:name="P29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08aa6f" officeooo:paragraph-rsid="0043f2bb" style:font-size-asian="10pt" style:font-size-complex="10pt"/>
    </style:style>
    <style:style style:name="P298"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0a3588" officeooo:paragraph-rsid="004ec99c" style:font-size-asian="10pt" style:font-size-complex="10pt"/>
    </style:style>
    <style:style style:name="P299"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0cf3d9" officeooo:paragraph-rsid="0057110e" style:font-size-asian="10pt" style:font-size-complex="10pt"/>
    </style:style>
    <style:style style:name="P300"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207b79" officeooo:paragraph-rsid="0073c8de" style:font-size-asian="10pt" style:font-size-complex="10pt"/>
    </style:style>
    <style:style style:name="P30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3a51" officeooo:paragraph-rsid="007ca9ed" style:font-size-asian="10pt" style:font-size-complex="10pt"/>
    </style:style>
    <style:style style:name="P302"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56bcc" officeooo:paragraph-rsid="00874814" style:font-size-asian="10pt" style:font-size-complex="10pt"/>
    </style:style>
    <style:style style:name="P30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solid" style:text-underline-width="auto" style:text-underline-color="font-color" officeooo:rsid="00366ce3" officeooo:paragraph-rsid="00958e11" style:font-size-asian="10pt" style:font-size-complex="10pt"/>
    </style:style>
    <style:style style:name="P304" style:family="paragraph" style:parent-style-name="Table_20_Contents" style:list-style-name="L70">
      <loext:graphic-properties draw:fill="none"/>
      <style:paragraph-properties fo:margin-left="0.6cm" fo:margin-right="0cm" fo:text-align="justify" style:justify-single-word="false" fo:text-indent="0cm" style:auto-text-indent="false" fo:background-color="transparent"/>
      <style:text-properties officeooo:paragraph-rsid="0094f889"/>
    </style:style>
    <style:style style:name="P305" style:family="paragraph" style:parent-style-name="Table_20_Contents" style:list-style-name="L2">
      <loext:graphic-properties draw:fill="none"/>
      <style:paragraph-properties fo:margin-left="0.6cm" fo:margin-right="0cm" fo:text-align="justify" style:justify-single-word="false" fo:text-indent="0cm" style:auto-text-indent="false" fo:background-color="transparent" text:number-lines="false" text:line-number="0">
        <style:tab-stops>
          <style:tab-stop style:position="0.688cm"/>
          <style:tab-stop style:position="1.482cm"/>
        </style:tab-stops>
      </style:paragraph-properties>
      <style:text-properties officeooo:paragraph-rsid="003cc557"/>
    </style:style>
    <style:style style:name="P30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3ea457" style:font-size-asian="10pt" style:font-size-complex="10pt"/>
    </style:style>
    <style:style style:name="T1" style:family="text">
      <style:text-properties officeooo:rsid="001079ea"/>
    </style:style>
    <style:style style:name="T2" style:family="text">
      <style:text-properties officeooo:rsid="00120570"/>
    </style:style>
    <style:style style:name="T3" style:family="text">
      <style:text-properties officeooo:rsid="00121ed2"/>
    </style:style>
    <style:style style:name="T4" style:family="text">
      <style:text-properties officeooo:rsid="001411c5"/>
    </style:style>
    <style:style style:name="T5" style:family="text">
      <style:text-properties officeooo:rsid="00191ead"/>
    </style:style>
    <style:style style:name="T6" style:family="text">
      <style:text-properties officeooo:rsid="001afe89"/>
    </style:style>
    <style:style style:name="T7" style:family="text">
      <style:text-properties officeooo:rsid="001e2daa"/>
    </style:style>
    <style:style style:name="T8" style:family="text">
      <style:text-properties style:text-position="super 58%"/>
    </style:style>
    <style:style style:name="T9" style:family="text">
      <style:text-properties style:text-position="super 58%" style:font-name="Open Sans" fo:font-size="10pt" officeooo:rsid="001ff137" style:font-size-asian="10pt" style:font-size-complex="10pt"/>
    </style:style>
    <style:style style:name="T10" style:family="text">
      <style:text-properties style:text-position="super 58%" officeooo:rsid="0027a626"/>
    </style:style>
    <style:style style:name="T11" style:family="text">
      <style:text-properties style:text-position="0% 100%"/>
    </style:style>
    <style:style style:name="T12" style:family="text">
      <style:text-properties style:text-position="0% 100%" style:font-name="Open Sans" fo:font-size="10pt" officeooo:rsid="001ff137" style:font-size-asian="10pt" style:font-size-complex="10pt"/>
    </style:style>
    <style:style style:name="T13" style:family="text">
      <style:text-properties style:text-position="0% 100%" style:font-name="Open Sans" fo:font-size="10pt" officeooo:rsid="002732bd" style:font-size-asian="10pt" style:font-size-complex="10pt"/>
    </style:style>
    <style:style style:name="T14" style:family="text">
      <style:text-properties style:text-position="0% 100%" officeooo:rsid="002732bd"/>
    </style:style>
    <style:style style:name="T15" style:family="text">
      <style:text-properties style:text-position="0% 100%" officeooo:rsid="00300040"/>
    </style:style>
    <style:style style:name="T16" style:family="text">
      <style:text-properties fo:font-size="10pt" officeooo:rsid="001eb67c" style:font-size-asian="10pt" style:font-size-complex="10pt"/>
    </style:style>
    <style:style style:name="T17" style:family="text">
      <style:text-properties fo:font-size="10pt" officeooo:rsid="0026a105" style:font-size-asian="10pt" style:font-size-complex="10pt"/>
    </style:style>
    <style:style style:name="T18" style:family="text">
      <style:text-properties fo:font-size="10pt" officeooo:rsid="001ff137" style:font-size-asian="10pt" style:font-size-complex="10pt"/>
    </style:style>
    <style:style style:name="T19" style:family="text">
      <style:text-properties style:font-name="Open Sans" fo:font-size="10pt" officeooo:rsid="001eb67c" style:font-size-asian="10pt" style:font-size-complex="10pt"/>
    </style:style>
    <style:style style:name="T20" style:family="text">
      <style:text-properties style:font-name="Open Sans" fo:font-size="10pt" officeooo:rsid="0026a105" style:font-size-asian="10pt" style:font-size-complex="10pt"/>
    </style:style>
    <style:style style:name="T21" style:family="text">
      <style:text-properties style:font-name="Open Sans" fo:font-size="10pt" officeooo:rsid="001ff137" style:font-size-asian="10pt" style:font-size-complex="10pt"/>
    </style:style>
    <style:style style:name="T22" style:family="text">
      <style:text-properties style:font-name="Open Sans" fo:font-size="10pt" style:text-underline-style="solid" style:text-underline-width="auto" style:text-underline-color="font-color" style:font-size-asian="10pt" style:font-size-complex="10pt"/>
    </style:style>
    <style:style style:name="T23" style:family="text">
      <style:text-properties style:font-name="Open Sans" fo:font-size="10pt" style:text-underline-style="solid" style:text-underline-width="auto" style:text-underline-color="font-color" officeooo:rsid="001ff137" style:font-size-asian="10pt" style:font-size-complex="10pt"/>
    </style:style>
    <style:style style:name="T24" style:family="text">
      <style:text-properties style:font-name="Open Sans" fo:font-size="10pt" style:text-underline-style="solid" style:text-underline-width="auto" style:text-underline-color="font-color" officeooo:rsid="00366ce3" style:font-size-asian="10pt" style:font-size-complex="10pt"/>
    </style:style>
    <style:style style:name="T25" style:family="text">
      <style:text-properties style:font-name="Open Sans" fo:font-size="10pt" style:text-underline-style="none" officeooo:rsid="00366ce3" style:font-size-asian="10pt" style:font-size-complex="10pt"/>
    </style:style>
    <style:style style:name="T26" style:family="text">
      <style:text-properties style:font-name="Open Sans" fo:font-size="10pt" style:text-underline-style="none" officeooo:rsid="003cc557" style:font-size-asian="10pt" style:font-size-complex="10pt"/>
    </style:style>
    <style:style style:name="T27" style:family="text">
      <style:text-properties officeooo:rsid="0027a626"/>
    </style:style>
    <style:style style:name="T28" style:family="text">
      <style:text-properties officeooo:rsid="002a1116"/>
    </style:style>
    <style:style style:name="T29" style:family="text">
      <style:text-properties officeooo:rsid="002b3bb4"/>
    </style:style>
    <style:style style:name="T30" style:family="text">
      <style:text-properties style:text-underline-style="solid" style:text-underline-width="auto" style:text-underline-color="font-color"/>
    </style:style>
    <style:style style:name="T31" style:family="text">
      <style:text-properties officeooo:rsid="00300040"/>
    </style:style>
    <style:style style:name="T32" style:family="text">
      <style:text-properties fo:font-weight="bold" style:font-weight-asian="bold" style:font-weight-complex="bold"/>
    </style:style>
    <style:style style:name="T33" style:family="text">
      <style:text-properties fo:font-weight="bold" officeooo:rsid="0033767e" style:font-weight-asian="bold" style:font-weight-complex="bold"/>
    </style:style>
    <style:style style:name="T34" style:family="text">
      <style:text-properties fo:font-weight="bold" officeooo:rsid="000e38c1" style:font-weight-asian="bold" style:font-weight-complex="bold"/>
    </style:style>
    <style:style style:name="T35" style:family="text">
      <style:text-properties fo:font-weight="bold" officeooo:rsid="00183e6c" style:font-weight-asian="bold" style:font-weight-complex="bold"/>
    </style:style>
    <style:style style:name="T36" style:family="text">
      <style:text-properties officeooo:rsid="0033767e"/>
    </style:style>
    <style:style style:name="T37" style:family="text">
      <style:text-properties officeooo:rsid="00366ce3"/>
    </style:style>
    <style:style style:name="T38" style:family="text">
      <style:text-properties officeooo:rsid="00117162"/>
    </style:style>
    <style:style style:name="T39" style:family="text">
      <style:text-properties officeooo:rsid="000dbace"/>
    </style:style>
    <style:style style:name="T40" style:family="text">
      <style:text-properties style:font-name="Open Sans1" fo:font-size="10pt" style:text-underline-style="none" officeooo:rsid="000e38c1" style:font-size-asian="10pt" style:font-size-complex="10pt"/>
    </style:style>
    <style:style style:name="T41" style:family="text">
      <style:text-properties style:font-name="Open Sans1" fo:font-size="10pt" style:text-underline-style="none" officeooo:rsid="003922b7" style:font-size-asian="10pt" style:font-size-complex="10pt"/>
    </style:style>
    <style:style style:name="T42" style:family="text">
      <style:text-properties style:font-name="Open Sans1" fo:font-size="10pt" style:text-underline-style="none" officeooo:rsid="00366ce3" style:font-size-asian="10pt" style:font-size-complex="10pt"/>
    </style:style>
    <style:style style:name="T43" style:family="text">
      <style:text-properties style:font-name="Open Sans1" fo:font-size="10pt" style:text-underline-style="none" officeooo:rsid="003cc557" style:font-size-asian="10pt" style:font-size-complex="10pt"/>
    </style:style>
    <style:style style:name="T44" style:family="text">
      <style:text-properties style:font-name="Open Sans1" fo:font-size="10pt" style:text-underline-style="none" officeooo:rsid="0009902f" style:font-size-asian="10pt" style:font-size-complex="10pt"/>
    </style:style>
    <style:style style:name="T45" style:family="text">
      <style:text-properties style:font-name="Open Sans1" fo:font-size="10pt" style:text-underline-style="none" officeooo:rsid="000645a6" style:font-size-asian="10pt" style:font-size-complex="10pt"/>
    </style:style>
    <style:style style:name="T46" style:family="text">
      <style:text-properties style:font-name="Open Sans1" fo:font-size="10pt" style:text-underline-style="none" officeooo:rsid="000ecf0b" style:font-size-asian="10pt" style:font-size-complex="10pt"/>
    </style:style>
    <style:style style:name="T47" style:family="text">
      <style:text-properties style:font-name="Open Sans1" fo:font-size="10pt" style:text-underline-style="none" officeooo:rsid="0007af2a" style:font-size-asian="10pt" style:font-size-complex="10pt"/>
    </style:style>
    <style:style style:name="T48" style:family="text">
      <style:text-properties style:font-name="Open Sans1" fo:font-size="10pt" style:text-underline-style="none" officeooo:rsid="001265c1" style:font-size-asian="10pt" style:font-size-complex="10pt"/>
    </style:style>
    <style:style style:name="T49" style:family="text">
      <style:text-properties style:font-name="Open Sans1" fo:font-size="10pt" style:text-underline-style="none" officeooo:rsid="003b681e" style:font-size-asian="10pt" style:font-size-complex="10pt"/>
    </style:style>
    <style:style style:name="T50" style:family="text">
      <style:text-properties style:font-name="Open Sans1" fo:font-size="10pt" style:text-underline-style="none" officeooo:rsid="00183e6c" style:font-size-asian="10pt" style:font-size-complex="10pt"/>
    </style:style>
    <style:style style:name="T51" style:family="text">
      <style:text-properties style:font-name="Open Sans1" fo:font-size="10pt" style:text-underline-style="none" officeooo:rsid="00145ff9" style:font-size-asian="10pt" style:font-size-complex="10pt"/>
    </style:style>
    <style:style style:name="T52" style:family="text">
      <style:text-properties style:font-name="Open Sans1" fo:font-size="10pt" style:text-underline-style="none" officeooo:rsid="0025df74" style:font-size-asian="10pt" style:font-size-complex="10pt"/>
    </style:style>
    <style:style style:name="T53" style:family="text">
      <style:text-properties style:font-name="Open Sans1" fo:font-size="10pt" style:text-underline-style="none" officeooo:rsid="00372b0d" style:font-size-asian="10pt" style:font-size-complex="10pt"/>
    </style:style>
    <style:style style:name="T54" style:family="text">
      <style:text-properties style:font-name="Open Sans1" fo:font-size="10pt" style:text-underline-style="none" officeooo:rsid="002df23c" style:font-size-asian="10pt" style:font-size-complex="10pt"/>
    </style:style>
    <style:style style:name="T55" style:family="text">
      <style:text-properties style:font-name="Open Sans1" fo:font-size="10pt" style:text-underline-style="none" officeooo:rsid="000e8a29" style:font-size-asian="10pt" style:font-size-complex="10pt"/>
    </style:style>
    <style:style style:name="T56" style:family="text">
      <style:text-properties style:font-name="Open Sans1" fo:font-size="10pt" style:text-underline-style="none" officeooo:rsid="00179538" style:font-size-asian="10pt" style:font-size-complex="10pt"/>
    </style:style>
    <style:style style:name="T57" style:family="text">
      <style:text-properties style:font-name="Open Sans1" fo:font-size="10pt" style:text-underline-style="none" officeooo:rsid="0018d302" style:font-size-asian="10pt" style:font-size-complex="10pt"/>
    </style:style>
    <style:style style:name="T58" style:family="text">
      <style:text-properties style:font-name="Open Sans1" fo:font-size="10pt" style:text-underline-style="none" officeooo:rsid="00190e39" style:font-size-asian="10pt" style:font-size-complex="10pt"/>
    </style:style>
    <style:style style:name="T59" style:family="text">
      <style:text-properties style:font-name="Open Sans1" fo:font-size="10pt" style:text-underline-style="none" officeooo:rsid="001531e2" style:font-size-asian="10pt" style:font-size-complex="10pt"/>
    </style:style>
    <style:style style:name="T60" style:family="text">
      <style:text-properties style:font-name="Open Sans1" fo:font-size="10pt" style:text-underline-style="none" officeooo:rsid="000e467d" style:font-size-asian="10pt" style:font-size-complex="10pt"/>
    </style:style>
    <style:style style:name="T61" style:family="text">
      <style:text-properties style:font-name="Open Sans1" fo:font-size="10pt" style:text-underline-style="none" officeooo:rsid="001fb14a" style:font-size-asian="10pt" style:font-size-complex="10pt"/>
    </style:style>
    <style:style style:name="T62" style:family="text">
      <style:text-properties style:font-name="Open Sans1" fo:font-size="10pt" style:text-underline-style="none" fo:font-weight="normal" style:font-size-asian="10pt" style:font-weight-asian="normal" style:font-size-complex="10pt" style:font-weight-complex="normal"/>
    </style:style>
    <style:style style:name="T63" style:family="text">
      <style:text-properties style:font-name="Open Sans1" fo:font-size="10pt" style:text-underline-style="none" fo:font-weight="normal" officeooo:rsid="000e38c1" style:font-size-asian="10pt" style:font-weight-asian="normal" style:font-size-complex="10pt" style:font-weight-complex="normal"/>
    </style:style>
    <style:style style:name="T64" style:family="text">
      <style:text-properties style:font-name="Open Sans1" fo:font-size="10pt" style:text-underline-style="none" fo:font-weight="normal" officeooo:rsid="003922b7" style:font-size-asian="10pt" style:font-weight-asian="normal" style:font-size-complex="10pt" style:font-weight-complex="normal"/>
    </style:style>
    <style:style style:name="T65" style:family="text">
      <style:text-properties style:font-name="Open Sans1" fo:font-size="10pt" style:text-underline-style="none" fo:font-weight="normal" officeooo:rsid="000bc816" style:font-size-asian="10pt" style:font-weight-asian="normal" style:font-size-complex="10pt" style:font-weight-complex="normal"/>
    </style:style>
    <style:style style:name="T66" style:family="text">
      <style:text-properties style:font-name="Open Sans1" fo:font-size="10pt" style:text-underline-style="none" fo:font-weight="normal" officeooo:rsid="00190e39" style:font-size-asian="10pt" style:font-weight-asian="normal" style:font-size-complex="10pt" style:font-weight-complex="normal"/>
    </style:style>
    <style:style style:name="T67" style:family="text">
      <style:text-properties style:font-name="Open Sans1" fo:font-size="10pt" style:text-underline-style="none" fo:font-weight="bold" officeooo:rsid="000e38c1" style:font-size-asian="10pt" style:font-weight-asian="bold" style:font-size-complex="10pt" style:font-weight-complex="bold"/>
    </style:style>
    <style:style style:name="T68" style:family="text">
      <style:text-properties style:font-name="Open Sans1" fo:font-size="10pt" style:text-underline-style="none" fo:font-weight="bold" officeooo:rsid="0025e4b2" style:font-size-asian="10pt" style:font-weight-asian="bold" style:font-size-complex="10pt" style:font-weight-complex="bold"/>
    </style:style>
    <style:style style:name="T69" style:family="text">
      <style:text-properties style:font-name="Open Sans1" fo:font-size="10pt" style:text-underline-style="none" fo:font-weight="bold" officeooo:rsid="002983bf" style:font-size-asian="10pt" style:font-weight-asian="bold" style:font-size-complex="10pt" style:font-weight-complex="bold"/>
    </style:style>
    <style:style style:name="T70" style:family="text">
      <style:text-properties style:font-name="Open Sans1" fo:font-size="10pt" style:text-underline-style="none" fo:font-weight="bold" officeooo:rsid="000bc816" style:font-size-asian="10pt" style:font-weight-asian="bold" style:font-size-complex="10pt" style:font-weight-complex="bold"/>
    </style:style>
    <style:style style:name="T71" style:family="text">
      <style:text-properties style:font-name="Open Sans1" fo:font-size="10pt" style:text-underline-style="none" fo:font-weight="bold" officeooo:rsid="0015261e" style:font-size-asian="10pt" style:font-weight-asian="bold" style:font-size-complex="10pt" style:font-weight-complex="bold"/>
    </style:style>
    <style:style style:name="T72" style:family="text">
      <style:text-properties style:font-name="Open Sans1" fo:font-size="10pt" style:text-underline-style="none" fo:font-weight="bold" officeooo:rsid="00874814" style:font-size-asian="10pt" style:font-weight-asian="bold" style:font-size-complex="10pt" style:font-weight-complex="bold"/>
    </style:style>
    <style:style style:name="T73" style:family="text">
      <style:text-properties style:font-name="Open Sans1" fo:font-size="10pt" style:text-underline-style="none" fo:font-weight="bold" officeooo:rsid="00190e39" style:font-size-asian="10pt" style:font-weight-asian="bold" style:font-size-complex="10pt" style:font-weight-complex="bold"/>
    </style:style>
    <style:style style:name="T74" style:family="text">
      <style:text-properties style:font-name="Open Sans1" fo:font-size="10pt" style:font-size-asian="10pt" style:font-size-complex="10pt"/>
    </style:style>
    <style:style style:name="T75" style:family="text">
      <style:text-properties style:font-name="Open Sans1" fo:font-size="10pt" officeooo:rsid="000a3588" style:font-size-asian="10pt" style:font-size-complex="10pt"/>
    </style:style>
    <style:style style:name="T76" style:family="text">
      <style:text-properties style:font-name="Open Sans1" fo:font-size="10pt" officeooo:rsid="00493254" style:font-size-asian="10pt" style:font-size-complex="10pt"/>
    </style:style>
    <style:style style:name="T77" style:family="text">
      <style:text-properties style:font-name="Open Sans1" fo:font-size="10pt" officeooo:rsid="00074581" style:font-size-asian="10pt" style:font-size-complex="10pt"/>
    </style:style>
    <style:style style:name="T78" style:family="text">
      <style:text-properties style:font-name="Open Sans1" fo:font-size="10pt" officeooo:rsid="0052941e" style:font-size-asian="10pt" style:font-size-complex="10pt"/>
    </style:style>
    <style:style style:name="T79" style:family="text">
      <style:text-properties style:font-name="Open Sans1" fo:font-size="10pt" officeooo:rsid="0006b80e" style:font-size-asian="10pt" style:font-size-complex="10pt"/>
    </style:style>
    <style:style style:name="T80" style:family="text">
      <style:text-properties style:font-name="Open Sans1" fo:font-size="10pt" officeooo:rsid="005c88b7" style:font-size-asian="10pt" style:font-size-complex="10pt"/>
    </style:style>
    <style:style style:name="T81" style:family="text">
      <style:text-properties style:font-name="Open Sans1" fo:font-size="10pt" officeooo:rsid="00182000" style:font-size-asian="10pt" style:font-size-complex="10pt"/>
    </style:style>
    <style:style style:name="T82" style:family="text">
      <style:text-properties style:font-name="Open Sans1" fo:font-size="10pt" officeooo:rsid="006a7c09" style:font-size-asian="10pt" style:font-size-complex="10pt"/>
    </style:style>
    <style:style style:name="T83" style:family="text">
      <style:text-properties style:font-name="Open Sans1" fo:font-size="10pt" officeooo:rsid="0018aa07" style:font-size-asian="10pt" style:font-size-complex="10pt"/>
    </style:style>
    <style:style style:name="T84" style:family="text">
      <style:text-properties style:font-name="Open Sans1" fo:font-size="10pt" officeooo:rsid="0020ec02" style:font-size-asian="10pt" style:font-size-complex="10pt"/>
    </style:style>
    <style:style style:name="T85" style:family="text">
      <style:text-properties style:font-name="Open Sans1" fo:font-size="10pt" officeooo:rsid="0027a6f4" style:font-size-asian="10pt" style:font-size-complex="10pt"/>
    </style:style>
    <style:style style:name="T86" style:family="text">
      <style:text-properties style:font-name="Open Sans1" fo:font-size="10pt" officeooo:rsid="006bcf74" style:font-size-asian="10pt" style:font-size-complex="10pt"/>
    </style:style>
    <style:style style:name="T87" style:family="text">
      <style:text-properties style:font-name="Open Sans1" fo:font-size="10pt" officeooo:rsid="006e531f" style:font-size-asian="10pt" style:font-size-complex="10pt"/>
    </style:style>
    <style:style style:name="T88" style:family="text">
      <style:text-properties style:font-name="Open Sans1" fo:font-size="10pt" officeooo:rsid="000c49e2" style:font-size-asian="10pt" style:font-size-complex="10pt"/>
    </style:style>
    <style:style style:name="T89" style:family="text">
      <style:text-properties style:font-name="Open Sans1" fo:font-size="10pt" officeooo:rsid="002136b5" style:font-size-asian="10pt" style:font-size-complex="10pt"/>
    </style:style>
    <style:style style:name="T90" style:family="text">
      <style:text-properties style:font-name="Open Sans1" fo:font-size="10pt" officeooo:rsid="00244f9c" style:font-size-asian="10pt" style:font-size-complex="10pt"/>
    </style:style>
    <style:style style:name="T91" style:family="text">
      <style:text-properties style:font-name="Open Sans1" fo:font-size="10pt" style:text-underline-style="solid" style:text-underline-width="auto" style:text-underline-color="font-color" officeooo:rsid="000645a6" style:font-size-asian="10pt" style:font-size-complex="10pt"/>
    </style:style>
    <style:style style:name="T92" style:family="text">
      <style:text-properties style:font-name="Open Sans1" fo:font-size="10pt" style:text-underline-style="solid" style:text-underline-width="auto" style:text-underline-color="font-color" officeooo:rsid="0008aa6f" style:font-size-asian="10pt" style:font-size-complex="10pt"/>
    </style:style>
    <style:style style:name="T93" style:family="text">
      <style:text-properties style:font-name="Open Sans1" fo:font-size="10pt" style:text-underline-style="solid" style:text-underline-width="auto" style:text-underline-color="font-color" officeooo:rsid="000cf3d9" style:font-size-asian="10pt" style:font-size-complex="10pt"/>
    </style:style>
    <style:style style:name="T94" style:family="text">
      <style:text-properties style:font-name="Open Sans1" style:text-underline-style="none" officeooo:rsid="000bc816"/>
    </style:style>
    <style:style style:name="T95" style:family="text">
      <style:text-properties style:font-name="Open Sans1" style:text-underline-style="none" officeooo:rsid="003ea457"/>
    </style:style>
    <style:style style:name="T96" style:family="text">
      <style:text-properties style:font-name="Open Sans1" style:text-underline-style="none" officeooo:rsid="000dbace"/>
    </style:style>
    <style:style style:name="T97" style:family="text">
      <style:text-properties style:font-name="Open Sans1" style:text-underline-style="none" officeooo:rsid="000e38c1"/>
    </style:style>
    <style:style style:name="T98" style:family="text">
      <style:text-properties style:font-name="Open Sans1" style:text-underline-style="none" fo:font-weight="bold" officeooo:rsid="000e38c1" style:font-weight-asian="bold" style:font-weight-complex="bold"/>
    </style:style>
    <style:style style:name="T99" style:family="text">
      <style:text-properties style:font-name="Open Sans1" style:text-underline-style="none" fo:font-weight="normal" officeooo:rsid="000e38c1" style:font-weight-asian="normal" style:font-weight-complex="normal"/>
    </style:style>
    <style:style style:name="T100" style:family="text">
      <style:text-properties style:font-name="Open Sans1" style:text-underline-style="none" fo:font-weight="normal" officeooo:rsid="000bc816" style:font-weight-asian="normal" style:font-weight-complex="normal"/>
    </style:style>
    <style:style style:name="T101" style:family="text">
      <style:text-properties style:font-name="Open Sans1" style:text-underline-style="none" fo:font-weight="normal" officeooo:rsid="0058a58e" style:font-weight-asian="normal" style:font-weight-complex="normal"/>
    </style:style>
    <style:style style:name="T102" style:family="text">
      <style:text-properties style:font-name="Open Sans1" style:text-underline-style="none" fo:font-weight="normal" officeooo:rsid="000e8a29" style:font-weight-asian="normal" style:font-weight-complex="normal"/>
    </style:style>
    <style:style style:name="T103" style:family="text">
      <style:text-properties style:font-name="Open Sans1" style:text-underline-style="none" fo:font-weight="normal" officeooo:rsid="0018c699" style:font-weight-asian="normal" style:font-weight-complex="normal"/>
    </style:style>
    <style:style style:name="T104" style:family="text">
      <style:text-properties style:font-name="Open Sans1" style:text-underline-style="none" fo:font-weight="normal" officeooo:rsid="00190e39" style:font-weight-asian="normal" style:font-weight-complex="normal"/>
    </style:style>
    <style:style style:name="T105" style:family="text">
      <style:text-properties style:font-name="Open Sans1" style:text-underline-style="none" officeooo:rsid="003f3286"/>
    </style:style>
    <style:style style:name="T106" style:family="text">
      <style:text-properties style:font-name="Open Sans1" style:text-underline-style="none" officeooo:rsid="0009902f"/>
    </style:style>
    <style:style style:name="T107" style:family="text">
      <style:text-properties style:font-name="Open Sans1" style:text-underline-style="none" officeooo:rsid="000f8af9"/>
    </style:style>
    <style:style style:name="T108" style:family="text">
      <style:text-properties style:font-name="Open Sans1" style:text-underline-style="none" officeooo:rsid="0011117c"/>
    </style:style>
    <style:style style:name="T109" style:family="text">
      <style:text-properties style:font-name="Open Sans1" style:text-underline-style="none" officeooo:rsid="000cf3d9"/>
    </style:style>
    <style:style style:name="T110" style:family="text">
      <style:text-properties style:font-name="Open Sans1" style:text-underline-style="none" officeooo:rsid="00183e6c"/>
    </style:style>
    <style:style style:name="T111" style:family="text">
      <style:text-properties style:font-name="Open Sans1" style:text-underline-style="none" officeooo:rsid="002b9d26"/>
    </style:style>
    <style:style style:name="T112" style:family="text">
      <style:text-properties style:font-name="Open Sans1" style:text-underline-style="none" officeooo:rsid="002cd1be"/>
    </style:style>
    <style:style style:name="T113" style:family="text">
      <style:text-properties style:font-name="Open Sans1" style:text-underline-style="none" officeooo:rsid="000645a6"/>
    </style:style>
    <style:style style:name="T114" style:family="text">
      <style:text-properties style:font-name="Open Sans1" style:text-underline-style="none" officeooo:rsid="001a68fc"/>
    </style:style>
    <style:style style:name="T115" style:family="text">
      <style:text-properties style:font-name="Open Sans1" style:text-underline-style="none" officeooo:rsid="001b1cf9"/>
    </style:style>
    <style:style style:name="T116" style:family="text">
      <style:text-properties style:font-name="Open Sans1" style:text-underline-style="none" officeooo:rsid="0018aa07"/>
    </style:style>
    <style:style style:name="T117" style:family="text">
      <style:text-properties style:font-name="Open Sans1" style:text-underline-style="none" officeooo:rsid="001a96fc"/>
    </style:style>
    <style:style style:name="T118" style:family="text">
      <style:text-properties style:font-name="Open Sans1" style:text-underline-style="none" officeooo:rsid="000bf902"/>
    </style:style>
    <style:style style:name="T119" style:family="text">
      <style:text-properties style:font-name="Open Sans1" style:text-underline-style="none" officeooo:rsid="00190e39"/>
    </style:style>
    <style:style style:name="T120" style:family="text">
      <style:text-properties style:font-name="Open Sans1" officeooo:rsid="000645a6"/>
    </style:style>
    <style:style style:name="T121" style:family="text">
      <style:text-properties style:font-name="Open Sans1" officeooo:rsid="00079129"/>
    </style:style>
    <style:style style:name="T122" style:family="text">
      <style:text-properties style:font-name="Open Sans1" officeooo:rsid="000a3588"/>
    </style:style>
    <style:style style:name="T123" style:family="text">
      <style:text-properties style:font-name="Open Sans1" officeooo:rsid="00076235"/>
    </style:style>
    <style:style style:name="T124" style:family="text">
      <style:text-properties style:font-name="Open Sans1" officeooo:rsid="003cef11"/>
    </style:style>
    <style:style style:name="T125" style:family="text">
      <style:text-properties style:font-name="Open Sans1" officeooo:rsid="00069efb"/>
    </style:style>
    <style:style style:name="T126" style:family="text">
      <style:text-properties style:font-name="Open Sans1" officeooo:rsid="0036d0bd"/>
    </style:style>
    <style:style style:name="T127" style:family="text">
      <style:text-properties style:font-name="Open Sans1" officeooo:rsid="000a22cf"/>
    </style:style>
    <style:style style:name="T128" style:family="text">
      <style:text-properties style:font-name="Open Sans1" officeooo:rsid="00103ff8"/>
    </style:style>
    <style:style style:name="T129" style:family="text">
      <style:text-properties style:font-name="Open Sans1" officeooo:rsid="007ea0b6"/>
    </style:style>
    <style:style style:name="T130" style:family="text">
      <style:text-properties style:font-name="Open Sans1" officeooo:rsid="0018b64e"/>
    </style:style>
    <style:style style:name="T131" style:family="text">
      <style:text-properties style:font-name="Open Sans1" officeooo:rsid="00190e39"/>
    </style:style>
    <style:style style:name="T132" style:family="text">
      <style:text-properties style:font-name="Open Sans1" officeooo:rsid="008aad50"/>
    </style:style>
    <style:style style:name="T133" style:family="text">
      <style:text-properties style:font-name="Open Sans1" officeooo:rsid="001531e2"/>
    </style:style>
    <style:style style:name="T134" style:family="text">
      <style:text-properties style:font-name="Open Sans1" officeooo:rsid="000c49e2"/>
    </style:style>
    <style:style style:name="T135" style:family="text">
      <style:text-properties style:font-name="Open Sans1" officeooo:rsid="001d129b"/>
    </style:style>
    <style:style style:name="T136" style:family="text">
      <style:text-properties style:font-name="Open Sans1" officeooo:rsid="001dd672"/>
    </style:style>
    <style:style style:name="T137" style:family="text">
      <style:text-properties style:font-name="Open Sans1" fo:font-weight="bold" officeooo:rsid="001d129b" style:font-weight-asian="bold" style:font-weight-complex="bold"/>
    </style:style>
    <style:style style:name="T138" style:family="text">
      <style:text-properties style:font-name="Open Sans1" fo:font-weight="bold" officeooo:rsid="001dd672" style:font-weight-asian="bold" style:font-weight-complex="bold"/>
    </style:style>
    <style:style style:name="T139" style:family="text">
      <style:text-properties officeooo:rsid="000bc816"/>
    </style:style>
    <style:style style:name="T140" style:family="text">
      <style:text-properties fo:font-weight="normal" style:font-weight-asian="normal" style:font-weight-complex="normal"/>
    </style:style>
    <style:style style:name="T141" style:family="text">
      <style:text-properties fo:font-weight="normal" officeooo:rsid="000bc816" style:font-weight-asian="normal" style:font-weight-complex="normal"/>
    </style:style>
    <style:style style:name="T142" style:family="text">
      <style:text-properties fo:font-weight="normal" officeooo:rsid="000e38c1" style:font-weight-asian="normal" style:font-weight-complex="normal"/>
    </style:style>
    <style:style style:name="T143" style:family="text">
      <style:text-properties fo:font-weight="normal" officeooo:rsid="0013b192" style:font-weight-asian="normal" style:font-weight-complex="normal"/>
    </style:style>
    <style:style style:name="T144" style:family="text">
      <style:text-properties fo:font-weight="normal" officeooo:rsid="0009902f" style:font-weight-asian="normal" style:font-weight-complex="normal"/>
    </style:style>
    <style:style style:name="T145" style:family="text">
      <style:text-properties fo:font-weight="normal" officeooo:rsid="003922b7" style:font-weight-asian="normal" style:font-weight-complex="normal"/>
    </style:style>
    <style:style style:name="T146" style:family="text">
      <style:text-properties fo:font-weight="normal" officeooo:rsid="0045de1c" style:font-weight-asian="normal" style:font-weight-complex="normal"/>
    </style:style>
    <style:style style:name="T147" style:family="text">
      <style:text-properties fo:font-weight="normal" officeooo:rsid="004cfef6" style:font-weight-asian="normal" style:font-weight-complex="normal"/>
    </style:style>
    <style:style style:name="T148" style:family="text">
      <style:text-properties fo:font-weight="normal" officeooo:rsid="004ec99c" style:font-weight-asian="normal" style:font-weight-complex="normal"/>
    </style:style>
    <style:style style:name="T149" style:family="text">
      <style:text-properties fo:font-weight="normal" officeooo:rsid="0013b48e" style:font-weight-asian="normal" style:font-weight-complex="normal"/>
    </style:style>
    <style:style style:name="T150" style:family="text">
      <style:text-properties fo:font-weight="normal" officeooo:rsid="0015d718" style:font-weight-asian="normal" style:font-weight-complex="normal"/>
    </style:style>
    <style:style style:name="T151" style:family="text">
      <style:text-properties fo:font-weight="normal" officeooo:rsid="00372b0d" style:font-weight-asian="normal" style:font-weight-complex="normal"/>
    </style:style>
    <style:style style:name="T152" style:family="text">
      <style:text-properties fo:font-weight="normal" officeooo:rsid="001a68fc" style:font-weight-asian="normal" style:font-weight-complex="normal"/>
    </style:style>
    <style:style style:name="T153" style:family="text">
      <style:text-properties fo:font-weight="normal" officeooo:rsid="0025ccfc" style:font-weight-asian="normal" style:font-weight-complex="normal"/>
    </style:style>
    <style:style style:name="T154" style:family="text">
      <style:text-properties fo:font-weight="normal" officeooo:rsid="0020ec02" style:font-weight-asian="normal" style:font-weight-complex="normal"/>
    </style:style>
    <style:style style:name="T155" style:family="text">
      <style:text-properties fo:font-weight="normal" officeooo:rsid="001c8a79" style:font-weight-asian="normal" style:font-weight-complex="normal"/>
    </style:style>
    <style:style style:name="T156" style:family="text">
      <style:text-properties fo:font-weight="normal" officeooo:rsid="0016992b" style:font-weight-asian="normal" style:font-weight-complex="normal"/>
    </style:style>
    <style:style style:name="T157" style:family="text">
      <style:text-properties fo:font-weight="normal" officeooo:rsid="001b4fb1" style:font-weight-asian="normal" style:font-weight-complex="normal"/>
    </style:style>
    <style:style style:name="T158" style:family="text">
      <style:text-properties officeooo:rsid="0017b7a3"/>
    </style:style>
    <style:style style:name="T159" style:family="text">
      <style:text-properties officeooo:rsid="000e38c1"/>
    </style:style>
    <style:style style:name="T160" style:family="text">
      <style:text-properties style:text-underline-style="none" fo:font-weight="normal" officeooo:rsid="00197796" style:font-weight-asian="normal" style:font-weight-complex="normal"/>
    </style:style>
    <style:style style:name="T161" style:family="text">
      <style:text-properties style:text-underline-style="none" fo:font-weight="normal" officeooo:rsid="000bc816" style:font-weight-asian="normal" style:font-weight-complex="normal"/>
    </style:style>
    <style:style style:name="T162" style:family="text">
      <style:text-properties style:text-underline-style="none" fo:font-weight="normal" officeooo:rsid="002843a8" style:font-weight-asian="normal" style:font-weight-complex="normal"/>
    </style:style>
    <style:style style:name="T163" style:family="text">
      <style:text-properties style:text-underline-style="none" fo:font-weight="normal" officeooo:rsid="001531e2" style:font-weight-asian="normal" style:font-weight-complex="normal"/>
    </style:style>
    <style:style style:name="T164" style:family="text">
      <style:text-properties style:text-underline-style="none" fo:font-weight="normal" officeooo:rsid="000c49e2" style:font-weight-asian="normal" style:font-weight-complex="normal"/>
    </style:style>
    <style:style style:name="T165" style:family="text">
      <style:text-properties style:text-underline-style="none" fo:font-weight="bold" officeooo:rsid="000bc816" style:font-weight-asian="bold" style:font-weight-complex="bold"/>
    </style:style>
    <style:style style:name="T166" style:family="text">
      <style:text-properties style:text-underline-style="none" fo:font-weight="bold" officeooo:rsid="002843a8" style:font-weight-asian="bold" style:font-weight-complex="bold"/>
    </style:style>
    <style:style style:name="T167" style:family="text">
      <style:text-properties style:text-underline-style="none" officeooo:rsid="000c49e2"/>
    </style:style>
    <style:style style:name="T168" style:family="text">
      <style:text-properties style:text-underline-style="none" officeooo:rsid="0016098c"/>
    </style:style>
    <style:style style:name="T169" style:family="text">
      <style:text-properties style:text-underline-style="none" officeooo:rsid="001531e2"/>
    </style:style>
    <style:style style:name="T170" style:family="text">
      <style:text-properties style:text-underline-style="none" officeooo:rsid="001783e8"/>
    </style:style>
    <style:style style:name="T171" style:family="text">
      <style:text-properties officeooo:rsid="00408929"/>
    </style:style>
    <style:style style:name="T172" style:family="text">
      <style:text-properties officeooo:rsid="00079129"/>
    </style:style>
    <style:style style:name="T173" style:family="text">
      <style:text-properties officeooo:rsid="0008aa6f"/>
    </style:style>
    <style:style style:name="T174" style:family="text">
      <style:text-properties officeooo:rsid="000d0126"/>
    </style:style>
    <style:style style:name="T175" style:family="text">
      <style:text-properties officeooo:rsid="0046f132"/>
    </style:style>
    <style:style style:name="T176" style:family="text">
      <style:text-properties officeooo:rsid="000a3588"/>
    </style:style>
    <style:style style:name="T177" style:family="text">
      <style:text-properties officeooo:rsid="004dfb45"/>
    </style:style>
    <style:style style:name="T178" style:family="text">
      <style:text-properties officeooo:rsid="00074581"/>
    </style:style>
    <style:style style:name="T179" style:family="text">
      <style:text-properties officeooo:rsid="005373de"/>
    </style:style>
    <style:style style:name="T180" style:family="text">
      <style:text-properties officeooo:rsid="000cf3d9"/>
    </style:style>
    <style:style style:name="T181" style:family="text">
      <style:text-properties officeooo:rsid="00127496"/>
    </style:style>
    <style:style style:name="T182" style:family="text">
      <style:text-properties officeooo:rsid="0018cba9"/>
    </style:style>
    <style:style style:name="T183" style:family="text">
      <style:text-properties officeooo:rsid="0011915f"/>
    </style:style>
    <style:style style:name="T184" style:family="text">
      <style:text-properties officeooo:rsid="005b568f"/>
    </style:style>
    <style:style style:name="T185" style:family="text">
      <style:text-properties officeooo:rsid="00183e6c"/>
    </style:style>
    <style:style style:name="T186" style:family="text">
      <style:text-properties officeooo:rsid="0062947e"/>
    </style:style>
    <style:style style:name="T187" style:family="text">
      <style:text-properties officeooo:rsid="006363d9"/>
    </style:style>
    <style:style style:name="T188" style:family="text">
      <style:text-properties officeooo:rsid="00182000"/>
    </style:style>
    <style:style style:name="T189" style:family="text">
      <style:text-properties officeooo:rsid="002c95e5"/>
    </style:style>
    <style:style style:name="T190" style:family="text">
      <style:text-properties officeooo:rsid="0022bb35"/>
    </style:style>
    <style:style style:name="T191" style:family="text">
      <style:text-properties officeooo:rsid="001c8a79"/>
    </style:style>
    <style:style style:name="T192" style:family="text">
      <style:text-properties officeooo:rsid="0030fa5f"/>
    </style:style>
    <style:style style:name="T193" style:family="text">
      <style:text-properties officeooo:rsid="000a22cf"/>
    </style:style>
    <style:style style:name="T194" style:family="text">
      <style:text-properties officeooo:rsid="000e8a29"/>
    </style:style>
    <style:style style:name="T195" style:family="text">
      <style:text-properties officeooo:rsid="00179538"/>
    </style:style>
    <style:style style:name="T196" style:family="text">
      <style:text-properties officeooo:rsid="000acc92"/>
    </style:style>
    <style:style style:name="T197" style:family="text">
      <style:text-properties officeooo:rsid="00833248"/>
    </style:style>
    <style:style style:name="T198" style:family="text">
      <style:text-properties officeooo:rsid="00135c3b"/>
    </style:style>
    <style:style style:name="T199" style:family="text">
      <style:text-properties officeooo:rsid="0018a7b6"/>
    </style:style>
    <style:style style:name="T200" style:family="text">
      <style:text-properties officeooo:rsid="000fc5a4"/>
    </style:style>
    <style:style style:name="T201" style:family="text">
      <style:text-properties officeooo:rsid="008a1787"/>
    </style:style>
    <style:style style:name="T202" style:family="text">
      <style:text-properties officeooo:rsid="0018b64e"/>
    </style:style>
    <style:style style:name="T203" style:family="text">
      <style:text-properties officeooo:rsid="001b4fb1"/>
    </style:style>
    <style:style style:name="T204" style:family="text">
      <style:text-properties officeooo:rsid="001d47e5"/>
    </style:style>
    <style:style style:name="T205" style:family="text">
      <style:text-properties officeooo:rsid="0094564a"/>
    </style:style>
    <style:style style:name="T206" style:family="text">
      <style:text-properties officeooo:rsid="000b4c79"/>
    </style:style>
    <style:style style:name="T207" style:family="text">
      <style:text-properties officeooo:rsid="0094f889"/>
    </style:style>
    <style:style style:name="T208" style:family="text">
      <style:text-properties officeooo:rsid="000c49e2"/>
    </style:style>
    <style:style style:name="T209" style:family="text">
      <style:text-properties officeooo:rsid="009b055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string" text:name="Application"/>
        <text:variable-decl office:value-type="string" text:name="Présentation"/>
        <text:variable-decl office:value-type="string" text:name="Acteurs"/>
        <text:variable-decl office:value-type="string" text:name="Impact"/>
        <text:variable-decl office:value-type="string" text:name="Personnas"/>
        <text:variable-decl office:value-type="string" text:name="Contexte"/>
        <text:variable-decl office:value-type="string" text:name="CUs"/>
        <text:variable-decl office:value-type="string" text:name="Packages"/>
        <text:variable-decl office:value-type="string" text:name="Lescasdutilisations"/>
        <text:variable-decl office:value-type="string" text:name="Descriptiontextuelles"/>
        <text:variable-decl office:value-type="string" text:name="Gestiongenerales"/>
        <text:variable-decl office:value-type="string" text:name="Workflow"/>
        <text:variable-decl office:value-type="string" text:name="Processusdecommande"/>
        <text:variable-decl office:value-type="string" text:name="Glossai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ommaire</text:p>
      <text:p text:style-name="P3"/>
      <text:p text:style-name="P3"/>
      <text:p text:style-name="P5"><text:reference-ref text:reference-format="text" text:ref-name="Introduction">1 – Introduction</text:reference-ref></text:p>
      <text:p text:style-name="P3"><text:tab/><text:reference-ref text:reference-format="text" text:ref-name="Objet du document">1.1 – Objet du document</text:reference-ref></text:p>
      <text:p text:style-name="P3"><text:tab/><text:reference-ref text:reference-format="text" text:ref-name="Besoin du client">1.2 – Besoin du client</text:reference-ref></text:p>
      <text:p text:style-name="P3"><text:tab/><text:tab/><text:reference-ref text:reference-format="text" text:ref-name="Contexte">1.2.a – Contexte</text:reference-ref></text:p>
      <text:p text:style-name="P3"><text:tab/><text:tab/><text:reference-ref text:reference-format="text" text:ref-name="Enjeux et objectifs">1.2.b – Enjeux et objectifs</text:reference-ref></text:p>
      <text:p text:style-name="P3"/>
      <text:p text:style-name="P2"><text:variable-set text:name="Présentation" office:value-type="string">2 – Présentation de la solution</text:variable-set></text:p>
      <text:p text:style-name="P3"><text:tab/><text:reference-ref text:reference-format="text" text:ref-name="Principe de fonctionnement">Principe de fonctionnement</text:reference-ref></text:p>
      <text:p text:style-name="P3"><text:tab/><text:reference-ref text:reference-format="text" text:ref-name="Proposition de solution technique">Proposition de solution technique</text:reference-ref></text:p>
      <text:p text:style-name="P3"/>
      <text:p text:style-name="P4"><text:variable-set text:name="Application" office:value-type="string">3 – Application</text:variable-set></text:p>
      <text:p text:style-name="P4"><text:tab/><text:variable-set text:name="Acteurs" office:value-type="string">3.1 – Les acteurs</text:variable-set></text:p>
      <text:p text:style-name="P3"><text:tab/><text:tab/><text:variable-set text:name="Impact" office:value-type="string">Impact Map</text:variable-set></text:p>
      <text:p text:style-name="P3"><text:tab/><text:tab/><text:variable-set text:name="Personnas" office:value-type="string">Personnas</text:variable-set></text:p>
      <text:p text:style-name="P3"><text:tab/><text:tab/><text:variable-set text:name="Contexte" office:value-type="string">Diagramme de contexte</text:variable-set></text:p>
      <text:p text:style-name="P3"><text:tab/><text:variable-set text:name="CUs" office:value-type="string">3.2 – Interfaces</text:variable-set></text:p>
      <text:p text:style-name="P3"><text:tab/><text:tab/><text:variable-set text:name="Packages" office:value-type="string">Diagramme de packages</text:variable-set></text:p>
      <text:p text:style-name="P3"><text:tab/><text:variable-set text:name="Lescasdutilisations" office:value-type="string">3.3 – Les cas d’utilisations</text:variable-set></text:p>
      <text:p text:style-name="P3"><text:tab/><text:tab/><text:variable-set text:name="Descriptiontextuelles" office:value-type="string">DCU et description textuelles</text:variable-set></text:p>
      <text:p text:style-name="P3"><text:tab/><text:variable-set text:name="Gestiongenerales" office:value-type="string">3.4 – Règles de gestion générales</text:variable-set></text:p>
      <text:p text:style-name="P3"/>
      <text:p text:style-name="P3"><text:variable-set text:name="Workflow" office:value-type="string">4 – Workflow</text:variable-set></text:p>
      <text:p text:style-name="P3"><text:tab/><text:variable-set text:name="Processusdecommande" office:value-type="string">Modélisation du processus de commande</text:variable-set></text:p>
      <text:p text:style-name="P3"><text:tab/></text:p>
      <text:p text:style-name="P3"/>
      <text:p text:style-name="P3"/>
      <text:p text:style-name="P3"><text:variable-set text:name="Glossaire" office:value-type="string">Glossaire</text:variable-set></text:p>
      <text:p text:style-name="P3"/>
      <text:p text:style-name="P3"/>
      <text:p text:style-name="P21"><text:reference-mark-start text:name="Introduction"/>1 – Introduction<text:reference-mark-end text:name="Introduction"/></text:p>
      <text:p text:style-name="P6"/>
      <text:p text:style-name="P7"><text:reference-mark-start text:name="Objet du document"/>1.1 – Objet du document<text:reference-mark-end text:name="Objet du document"/></text:p>
      <text:p text:style-name="P6"/>
      <text:p text:style-name="P6">Le présent document constitue le dossier de conception fonctionnelles du nouveau système informatique du groupe « OC Pizza ».</text:p>
      <text:p text:style-name="P6">Son objectif est de lister et de détailler les spécifications envisagées pour répondre aux besoins du client.</text:p>
      <text:p text:style-name="P6"/>
      <text:p text:style-name="P6">Les éléments du présent dossier découlent d<text:span text:style-name="T5">u recueil</text:span> des besoins du client</text:p>
      <text:p text:style-name="P6"/>
      <text:p text:style-name="P6"><text:reference-mark-start text:name="Besoin du client"/>1.2 – Besoin du client<text:reference-mark-end text:name="Besoin du client"/></text:p>
      <text:p text:style-name="P6"/>
      <text:p text:style-name="P6"><text:reference-mark-start text:name="Contexte"/>1.2.a – Contexte<text:reference-mark-end text:name="Contexte"/></text:p>
      <text:p text:style-name="P6"/>
      <text:p text:style-name="P8">Le groupe de pizzerias « OC Pizza », en pleine croissance, souhaite ouvrir 3 points de vente supplémentaire dans un délai imparti de 6 mois <text:span text:style-name="T28">et </text:span>qui viendraient renforcer les 5 pizzerias déjà implantées actuellement.</text:p>
      <text:p text:style-name="P8">Dans ce contexte, les propriétaires <text:span text:style-name="T28">considèrent</text:span> que le système informatique actuellement utilisé <text:span text:style-name="T1">a atteint ses limites, ne répond plus aux besoins ni des employés ni de la direction. De plus, ne permettant ni la commande en ligne, ni le règlement, il n’est pas concurrentiel.</text:span></text:p>
      <text:p text:style-name="P6"/>
      <text:p text:style-name="P6"><text:reference-mark-start text:name="Enjeux et objectifs"/>1.2.b – Enjeux et objectifs<text:reference-mark-end text:name="Enjeux et objectifs"/></text:p>
      <text:p text:style-name="P6"/>
      <text:p text:style-name="P9">L’enjeu principal est la rapide mise à disposition d’un nouveau système informatique, adapté aux besoins du client, afin d’accompagner la forte croissance du groupe et de tirer le meilleur parti de l’ouverture des prochains points de vente.</text:p>
      <text:p text:style-name="P9"/>
      <text:p text:style-name="P9">Les objectifs, reformulés et identifiés selon le recueil des besoins du client sont les suivants :</text:p>
      <text:p text:style-name="P11"/>
      <text:p text:style-name="P13">- La gestion des commandes doit pouvoir être dématérialisée :</text:p>
      <text:p text:style-name="P14"><text:tab/>- Les livreurs doivent pouvoir indiquer en temps réel la livraison d’une commande à un client</text:p>
      <text:p text:style-name="P14"><text:tab/>- Les clients des pizzerias doivent pouvoir passer commande, régler, <text:span text:style-name="T6">modifier et</text:span> annuler leur<text:tab/>commande en ligne</text:p>
      <text:p text:style-name="P16"><text:tab/>- De manière générale, l’état des commandes doit pouvoir être modifiable en temps réel par le<text:tab/>client via le système informatique afin de représenter l’état réel de celle-ci</text:p>
      <text:p text:style-name="P14"/>
      <text:p text:style-name="P12">- Le client doit pouvoir <text:span text:style-name="T3">visualiser en temps réel les commandées passées, en cours et terminées, ainsi que les différents états intermédiaires</text:span></text:p>
      <text:p text:style-name="P12">- La visualisation du stock doit être représentative de l’état du stock réel <text:span text:style-name="T4">et le système doit pouvoir informer l’utilisateur de quelles pizzas peuvent encore être réalisées et en quelles quantités</text:span></text:p>
      <text:p text:style-name="P12">- La gestion des stocks doit être dématérialisées avec la possibilité d’<text:span text:style-name="T4">ordonner un réapprovisionnement</text:span></text:p>
      <text:p text:style-name="P12"/>
      <text:p text:style-name="P17">- La gestion des recettes doit pouvoir être dématérialisée :</text:p>
      <text:p text:style-name="P10"><text:tab/>- <text:span text:style-name="T2">Les recettes des pizzas doivent être consultables en permanence pour les pizzaïolos</text:span></text:p>
      <text:p text:style-name="P10"><text:tab/><text:span text:style-name="T7">- Le client peut créer, modifier ou supprimer une recette via le système informatique</text:span></text:p>
      <text:p text:style-name="P10"/>
      <text:p text:style-name="P14"/>
      <text:p text:style-name="P15"/>
      <text:p text:style-name="P2"><text:soft-page-break/><text:variable-get text:name="Présentation">2 – Présentation de la solution</text:variable-get></text:p>
      <text:p text:style-name="P2"/>
      <text:p text:style-name="P2"><text:tab/><text:reference-mark-start text:name="Principe de fonctionnement"/>Principe de fonctionnement<text:reference-mark-end text:name="Principe de fonctionnement"/></text:p>
      <text:p text:style-name="P2"/>
      <text:p text:style-name="P20"><text:span text:style-name="T16"><text:tab/>L</text:span><text:span text:style-name="T19">e </text:span><text:span text:style-name="T20">produit</text:span><text:span text:style-name="T16"> prendrait la forme d’une application web. Celle-ci serait dotée de plusieurs interfaces </text:span><text:span text:style-name="T17">chacune dédiée</text:span><text:span text:style-name="T18"> à différents acteurs et permettant différentes opérations :</text:span></text:p>
      <text:p text:style-name="P18">- Interface clients de la pizzeria, permettant la consultation du menu et toutes les opérations relatives à une commande, avec possibilité de s’inscrire ainsi que de s’identifier</text:p>
      <text:p text:style-name="P19">- Interface employés, permettant la gestion des commandes (changement d’état, annulation) ainsi que la consultation des recettes</text:p>
      <text:p text:style-name="P19">- Interface direction, permettant la gestion des stocks (consultation, commande), la gestion des recettes (création, modification et suppression)</text:p>
      <text:p text:style-name="P2"/>
      <text:p text:style-name="P2"/>
      <text:p text:style-name="P2"><text:tab/><text:reference-mark-start text:name="Proposition de solution technique"/>Proposition de solution technique<text:reference-mark-end text:name="Proposition de solution technique"/></text:p>
      <text:p text:style-name="P2"/>
      <text:p text:style-name="P25"><text:tab/>La solution technique proposée est une application web <text:span text:style-name="T30">responsive</text:span>, utilisable via un navigateur, depuis un ordinateur, mobile ou tablette.</text:p>
      <text:p text:style-name="P25">Coté <text:span text:style-name="T30">back-end</text:span>, le choix s’est porté sur Python. Langage très populaire et aujourd’hui incontournable<text:span text:style-name="T8">1</text:span> dans le développement web, il est puissant, de syntaxe simple, d’une grande polyvalence et est portable sur tous systèmes d’exploitation<text:span text:style-name="T8">2</text:span>. </text:p>
      <text:p text:style-name="P29"><text:span text:style-name="T21">Le </text:span><text:span text:style-name="T23">framework</text:span><text:span text:style-name="T21"> Django-SHOP a été choisi afin d’accompagner et de faciliter le développement. Spécialisé dans la </text:span><text:span text:style-name="T20">conception de</text:span><text:span text:style-name="T21"> sites e-commerce, il est basé sur Django, le </text:span><text:span text:style-name="T23">framework</text:span><text:span text:style-name="T21"> Python le plus utilisé</text:span><text:span text:style-name="T9">3</text:span><text:span text:style-name="T12"> pour le développement Web</text:span><text:span text:style-name="T21">.</text:span></text:p>
      <text:p text:style-name="P25"/>
      <text:p text:style-name="P25">L’utilisation d’un <text:span text:style-name="T30">framework</text:span> de développement, permet d’augmenter la productivité du développeur en facilitant certaines tâches, dans le cas de Django, en abstrayant par exemple la gestion et l’alimentation de bases de données, grâce à son <text:span text:style-name="T30">ORM</text:span> et son <text:span text:style-name="T30">API</text:span> Python<text:span text:style-name="T8">4</text:span>.</text:p>
      <text:p text:style-name="P25"/>
      <text:p text:style-name="P25">Django-SHOP est tout indiqué dans le développement de sites e-commerces, <text:span text:style-name="T31">il</text:span> implément<text:span text:style-name="T31">e</text:span> et int<text:span text:style-name="T209">è</text:span>gr<text:span text:style-name="T31">e en effet</text:span> certaines fonctionnalités attendues comme la gestion de la livraison<text:span text:style-name="T8">5</text:span><text:span text:style-name="T11">, la gestion dématérialisée des stocks</text:span><text:span text:style-name="T8">6 </text:span><text:span text:style-name="T11">ou encore le paiement en ligne</text:span><text:span text:style-name="T8">7</text:span><text:span text:style-name="T11">, </text:span><text:span text:style-name="T15">en plus de posséder toutes les qualités de Django.</text:span></text:p>
      <text:p text:style-name="P44"/>
      <text:p text:style-name="P30">Concernant le front-end, Django est conçu selon le modèle <text:span text:style-name="T37">MVT</text:span> et utilise un système de template capable de générer dynamiquem<text:span text:style-name="T29">ent</text:span> du code HTML<text:span text:style-name="T10">8</text:span>.<text:span text:style-name="T27"> Il est donc tout à la fois possible de choisir un template particulier que de l’écrire totalement. Enfin, pour la mise en forme et pour dynamiser la partie front-end, le CSS et le Javascript sont des outils indispensables.</text:span></text:p>
      <text:p text:style-name="P31"/>
      <text:p text:style-name="P45"><text:span text:style-name="T13">2 - </text:span><text:a xlink:type="simple" xlink:href="https://docs.python.org/3/faq/general.html#what-is-python" text:style-name="Internet_20_link" text:visited-style-name="Visited_20_Internet_20_Link"><text:span text:style-name="T13">https://docs.python.org/3/faq/general.html#what-is-python</text:span></text:a></text:p>
      <text:p text:style-name="P46"><text:span text:style-name="T13">4 - </text:span><text:a xlink:type="simple" xlink:href="https://docs.djangoproject.com/en/3.0/topics/db/queries/" text:style-name="Internet_20_link" text:visited-style-name="Visited_20_Internet_20_Link"><text:span text:style-name="T13">https://docs.djangoproject.com/en/3.0/topics/db/queries/</text:span></text:a></text:p>
      <text:p text:style-name="P46"><text:span text:style-name="T13">5 - </text:span><text:a xlink:type="simple" xlink:href="https://django-shop.readthedocs.io/en/latest/reference/delivery.html" text:style-name="Internet_20_link" text:visited-style-name="Visited_20_Internet_20_Link"><text:span text:style-name="T13">https://django-shop.readthedocs.io/en/latest/reference/delivery.html</text:span></text:a><text:span text:style-name="T13">#</text:span></text:p>
      <text:p text:style-name="P47"><text:span text:style-name="T13">6 - </text:span><text:a xlink:type="simple" xlink:href="https://django-shop.readthedocs.io/en/latest/reference/inventory.html" text:style-name="Internet_20_link" text:visited-style-name="Visited_20_Internet_20_Link"><text:span text:style-name="T13">https://django-shop.readthedocs.io/en/latest/reference/inventory.html</text:span></text:a></text:p>
      <text:p text:style-name="P26"><text:span text:style-name="T14">7 - </text:span><text:a xlink:type="simple" xlink:href="https://django-shop.readthedocs.io/en/latest/howto/how-to-payment.html" text:style-name="Internet_20_link" text:visited-style-name="Visited_20_Internet_20_Link"><text:span text:style-name="T14">https://django-shop.readthedocs.io/en/latest/howto/how-to-payment.html</text:span></text:a></text:p>
      <text:p text:style-name="P31">8 - <text:a xlink:type="simple" xlink:href="https://docs.djangoproject.com/en/3.0/topics/templates/" text:style-name="Internet_20_link" text:visited-style-name="Visited_20_Internet_20_Link">https://docs.djangoproject.com/en/3.0/topics/templates/</text:a></text:p>
      <text:p text:style-name="P32">9 - </text:p>
      <text:p text:style-name="P22"><text:reference-mark-start text:name="Application"/><text:variable-get text:name="Application">3 – Application</text:variable-get><text:reference-mark-end text:name="Application"/></text:p>
      <text:p text:style-name="P33"/>
      <text:p text:style-name="P33"><text:tab/><text:variable-get text:name="Acteurs">3.1 – Les acteurs</text:variable-get></text:p>
      <text:p text:style-name="P33"/>
      <text:p text:style-name="P33"><text:tab/><text:tab/><text:variable-get text:name="Impact">Impact Map</text:variable-get></text:p>
      <text:p text:style-name="P33"/>
      <text:p text:style-name="P34">— Impact Map —</text:p>
      <text:p text:style-name="P34"/>
      <text:p text:style-name="P34"><text:tab/><text:tab/><text:variable-get text:name="Personnas">Personnas</text:variable-get></text:p>
      <text:p text:style-name="P34"/>
      <text:p text:style-name="P35">Nom – Prénom : Coudeau Régis</text:p>
      <text:p text:style-name="P35">Âge : 45 ans</text:p>
      <text:p text:style-name="P35">Statut social : Marié, père de famille</text:p>
      <text:p text:style-name="P35">Activité : Cadre</text:p>
      <text:p text:style-name="P35">Caractère : Engagé, investi dans sa vie de famille</text:p>
      <text:p text:style-name="P35"/>
      <text:p text:style-name="P35">Régis prend plaisir à cuisiner avec et pour sa famille. C’est un moment convivial et qui lui tient à coeur. De façon très occasionnelle, il va organiser une soirée pizza avec sa famille, il ne souhaite pas perdre de temps dans une inscription interminable pour l’usage d’un service rarissime. <text:span text:style-name="T32">Il souhaite donc pouvoir passer commande sans s’inscrire et donc sans avoir à s’authentifier.</text:span></text:p>
      <text:p text:style-name="P42"/>
      <text:p text:style-name="P35">Nom – Prénom : Langlet Kévin</text:p>
      <text:p text:style-name="P35">Âge : 25 ans</text:p>
      <text:p text:style-name="P35">Statut social : Célibataire</text:p>
      <text:p text:style-name="P35">Activité : Étudiant</text:p>
      <text:p text:style-name="P38">Caractère : Routinier et technovore</text:p>
      <text:p text:style-name="P38"/>
      <text:p text:style-name="P38">Kévin est étudiant, avec un rituel hebdomadaire bien ancré. Tous les vendredis soirs, il planifie une soirée jeux vidéos accompagnée de pizzas. Il effectue tout le temps la même commande, il s’attend donc naturellement à pouvoir l’effectuer en seulement quelques clics. <text:span text:style-name="T32">Il souhaite </text:span><text:span text:style-name="T33">donc pouvoir repasser la même commande à partir de son espace personnel.</text:span></text:p>
      <text:p text:style-name="P43"/>
      <text:p text:style-name="P36">Nom – Prénom : <text:span text:style-name="T36">Bernier Manuella</text:span></text:p>
      <text:p text:style-name="P36">Âge : <text:span text:style-name="T36">35 ans</text:span></text:p>
      <text:p text:style-name="P36">Statut social : Célibataire</text:p>
      <text:p text:style-name="P36">Activité : <text:span text:style-name="T36">Ingénieure qualité</text:span></text:p>
      <text:p text:style-name="P39">Caractère : <text:span text:style-name="T36">Sociale et dynamique</text:span></text:p>
      <text:p text:style-name="P35"/>
      <text:p text:style-name="P37">Manuella a une vie professionnelle et sociale très active. Elle organise régulièrement des soirées avec ses collègues et amies, et apprécie certaines fois de simplement commander des pizzas. Impliquée dans tous ce qu’elle fait, elle prend plaisir à donner son avis et des retours des services dont elle a l’usage, dans un souci constant d’amélioration. <text:span text:style-name="T32">Elle souhaite donc pouvoir laisser un avis et une note pour les commandes passées.</text:span></text:p>
      <text:p text:style-name="P23"><text:variable-get text:name="Contexte">Diagramme de contexte</text:variable-get></text:p>
      <text:p text:style-name="P23"><text:variable-get text:name="CUs">3.2 – Interfaces</text:variable-get></text:p>
      <text:p text:style-name="P40"/>
      <text:p text:style-name="P41">— Diagramme de packages —</text:p>
      <text:p text:style-name="P41"/>
      <text:p text:style-name="P41"/>
      <text:p text:style-name="P24"><text:variable-get text:name="Lescasdutilisations">3.3 – Les cas d’utilisations</text:variable-get></text:p>
      <text:p text:style-name="P24"/>
      <text:p text:style-name="P24"/>
      <table:table table:name="Tableau1" table:style-name="Tableau1">
        <table:table-column table:style-name="Tableau1.A"/>
        <table:table-column table:style-name="Tableau1.B"/>
        <table:table-row>
          <table:table-cell table:style-name="Tableau1.A1" office:value-type="string">
            <text:p text:style-name="P50">Cas n° :</text:p>
          </table:table-cell>
          <table:table-cell table:style-name="Tableau1.B1" office:value-type="string">
            <text:p text:style-name="P27">1.1</text:p>
          </table:table-cell>
        </table:table-row>
        <table:table-row>
          <table:table-cell table:style-name="Tableau1.A2" office:value-type="string">
            <text:p text:style-name="P50">Nom :</text:p>
          </table:table-cell>
          <table:table-cell table:style-name="Tableau1.B13" office:value-type="string">
            <text:p text:style-name="P50">S’inscrire</text:p>
          </table:table-cell>
        </table:table-row>
        <table:table-row>
          <table:table-cell table:style-name="Tableau1.A2" office:value-type="string">
            <text:p text:style-name="P49">Acteur(s) :</text:p>
          </table:table-cell>
          <table:table-cell table:style-name="Tableau1.B13" office:value-type="string">
            <text:p text:style-name="P50">Client</text:p>
          </table:table-cell>
        </table:table-row>
        <table:table-row>
          <table:table-cell table:style-name="Tableau1.A2" office:value-type="string">
            <text:p text:style-name="P50">Description :</text:p>
          </table:table-cell>
          <table:table-cell table:style-name="Tableau1.B13" office:value-type="string">
            <text:p text:style-name="P50">Le client doit pouvoir s’inscrire afin de pouvoir se connecter</text:p>
          </table:table-cell>
        </table:table-row>
        <table:table-row>
          <table:table-cell table:style-name="Tableau1.A2" office:value-type="string">
            <text:p text:style-name="P50">Auteur :</text:p>
          </table:table-cell>
          <table:table-cell table:style-name="Tableau1.B13" office:value-type="string">
            <text:p text:style-name="P50">Damien Ramelet</text:p>
          </table:table-cell>
        </table:table-row>
        <table:table-row>
          <table:table-cell table:style-name="Tableau1.A2" office:value-type="string">
            <text:p text:style-name="P50">Date :</text:p>
          </table:table-cell>
          <table:table-cell table:style-name="Tableau1.B6" office:value-type="date" office:date-value="2020-05-28">
            <text:p text:style-name="P50">28/05/20</text:p>
          </table:table-cell>
        </table:table-row>
        <table:table-row>
          <table:table-cell table:style-name="Tableau1.A2" office:value-type="string">
            <text:p text:style-name="P50">Pré-condition(s) :</text:p>
          </table:table-cell>
          <table:table-cell table:style-name="Tableau1.B13" office:value-type="string">
            <text:p text:style-name="P50">Aucune</text:p>
          </table:table-cell>
        </table:table-row>
        <table:table-row>
          <table:table-cell table:style-name="Tableau1.A2" office:value-type="string">
            <text:p text:style-name="P49">Démarrage :</text:p>
          </table:table-cell>
          <table:table-cell table:style-name="Tableau1.B13" office:value-type="string">
            <text:p text:style-name="P50">L’utilisateur clique sur « S’inscrire »</text:p>
          </table:table-cell>
        </table:table-row>
        <table:table-row>
          <table:table-cell table:style-name="Tableau1.A12" table:number-columns-spanned="2" office:value-type="string">
            <text:p text:style-name="P52">Scénario nominal :</text:p>
            <text:list xml:id="list1263957039" text:style-name="L1">
              <text:list-item>
                <text:p text:style-name="P58">Le système affiche un formulaire d’inscription</text:p>
              </text:list-item>
              <text:list-item>
                <text:p text:style-name="P58">L’utilisateur rempli les champs du formulaire et valide</text:p>
              </text:list-item>
              <text:list-item>
                <text:p text:style-name="P58">Le système vérifie que tous les champs obligatoire<text:span text:style-name="T38">s</text:span> sont remplis <text:span text:style-name="T39">et les valeurs conformes</text:span></text:p>
              </text:list-item>
              <text:list-item>
                <text:p text:style-name="P60">Le système vérifie que les données ne correspondent à aucun utilisateur inscrit</text:p>
              </text:list-item>
              <text:list-item>
                <text:p text:style-name="P61"><text:span text:style-name="T139">Le système e</text:span><text:span text:style-name="T141">nvoi </text:span><text:span text:style-name="T139">un message électronique avec un lien hypertexte à l’utilisateur afin de valider l’inscription</text:span></text:p>
              </text:list-item>
              <text:list-item>
                <text:p text:style-name="P58">L’utilisateur <text:span text:style-name="T158">valide</text:span> son inscription</text:p>
              </text:list-item>
              <text:list-item>
                <text:p text:style-name="P58">Le système enregistre les données de l’utilisateur</text:p>
              </text:list-item>
              <text:list-item>
                <text:p text:style-name="P58">Le système affiche un formulaire d’authentification. Déclenchement du cas d’utilisation « <text:span text:style-name="T32">S’authentifier </text:span><text:span text:style-name="T140">»</text:span></text:p>
              </text:list-item>
            </text:list>
          </table:table-cell>
          <table:covered-table-cell/>
        </table:table-row>
        <table:table-row>
          <table:table-cell table:style-name="Tableau1.A12" table:number-columns-spanned="2" office:value-type="string">
            <text:p text:style-name="P53">Scénario alternatif :</text:p>
            <text:list xml:id="list344803805" text:style-name="L2">
              <text:list-item>
                <text:list>
                  <text:list-header>
                    <text:p text:style-name="P296"><text:span text:style-name="T26">2a. </text:span><text:span text:style-name="T25">L’utilisateur ne remplit pas le formulaire et quitte la page d’inscription. Fin du scénario.</text:span></text:p>
                    <text:p text:style-name="P296"><text:span text:style-name="T43">6a. </text:span><text:span text:style-name="T42">L’utilisateur n’a pas validé son inscription, le lien hypertexte a expiré. L’inscription n’est pas enregistrée.</text:span></text:p>
                  </text:list-header>
                </text:list>
              </text:list-item>
            </text:list>
          </table:table-cell>
          <table:covered-table-cell/>
        </table:table-row>
        <table:table-row>
          <table:table-cell table:style-name="Tableau1.A12" table:number-columns-spanned="2" office:value-type="string">
            <text:p text:style-name="P230">Scénario d’erreur :</text:p>
            <text:p text:style-name="P306"><text:span text:style-name="T95">3a. </text:span><text:span text:style-name="T94">Tous les champs ne sont pas remplis. Le système affiche un message d’erreur. Retour à l’étape </text:span><text:span text:style-name="T105">2.</text:span><text:span text:style-name="T94"> </text:span></text:p>
            <text:p text:style-name="P306"><text:span text:style-name="T105">3b. </text:span><text:span text:style-name="T96">Les données de l’utilisateur ne sont pas conformes. Le système affiche un message d’erreur. Retour à l’étape 2.</text:span></text:p>
            <text:p text:style-name="P306"><text:span text:style-name="T105">4a.</text:span><text:span text:style-name="T97">Les données correspondent à un utilisateur déjà inscrit. Le système affiche un message d’erreur. Le système propose à l’utilisateur de s’authentifier. Déclenchement du cas d’utilisation «</text:span><text:span text:style-name="T98"> S’authentifier </text:span><text:span text:style-name="T99">».</text:span></text:p>
          </table:table-cell>
          <table:covered-table-cell/>
        </table:table-row>
        <table:table-row>
          <table:table-cell table:style-name="Tableau1.A12" table:number-columns-spanned="2" office:value-type="string">
            <text:p text:style-name="P53">Fin :</text:p>
            <text:p text:style-name="P56">Scénario nominal : </text:p>
            <text:p text:style-name="P55"><text:span text:style-name="T41">– </text:span><text:span text:style-name="T40">L’inscription de l’utilisateur est enregistrée. Déclenchement du cas d’utilisation «</text:span><text:span text:style-name="T67"> S’authentifier </text:span><text:span text:style-name="T63">».</text:span></text:p>
            <text:p text:style-name="P57"><text:span text:style-name="T63">S</text:span><text:span text:style-name="T62">cénario alternatif :</text:span></text:p>
            <text:p text:style-name="P55"><text:span text:style-name="T64">– </text:span><text:span text:style-name="T63">L’utilisateur quitte le formulaire d’inscription sans le compléter.</text:span></text:p>
            <text:p text:style-name="P55"><text:span text:style-name="T64">– </text:span><text:span text:style-name="T63">L’utilisateur n’a pas validé son inscription, le lien hypertexte a expiré. L’inscription n’est pas enregistrée.</text:span></text:p>
            <text:p text:style-name="P57"><text:span text:style-name="T63">S</text:span><text:span text:style-name="T62">cénario d’erreur :</text:span></text:p>
            <text:p text:style-name="P57"><text:span text:style-name="T62">– L’utilisateur est déjà inscrit. </text:span><text:span text:style-name="T63">Déclenchement du cas d’utilisation «</text:span><text:span text:style-name="T67"> S’authentifier </text:span><text:span text:style-name="T63">».</text:span></text:p>
          </table:table-cell>
          <table:covered-table-cell/>
        </table:table-row>
        <table:table-row>
          <table:table-cell table:style-name="Tableau1.A13" office:value-type="string">
            <text:p text:style-name="P50">Post-condition(s):</text:p>
          </table:table-cell>
          <table:table-cell table:style-name="Tableau1.B13" office:value-type="string">
            <text:p text:style-name="P89">L’utilisateur est inscrit avec succès</text:p>
          </table:table-cell>
        </table:table-row>
      </table:table>
      <table:table table:name="Tableau2" table:style-name="Tableau2">
        <table:table-column table:style-name="Tableau2.A"/>
        <table:table-column table:style-name="Tableau2.B"/>
        <table:table-row>
          <table:table-cell table:style-name="Tableau2.A1" office:value-type="string">
            <text:p text:style-name="P51">Cas n° :</text:p>
          </table:table-cell>
          <table:table-cell table:style-name="Tableau2.B1" office:value-type="string">
            <text:p text:style-name="P28">1.<text:span text:style-name="T171">2</text:span></text:p>
          </table:table-cell>
        </table:table-row>
        <table:table-row>
          <table:table-cell table:style-name="Tableau2.A2" office:value-type="string">
            <text:p text:style-name="P51">Nom :</text:p>
          </table:table-cell>
          <table:table-cell table:style-name="Tableau2.B13" office:value-type="string">
            <text:p text:style-name="P51">S’<text:span text:style-name="T171">authentifier</text:span></text:p>
          </table:table-cell>
        </table:table-row>
        <table:table-row>
          <table:table-cell table:style-name="Tableau2.A2" office:value-type="string">
            <text:p text:style-name="P51">Acteur(s) :</text:p>
          </table:table-cell>
          <table:table-cell table:style-name="Tableau2.B13" office:value-type="string">
            <text:p text:style-name="P254">U<text:span text:style-name="T171">tilisateur</text:span></text:p>
          </table:table-cell>
        </table:table-row>
        <table:table-row>
          <table:table-cell table:style-name="Tableau2.A2" office:value-type="string">
            <text:p text:style-name="P51">Description :</text:p>
          </table:table-cell>
          <table:table-cell table:style-name="Tableau2.B13" office:value-type="string">
            <text:p text:style-name="P110"><text:span text:style-name="T172">Un utilisateur doit pouvoir s’identifier afin d’avoir accès à ses préférences, son historique de commandes ou encore ses données personnelles.</text:span></text:p>
          </table:table-cell>
        </table:table-row>
        <table:table-row>
          <table:table-cell table:style-name="Tableau2.A2" office:value-type="string">
            <text:p text:style-name="P51">Auteur :</text:p>
          </table:table-cell>
          <table:table-cell table:style-name="Tableau2.B13" office:value-type="string">
            <text:p text:style-name="P51">Damien Ramelet</text:p>
          </table:table-cell>
        </table:table-row>
        <table:table-row>
          <table:table-cell table:style-name="Tableau2.A2" office:value-type="string">
            <text:p text:style-name="P51">Date :</text:p>
          </table:table-cell>
          <table:table-cell table:style-name="Tableau2.B6" office:value-type="date" office:date-value="2020-05-28">
            <text:p text:style-name="P51">28/05/20</text:p>
          </table:table-cell>
        </table:table-row>
        <table:table-row>
          <table:table-cell table:style-name="Tableau2.A2" office:value-type="string">
            <text:p text:style-name="P51">Pré-condition(s) :</text:p>
          </table:table-cell>
          <table:table-cell table:style-name="Tableau2.B13" office:value-type="string">
            <text:p text:style-name="P132"><text:span text:style-name="T120">L’utilisateur d</text:span><text:span text:style-name="T121">oit être inscrit</text:span></text:p>
          </table:table-cell>
        </table:table-row>
        <table:table-row>
          <table:table-cell table:style-name="Tableau2.A2" office:value-type="string">
            <text:p text:style-name="P51">Démarrage :</text:p>
          </table:table-cell>
          <table:table-cell table:style-name="Tableau2.B13" office:value-type="string">
            <text:p text:style-name="P111">L’utilisateur a demandé <text:span text:style-name="T172">la page d’authentification</text:span></text:p>
          </table:table-cell>
        </table:table-row>
        <table:table-row>
          <table:table-cell table:style-name="Tableau2.A12" table:number-columns-spanned="2" office:value-type="string">
            <text:p text:style-name="P231">Scénario nominal :</text:p>
            <text:list xml:id="list896582898" text:style-name="L58">
              <text:list-item>
                <text:p text:style-name="P91">Le système affiche un formulaire d’authentification</text:p>
              </text:list-item>
              <text:list-item>
                <text:p text:style-name="P91">L’utilisateur rempli les champs du formulaire <text:span text:style-name="T173">et valide</text:span></text:p>
              </text:list-item>
              <text:list-item>
                <text:p text:style-name="P91">Le système vérifie que les données d’authentification sont valides <text:span text:style-name="T173">et correspondent à un utilisateur inscrit</text:span></text:p>
              </text:list-item>
              <text:list-item>
                <text:p text:style-name="P259"><text:span text:style-name="T141">Le système affiche un message de confirmation afin d’informer l’utilisateur qu’il est connecté</text:span></text:p>
              </text:list-item>
            </text:list>
          </table:table-cell>
          <table:covered-table-cell/>
        </table:table-row>
        <table:table-row>
          <table:table-cell table:style-name="Tableau2.A12" table:number-columns-spanned="2" office:value-type="string">
            <text:p text:style-name="P231">Scénario alternatif :</text:p>
            <text:p text:style-name="P287"><text:span text:style-name="T106">2a. L’utilisateur quitte la page d’authentification</text:span></text:p>
          </table:table-cell>
          <table:covered-table-cell/>
        </table:table-row>
        <table:table-row>
          <table:table-cell table:style-name="Tableau2.A12" table:number-columns-spanned="2" office:value-type="string">
            <text:p text:style-name="P232">Scénario d’erreur :</text:p>
            <text:p text:style-name="P297"><text:span text:style-name="T99">3a. Les données d’authentification sont incorrectes. Le système affiche un message d’erreur et invite l’utilisateur à les ressaisir </text:span><text:span text:style-name="T143">ou à réinitialiser son mot de passe</text:span><text:span text:style-name="T99">. </text:span><text:span text:style-name="T143">Fin du scénario.</text:span></text:p>
          </table:table-cell>
          <table:covered-table-cell/>
        </table:table-row>
        <table:table-row>
          <table:table-cell table:style-name="Tableau2.A12" table:number-columns-spanned="2" office:value-type="string">
            <text:p text:style-name="P54">Fin :</text:p>
            <text:p text:style-name="P185"><text:span text:style-name="T45">Scénario nominal : </text:span></text:p>
            <text:p text:style-name="P201"><text:span text:style-name="T41">– </text:span><text:span text:style-name="T44">L’utilisateur e</text:span><text:span text:style-name="T46">st authentifié</text:span><text:span text:style-name="T44">.</text:span></text:p>
            <text:p text:style-name="P192"><text:span text:style-name="T142">Scénario d’</text:span><text:span text:style-name="T146">erreur</text:span><text:span text:style-name="T142"> : </text:span></text:p>
            <text:p text:style-name="P192"><text:span text:style-name="T145">– </text:span><text:span text:style-name="T144">L’utilisateur quitte la page d’authentification sans se connecter.</text:span></text:p>
          </table:table-cell>
          <table:covered-table-cell/>
        </table:table-row>
        <table:table-row>
          <table:table-cell table:style-name="Tableau2.A13" office:value-type="string">
            <text:p text:style-name="P51">Post-condition(s):</text:p>
          </table:table-cell>
          <table:table-cell table:style-name="Tableau2.B13" office:value-type="string">
            <text:p text:style-name="P92"><text:span text:style-name="T174">L’utilisateur est authentifié avec succès</text:span></text:p>
          </table:table-cell>
        </table:table-row>
      </table:table>
      <table:table table:name="Tableau3" table:style-name="Tableau3">
        <table:table-column table:style-name="Tableau3.A"/>
        <table:table-column table:style-name="Tableau3.B"/>
        <table:table-row>
          <table:table-cell table:style-name="Tableau3.A1" office:value-type="string">
            <text:p text:style-name="P51">Cas n° :</text:p>
          </table:table-cell>
          <table:table-cell table:style-name="Tableau3.B1" office:value-type="string">
            <text:p text:style-name="P28">1.<text:span text:style-name="T175">3</text:span></text:p>
          </table:table-cell>
        </table:table-row>
        <table:table-row>
          <table:table-cell table:style-name="Tableau3.A2" office:value-type="string">
            <text:p text:style-name="P51">Nom :</text:p>
          </table:table-cell>
          <table:table-cell table:style-name="Tableau3.B2" office:value-type="string">
            <text:p text:style-name="P112"><text:span text:style-name="T176">Modifier ses informations personnelles</text:span></text:p>
          </table:table-cell>
        </table:table-row>
        <table:table-row>
          <table:table-cell table:style-name="Tableau3.A2" office:value-type="string">
            <text:p text:style-name="P51">Acteur(s) :</text:p>
          </table:table-cell>
          <table:table-cell table:style-name="Tableau3.B2" office:value-type="string">
            <text:p text:style-name="P112"><text:span text:style-name="T176">Utilisateur</text:span></text:p>
          </table:table-cell>
        </table:table-row>
        <table:table-row>
          <table:table-cell table:style-name="Tableau3.A2" office:value-type="string">
            <text:p text:style-name="P51">Description :</text:p>
          </table:table-cell>
          <table:table-cell table:style-name="Tableau3.B2" office:value-type="string">
            <text:p text:style-name="P112"><text:span text:style-name="T176">L’utilisateur doit pouvoir modifier ses informations personnelles</text:span></text:p>
          </table:table-cell>
        </table:table-row>
        <table:table-row>
          <table:table-cell table:style-name="Tableau3.A2" office:value-type="string">
            <text:p text:style-name="P51">Auteur :</text:p>
          </table:table-cell>
          <table:table-cell table:style-name="Tableau3.B2" office:value-type="string">
            <text:p text:style-name="P51">Damien Ramelet</text:p>
          </table:table-cell>
        </table:table-row>
        <table:table-row>
          <table:table-cell table:style-name="Tableau3.A2" office:value-type="string">
            <text:p text:style-name="P51">Date :</text:p>
          </table:table-cell>
          <table:table-cell table:style-name="Tableau3.B6" office:value-type="date" office:date-value="2020-05-31">
            <text:p text:style-name="P112">31/05/20</text:p>
          </table:table-cell>
        </table:table-row>
        <table:table-row>
          <table:table-cell table:style-name="Tableau3.A2" office:value-type="string">
            <text:p text:style-name="P51">Pré-condition(s) :</text:p>
          </table:table-cell>
          <table:table-cell table:style-name="Tableau3.B2" office:value-type="string">
            <text:p text:style-name="P112"><text:span text:style-name="T176">L’utilisateur doit être inscrit et authentifié</text:span></text:p>
          </table:table-cell>
        </table:table-row>
        <table:table-row>
          <table:table-cell table:style-name="Tableau3.A2" office:value-type="string">
            <text:p text:style-name="P51">Démarrage :</text:p>
          </table:table-cell>
          <table:table-cell table:style-name="Tableau3.B2" office:value-type="string">
            <text:p text:style-name="P127"><text:span text:style-name="T75">L’utilisateur </text:span><text:span text:style-name="T76">authentifié</text:span><text:span text:style-name="T75"> demande la page « Espace personnel »</text:span></text:p>
          </table:table-cell>
        </table:table-row>
        <table:table-row>
          <table:table-cell table:style-name="Tableau3.B2" table:number-columns-spanned="2" office:value-type="string">
            <text:p text:style-name="P233">Scénario nominal :</text:p>
            <text:list xml:id="list2700313391" text:style-name="L59">
              <text:list-item>
                <text:p text:style-name="P94">Le système affiche les données personnelles associée à l’utilisateur</text:p>
              </text:list-item>
              <text:list-item>
                <text:p text:style-name="P94">L’utilisateur change les données qu’il souhaite (adresse mail, mot de passe, mode de paiement, adresse physique par exemple) <text:span text:style-name="T177">et valide</text:span></text:p>
              </text:list-item>
              <text:list-item>
                <text:p text:style-name="P94">Le système vérifie que les nouvelles données sont conformes aux restrictions du formulaire (impératifs lié au mot de passe, formatage de l’adresse mail et physique, informations bancaires valides par exemple)</text:p>
              </text:list-item>
              <text:list-item>
                <text:p text:style-name="P260"><text:span text:style-name="T141">Le système affiche un message de confirmation à l’utilisateu</text:span><text:span text:style-name="T147">r</text:span></text:p>
              </text:list-item>
            </text:list>
          </table:table-cell>
          <table:covered-table-cell/>
        </table:table-row>
        <table:table-row>
          <table:table-cell table:style-name="Tableau3.B2" table:number-columns-spanned="2" office:value-type="string">
            <text:p text:style-name="P234">Scénario alternatif :</text:p>
            <text:p text:style-name="P174">2a. L’utilisateur ne modifie aucune information et quitte la page. Fin du scénario.</text:p>
            <text:p text:style-name="P288"><text:span text:style-name="T107">2b. L’utilisateur demande la suppression de son compte utilisateur </text:span><text:span text:style-name="T108">et valide. Fin du scénario.</text:span></text:p>
          </table:table-cell>
          <table:covered-table-cell/>
        </table:table-row>
        <table:table-row>
          <table:table-cell table:style-name="Tableau3.B2" table:number-columns-spanned="2" office:value-type="string">
            <text:p text:style-name="P234">Scénario d’erreur :</text:p>
            <text:p text:style-name="P298"><text:span text:style-name="T148">3</text:span><text:span text:style-name="T99">a. Les informations ne sont pas conformes, le système affiche un message d’erreur. Retour à l’étape 1.</text:span></text:p>
          </table:table-cell>
          <table:covered-table-cell/>
        </table:table-row>
        <table:table-row>
          <table:table-cell table:style-name="Tableau3.B2" table:number-columns-spanned="2" office:value-type="string">
            <text:p text:style-name="P126">Fin :</text:p>
            <text:p text:style-name="P187">Scénario nominal : </text:p>
            <text:p text:style-name="P193"><text:span text:style-name="T145">– </text:span><text:span text:style-name="T176">L’utilisateur quitte la page après la confirmation par le système que les informations ont été modifiées et enregistrées.</text:span></text:p>
            <text:p text:style-name="P193">S<text:span text:style-name="T176">cénario alternatif : <text:s/></text:span></text:p>
            <text:p text:style-name="P193"><text:span text:style-name="T145">– </text:span><text:span text:style-name="T176">L’utilisateur ne modifie aucune information et quitte la page.</text:span></text:p>
            <text:p text:style-name="P193"><text:span text:style-name="T145">– </text:span><text:span text:style-name="T142">L’utilisateur demande la suppression de son compte utilisateur.</text:span></text:p>
          </table:table-cell>
          <table:covered-table-cell/>
        </table:table-row>
        <table:table-row>
          <table:table-cell table:style-name="Tableau3.A2" office:value-type="string">
            <text:p text:style-name="P51">Post-condition(s):</text:p>
          </table:table-cell>
          <table:table-cell table:style-name="Tableau3.B2" office:value-type="string">
            <text:p text:style-name="P95">Les ; informations modifiées ont bien été enregistrées</text:p>
          </table:table-cell>
        </table:table-row>
      </table:table>
      <table:table table:name="Tableau4" table:style-name="Tableau4">
        <table:table-column table:style-name="Tableau4.A"/>
        <table:table-column table:style-name="Tableau4.B"/>
        <table:table-row>
          <table:table-cell table:style-name="Tableau4.A1" office:value-type="string">
            <text:p text:style-name="P51">Cas n° :</text:p>
          </table:table-cell>
          <table:table-cell table:style-name="Tableau4.B1" office:value-type="string">
            <text:p text:style-name="P139">2.1</text:p>
          </table:table-cell>
        </table:table-row>
        <table:table-row>
          <table:table-cell table:style-name="Tableau4.A2" office:value-type="string">
            <text:p text:style-name="P51">Nom :</text:p>
          </table:table-cell>
          <table:table-cell table:style-name="Tableau4.B2" office:value-type="string">
            <text:p text:style-name="P206"><text:span text:style-name="T178">Consulter le menu</text:span></text:p>
          </table:table-cell>
        </table:table-row>
        <table:table-row>
          <table:table-cell table:style-name="Tableau4.A2" office:value-type="string">
            <text:p text:style-name="P51">Acteur(s) :</text:p>
          </table:table-cell>
          <table:table-cell table:style-name="Tableau4.B2" office:value-type="string">
            <text:p text:style-name="P51">Client</text:p>
          </table:table-cell>
        </table:table-row>
        <table:table-row>
          <table:table-cell table:style-name="Tableau4.A2" office:value-type="string">
            <text:p text:style-name="P51">Description :</text:p>
          </table:table-cell>
          <table:table-cell table:style-name="Tableau4.B2" office:value-type="string">
            <text:p text:style-name="P211"><text:span text:style-name="T77">Le client d</text:span><text:span text:style-name="T78">oit pouvoir</text:span><text:span text:style-name="T77"> parcourir le menu de la pizzeria afin de faire son choix</text:span></text:p>
          </table:table-cell>
        </table:table-row>
        <table:table-row>
          <table:table-cell table:style-name="Tableau4.A2" office:value-type="string">
            <text:p text:style-name="P51">Auteur :</text:p>
          </table:table-cell>
          <table:table-cell table:style-name="Tableau4.B2" office:value-type="string">
            <text:p text:style-name="P51">Damien Ramelet</text:p>
          </table:table-cell>
        </table:table-row>
        <table:table-row>
          <table:table-cell table:style-name="Tableau4.A2" office:value-type="string">
            <text:p text:style-name="P51">Date :</text:p>
          </table:table-cell>
          <table:table-cell table:style-name="Tableau4.B6" office:value-type="date" office:date-value="2020-05-28">
            <text:p text:style-name="P51">28/05/20</text:p>
          </table:table-cell>
        </table:table-row>
        <table:table-row>
          <table:table-cell table:style-name="Tableau4.A2" office:value-type="string">
            <text:p text:style-name="P51">Pré-condition(s) :</text:p>
          </table:table-cell>
          <table:table-cell table:style-name="Tableau4.B2" office:value-type="string">
            <text:p text:style-name="P51">Aucune</text:p>
          </table:table-cell>
        </table:table-row>
        <table:table-row>
          <table:table-cell table:style-name="Tableau4.A2" office:value-type="string">
            <text:p text:style-name="P51">Démarrage :</text:p>
          </table:table-cell>
          <table:table-cell table:style-name="Tableau4.B2" office:value-type="string">
            <text:p text:style-name="P207">L’utilisateu<text:span text:style-name="T179">r</text:span> <text:span text:style-name="T179">clique sur</text:span> <text:span text:style-name="T178">la page « Menu »</text:span></text:p>
          </table:table-cell>
        </table:table-row>
        <table:table-row>
          <table:table-cell table:style-name="Tableau4.B2" table:number-columns-spanned="2" office:value-type="string">
            <text:p text:style-name="P235">Scénario nominal :</text:p>
            <text:list xml:id="list2459410451" text:style-name="L61">
              <text:list-item>
                <text:p text:style-name="P208">Le système affiche <text:span text:style-name="T180">une page contenant la liste des pizzas</text:span></text:p>
              </text:list-item>
              <text:list-item>
                <text:p text:style-name="P209">L’utilisateur parcours la liste et peut sélectionner une pizza</text:p>
              </text:list-item>
              <text:list-item>
                <text:p text:style-name="P209">Le système recherche les détails concernant ce produit (composition, allergènes, disponibilité, ...)</text:p>
              </text:list-item>
              <text:list-item>
                <text:p text:style-name="P209">Le système affiche une page avec une photo, la composition, les allergènes et la disponibilité de cette pizza</text:p>
              </text:list-item>
              <text:list-item>
                <text:p text:style-name="P209">L’utilisateur <text:span text:style-name="T181">peut choisir cette pizza</text:span></text:p>
              </text:list-item>
              <text:list-item>
                <text:p text:style-name="P209">Le système vérifie la disponibilité de la pizza et l’ajoute au panier</text:p>
              </text:list-item>
              <text:list-item>
                <text:p text:style-name="P210">L’utilisateur a fait son choix et clique sur le panier. Déclenchement du cas d’utilisation « <text:span text:style-name="T32">Valider le panier</text:span> »</text:p>
              </text:list-item>
            </text:list>
          </table:table-cell>
          <table:covered-table-cell/>
        </table:table-row>
        <table:table-row>
          <table:table-cell table:style-name="Tableau4.B2" table:number-columns-spanned="2" office:value-type="string">
            <text:p text:style-name="P235">Scénario alternatif :</text:p>
            <text:p text:style-name="P176">2a. L’utilisateur parcours la liste et <text:span text:style-name="T180">peut q</text:span>uitte<text:span text:style-name="T180">r</text:span> la page du menu. <text:span text:style-name="T182">Fin du scénario.</text:span></text:p>
            <text:p text:style-name="P175">5a. L’utilisateur peut quitter la page de ce produit. <text:span text:style-name="T183">Retour à l’étape 1.</text:span></text:p>
            <text:p text:style-name="P289"><text:span text:style-name="T109">7a. </text:span><text:span text:style-name="T100">L’utilisateur peut revenir à la liste des pizzas pour continuer son choix. </text:span><text:span text:style-name="T101">Retour à l’étape 1.</text:span></text:p>
          </table:table-cell>
          <table:covered-table-cell/>
        </table:table-row>
        <table:table-row>
          <table:table-cell table:style-name="Tableau4.B2" table:number-columns-spanned="2" office:value-type="string">
            <text:p text:style-name="P236">Scénario d’erreur :</text:p>
            <text:p text:style-name="P299"><text:span text:style-name="T99">6a. La pizza n’est pas disponible, le système affiche un message d’erreur</text:span><text:span text:style-name="T149">. Retour à l’étape 1.</text:span></text:p>
          </table:table-cell>
          <table:covered-table-cell/>
        </table:table-row>
        <table:table-row>
          <table:table-cell table:style-name="Tableau4.B2" table:number-columns-spanned="2" office:value-type="string">
            <text:p text:style-name="P271"><text:span text:style-name="T22">Fin :</text:span></text:p>
            <text:p text:style-name="P204"><text:span text:style-name="T45">Scénario nominal : </text:span></text:p>
            <text:p text:style-name="P205"><text:span text:style-name="T64">– </text:span><text:span text:style-name="T47">L’utilisateur a fait son choix et clique sur le panier. Déclenchement du cas d’utilisation « </text:span><text:span text:style-name="T68">V</text:span><text:span text:style-name="T69">alider le panier</text:span><text:span text:style-name="T47"> »</text:span></text:p>
            <text:p text:style-name="P261"><text:span text:style-name="T142">Scénario </text:span><text:span text:style-name="T150">alternatif :</text:span></text:p>
            <text:p text:style-name="P261"><text:span text:style-name="T145">– </text:span><text:span text:style-name="T150">L’utilisateur quitte la page du menu sans rien ajouter au panier</text:span></text:p>
          </table:table-cell>
          <table:covered-table-cell/>
        </table:table-row>
        <table:table-row>
          <table:table-cell table:style-name="Tableau4.A2" office:value-type="string">
            <text:p text:style-name="P51">Post-condition(s):</text:p>
          </table:table-cell>
          <table:table-cell table:style-name="Tableau4.B2" office:value-type="string">
            <text:p text:style-name="P90">L<text:span text:style-name="T184">e panier contient une commande</text:span></text:p>
          </table:table-cell>
        </table:table-row>
      </table:table>
      <table:table table:name="Tableau5" table:style-name="Tableau5">
        <table:table-column table:style-name="Tableau5.A"/>
        <table:table-column table:style-name="Tableau5.B"/>
        <table:table-row>
          <table:table-cell table:style-name="Tableau5.A1" office:value-type="string">
            <text:p text:style-name="P51">Cas n° :</text:p>
          </table:table-cell>
          <table:table-cell table:style-name="Tableau5.B1" office:value-type="string">
            <text:p text:style-name="P140">2.2</text:p>
          </table:table-cell>
        </table:table-row>
        <table:table-row>
          <table:table-cell table:style-name="Tableau5.A2" office:value-type="string">
            <text:p text:style-name="P51">Nom :</text:p>
          </table:table-cell>
          <table:table-cell table:style-name="Tableau5.B2" office:value-type="string">
            <text:p text:style-name="P133"><text:span text:style-name="T123">V</text:span><text:span text:style-name="T124">alider le panier</text:span></text:p>
          </table:table-cell>
        </table:table-row>
        <table:table-row>
          <table:table-cell table:style-name="Tableau5.A2" office:value-type="string">
            <text:p text:style-name="P51">Acteur(s) :</text:p>
          </table:table-cell>
          <table:table-cell table:style-name="Tableau5.B2" office:value-type="string">
            <text:p text:style-name="P51">Client</text:p>
          </table:table-cell>
        </table:table-row>
        <table:table-row>
          <table:table-cell table:style-name="Tableau5.A2" office:value-type="string">
            <text:p text:style-name="P51">Description :</text:p>
          </table:table-cell>
          <table:table-cell table:style-name="Tableau5.B2" office:value-type="string">
            <text:p text:style-name="P133"><text:span text:style-name="T125">Le client a ajouté au panier tout ce qu’il souhaitait commander et souhaite f</text:span><text:span text:style-name="T126">inaliser</text:span><text:span text:style-name="T125"> sa commande</text:span></text:p>
          </table:table-cell>
        </table:table-row>
        <table:table-row>
          <table:table-cell table:style-name="Tableau5.A2" office:value-type="string">
            <text:p text:style-name="P51">Auteur :</text:p>
          </table:table-cell>
          <table:table-cell table:style-name="Tableau5.B2" office:value-type="string">
            <text:p text:style-name="P51">Damien Ramelet</text:p>
          </table:table-cell>
        </table:table-row>
        <table:table-row>
          <table:table-cell table:style-name="Tableau5.A2" office:value-type="string">
            <text:p text:style-name="P51">Date :</text:p>
          </table:table-cell>
          <table:table-cell table:style-name="Tableau5.B6" office:value-type="date" office:date-value="2020-05-28">
            <text:p text:style-name="P51">28/05/20</text:p>
          </table:table-cell>
        </table:table-row>
        <table:table-row>
          <table:table-cell table:style-name="Tableau5.A2" office:value-type="string">
            <text:p text:style-name="P51">Pré-condition(s) :</text:p>
          </table:table-cell>
          <table:table-cell table:style-name="Tableau5.B2" office:value-type="string">
            <text:p text:style-name="P113">Des produits doivent être présent dans le panier</text:p>
          </table:table-cell>
        </table:table-row>
        <table:table-row>
          <table:table-cell table:style-name="Tableau5.A2" office:value-type="string">
            <text:p text:style-name="P51">Démarrage :</text:p>
          </table:table-cell>
          <table:table-cell table:style-name="Tableau5.B2" office:value-type="string">
            <text:p text:style-name="P128"><text:span text:style-name="T79">L’utilisateur c</text:span><text:span text:style-name="T80">lique sur </text:span><text:span text:style-name="T79">le panier</text:span></text:p>
          </table:table-cell>
        </table:table-row>
        <table:table-row>
          <table:table-cell table:style-name="Tableau5.B2" table:number-columns-spanned="2" office:value-type="string">
            <text:p text:style-name="P237">Scénario nominal :</text:p>
            <text:list xml:id="list2571090755" text:style-name="L62">
              <text:list-item>
                <text:p text:style-name="P96">Le système affiche l’intégralité des produits contenus dans le panier, ainsi que le prix total</text:p>
              </text:list-item>
              <text:list-item>
                <text:p text:style-name="P96">L’utilisateur confirme la commande</text:p>
              </text:list-item>
              <text:list-item>
                <text:p text:style-name="P96">Le système vérifie que l’utilisateur est authentifié</text:p>
              </text:list-item>
              <text:list-item>
                <text:p text:style-name="P96">Le système propose à l’utilisateur de récupérer sa commande en livraison ou à emporter</text:p>
              </text:list-item>
              <text:list-item>
                <text:p text:style-name="P96">L’utilisateur choisis son mode de retrait préféré et valide</text:p>
              </text:list-item>
              <text:list-item>
                <text:p text:style-name="P96">Le système affiche un formulaire pour les informations nécessaires au retrait</text:p>
              </text:list-item>
              <text:list-item>
                <text:p text:style-name="P96">L’utilisateur rempli les informations</text:p>
              </text:list-item>
              <text:list-item>
                <text:p text:style-name="P96">Le système propose à l’utilisateur de régler la commande</text:p>
              </text:list-item>
              <text:list-item>
                <text:p text:style-name="P96">L’utilisateur clique sur « Choisir le mode de paiement ». Déclenchement du cas d’utilisation «<text:span text:style-name="T32"> Choisir le mode de paiement </text:span><text:span text:style-name="T140">»</text:span></text:p>
              </text:list-item>
              <text:list-item>
                <text:p text:style-name="P263"><text:span text:style-name="T140">Le système sauvegarde toutes les préférences de l’utilisateur. (Type de commande, informations de retraits)</text:span></text:p>
              </text:list-item>
            </text:list>
          </table:table-cell>
          <table:covered-table-cell/>
        </table:table-row>
        <table:table-row>
          <table:table-cell table:style-name="Tableau5.B2" table:number-columns-spanned="2" office:value-type="string">
            <text:p text:style-name="P238">Scénario alternatif :</text:p>
            <text:p text:style-name="P177">2a. L’utilisateur quitte la page de commande. Fin du scénario.</text:p>
            <text:p text:style-name="P180">3a. L’<text:span text:style-name="T186">utilisateur n’est pas authentifié. L</text:span> système propose à l’utilisateur de s’authentifier. <text:span text:style-name="T185">Déclenchement du cas d’utilisation « </text:span><text:span text:style-name="T35">S’authentifier</text:span><text:span text:style-name="T185"> »</text:span></text:p>
            <text:p text:style-name="P165">3b. L’utilisateur continue sans s’authentifier. <text:span text:style-name="T187">Étape 4.</text:span></text:p>
            <text:p text:style-name="P178"><text:span text:style-name="T48">4a. L’utilisateur a déjà des préférences enregistrées. Celles-ci sont affichées par le système, proposée à l’utilisateur, qui v</text:span><text:span text:style-name="T51">alide</text:span><text:span text:style-name="T48">.</text:span><text:span text:style-name="T52"> </text:span><text:span text:style-name="T53">Étape 8.</text:span></text:p>
            <text:p text:style-name="P178"><text:span text:style-name="T48">4b. L’utilisateur a déjà des préférences enregistrées. Celles-ci sont affichées par le système, proposées à l’utilisateur, qui ne v</text:span><text:span text:style-name="T51">alide</text:span><text:span text:style-name="T48"> pas. </text:span><text:span text:style-name="T51">Retour à l’é</text:span><text:span text:style-name="T48">tape </text:span><text:span text:style-name="T51">4.</text:span><text:span text:style-name="T48"> </text:span></text:p>
            <text:p text:style-name="P290"><text:span text:style-name="T110">1</text:span><text:span text:style-name="T111">0</text:span><text:span text:style-name="T110">a. L’utilisateur n’est pas authentifié, aucune de ses préférences ne </text:span><text:span text:style-name="T112">sont </text:span><text:span text:style-name="T110">conservée</text:span><text:span text:style-name="T112">s</text:span><text:span text:style-name="T110">.</text:span></text:p>
          </table:table-cell>
          <table:covered-table-cell/>
        </table:table-row>
        <table:table-row>
          <table:table-cell table:style-name="Tableau5.B2" table:number-columns-spanned="2" office:value-type="string">
            <text:p text:style-name="P272"><text:span text:style-name="T22">Fin :</text:span></text:p>
            <text:p text:style-name="P272"><text:span text:style-name="T45">Scénario nominal : </text:span></text:p>
            <text:p text:style-name="P272"><text:span text:style-name="T64">– </text:span><text:span text:style-name="T50">L’</text:span><text:span text:style-name="T54">utilisateur </text:span><text:span text:style-name="T53">clique sur « </text:span><text:span text:style-name="T49">Choisir le mode de paiement</text:span><text:span text:style-name="T53"> »</text:span><text:span text:style-name="T54">.</text:span></text:p>
            <text:p text:style-name="P262"><text:span text:style-name="T142">Scénario </text:span><text:span text:style-name="T151">alternatif</text:span><text:span text:style-name="T142"> : </text:span></text:p>
            <text:p text:style-name="P262"><text:span text:style-name="T145">– </text:span><text:span text:style-name="T152">L’utilisateur quitte la page de commande sans la terminer.</text:span></text:p>
          </table:table-cell>
          <table:covered-table-cell/>
        </table:table-row>
        <table:table-row>
          <table:table-cell table:style-name="Tableau5.B2" table:number-columns-spanned="2" office:value-type="string">
            <text:p text:style-name="P251">Complément :</text:p>
            <text:p text:style-name="P144"><text:span text:style-name="T113">Q</text:span><text:span text:style-name="T114">uestion au client : Le client se satisfait-il de la possibilité d’effectuer une commande sans s’authentifier ? (Possibilité offerte pour des consommateurs très occasionnels, ne souhaitant pas s’inscrire, perdre du temps </text:span><text:span text:style-name="T115">et laisser des données personnelles pour potentiellement une unique commande</text:span><text:span text:style-name="T114">)</text:span></text:p>
          </table:table-cell>
          <table:covered-table-cell/>
        </table:table-row>
      </table:table>
      <table:table table:name="Tableau6" table:style-name="Tableau6">
        <table:table-column table:style-name="Tableau6.A"/>
        <table:table-column table:style-name="Tableau6.B"/>
        <table:table-row>
          <table:table-cell table:style-name="Tableau6.A1" office:value-type="string">
            <text:p text:style-name="P51">Cas n° :</text:p>
          </table:table-cell>
          <table:table-cell table:style-name="Tableau6.B1" office:value-type="string">
            <text:p text:style-name="P141">2.3</text:p>
          </table:table-cell>
        </table:table-row>
        <table:table-row>
          <table:table-cell table:style-name="Tableau6.A2" office:value-type="string">
            <text:p text:style-name="P51">Nom :</text:p>
          </table:table-cell>
          <table:table-cell table:style-name="Tableau6.B2" office:value-type="string">
            <text:p text:style-name="P125">Choisir le mode de paiement</text:p>
          </table:table-cell>
        </table:table-row>
        <table:table-row>
          <table:table-cell table:style-name="Tableau6.A2" office:value-type="string">
            <text:p text:style-name="P51">Acteur(s) :</text:p>
          </table:table-cell>
          <table:table-cell table:style-name="Tableau6.B2" office:value-type="string">
            <text:p text:style-name="P114"><text:span text:style-name="T188">Client</text:span></text:p>
          </table:table-cell>
        </table:table-row>
        <table:table-row>
          <table:table-cell table:style-name="Tableau6.A2" office:value-type="string">
            <text:p text:style-name="P51">Description :</text:p>
          </table:table-cell>
          <table:table-cell table:style-name="Tableau6.B2" office:value-type="string">
            <text:p text:style-name="P129"><text:span text:style-name="T81">Le </text:span><text:span text:style-name="T82">client</text:span><text:span text:style-name="T81"> doit pouvoir c</text:span><text:span text:style-name="T87">hoisir un mode de paiement</text:span></text:p>
          </table:table-cell>
        </table:table-row>
        <table:table-row>
          <table:table-cell table:style-name="Tableau6.A2" office:value-type="string">
            <text:p text:style-name="P51">Auteur :</text:p>
          </table:table-cell>
          <table:table-cell table:style-name="Tableau6.B2" office:value-type="string">
            <text:p text:style-name="P51">Damien Ramelet</text:p>
          </table:table-cell>
        </table:table-row>
        <table:table-row>
          <table:table-cell table:style-name="Tableau6.A2" office:value-type="string">
            <text:p text:style-name="P51">Date :</text:p>
          </table:table-cell>
          <table:table-cell table:style-name="Tableau6.B6" office:value-type="date" office:date-value="2020-06-01">
            <text:p text:style-name="P115">01/06/20</text:p>
          </table:table-cell>
        </table:table-row>
        <table:table-row>
          <table:table-cell table:style-name="Tableau6.A2" office:value-type="string">
            <text:p text:style-name="P51">Pré-condition(s) :</text:p>
          </table:table-cell>
          <table:table-cell table:style-name="Tableau6.B2" office:value-type="string">
            <text:p text:style-name="P130"><text:span text:style-name="T83">L’utilisateur doit avoir v</text:span><text:span text:style-name="T86">alidé son panier</text:span></text:p>
          </table:table-cell>
        </table:table-row>
        <table:table-row>
          <table:table-cell table:style-name="Tableau6.A2" office:value-type="string">
            <text:p text:style-name="P51">Démarrage :</text:p>
          </table:table-cell>
          <table:table-cell table:style-name="Tableau6.B2" office:value-type="string">
            <text:p text:style-name="P130"><text:span text:style-name="T83">L’utilisateur c</text:span><text:span text:style-name="T86">lique</text:span><text:span text:style-name="T84"> sur « </text:span><text:span text:style-name="T85">Régler la commande</text:span><text:span text:style-name="T84"> »</text:span></text:p>
          </table:table-cell>
        </table:table-row>
        <table:table-row>
          <table:table-cell table:style-name="Tableau6.B2" table:number-columns-spanned="2" office:value-type="string">
            <text:p text:style-name="P239">Scénario nominal :</text:p>
            <text:list xml:id="list1687163520" text:style-name="L63">
              <text:list-item>
                <text:p text:style-name="P97">Le système propose à l’utilisateur différen<text:span text:style-name="T189">ts</text:span> mode<text:span text:style-name="T189">s</text:span> de paiement</text:p>
              </text:list-item>
              <text:list-item>
                <text:p text:style-name="P98">L’utilisateur a choisi un mode de paiement en ligne</text:p>
              </text:list-item>
              <text:list-item>
                <text:p text:style-name="P98">Le système affiche un formulaire pour la saisie des informations de paiement</text:p>
              </text:list-item>
              <text:list-item>
                <text:p text:style-name="P98">L’utilisateur rempli ces informations</text:p>
              </text:list-item>
              <text:list-item>
                <text:p text:style-name="P98">Le système vérifie que les informations de paiement sont correctes</text:p>
              </text:list-item>
              <text:list-item>
                <text:p text:style-name="P99">La transaction est autorisée et effectuée par le système bancaire</text:p>
              </text:list-item>
              <text:list-item>
                <text:p text:style-name="P98">Le système indique que le paiement a été effectué et affiche un message de confirmation</text:p>
              </text:list-item>
              <text:list-item>
                <text:p text:style-name="P264"><text:span text:style-name="T141">Le système enregistre </text:span><text:span text:style-name="T153">le paiement et</text:span><text:span text:style-name="T141"> les préférences de l’utilisateur (informations de paiement)</text:span></text:p>
              </text:list-item>
            </text:list>
          </table:table-cell>
          <table:covered-table-cell/>
        </table:table-row>
        <table:table-row>
          <table:table-cell table:style-name="Tableau6.B2" table:number-columns-spanned="2" office:value-type="string">
            <text:p text:style-name="P240">Scénario alternatif :</text:p>
            <text:p text:style-name="P181">2a. L’utilisateur a choisi un autre mode de paiement. Fin du scénario.</text:p>
            <text:p text:style-name="P166">2b. L’utilisateur quitte la page sans choisir de mode de paiement.</text:p>
            <text:p text:style-name="P167">3a. Le système vérifie si l’utilisateur a déjà des préférences enregistrées, les affiche et l’utilisateur les valide. Étape 5.</text:p>
            <text:p text:style-name="P291"><text:span text:style-name="T116">3a. Le système vérifie si l’utilisateur a déjà des préférences enregistrées, les affiche et l’utilisateur ne les valide pas. </text:span><text:span text:style-name="T117">Retour à l’étape 2</text:span><text:span text:style-name="T116">.</text:span></text:p>
          </table:table-cell>
          <table:covered-table-cell/>
        </table:table-row>
        <table:table-row>
          <table:table-cell table:style-name="Tableau6.B2" table:number-columns-spanned="2" office:value-type="string">
            <text:p text:style-name="P241">Scénario d’erreur :</text:p>
            <text:p text:style-name="P182">5a. Les informations de paiement sont incorrectes. Le système affiche un message d’erreur. L’utilisateur ressaisit ses informations. Retour à l’étape 3.</text:p>
            <text:p text:style-name="P168">5b. Les informations de paiement sont incorrectes. Le système affiche un message d’erreur. L’utilisateur choisi un autre mode de paiement. Fin du scénario.</text:p>
            <text:p text:style-name="P169">6a. La transaction n’est pas autorisée par le système bancaire et n’est pas effectuée. <text:span text:style-name="T191">Le système affiche un message d’erreur . </text:span>L’utilisateur choisi un autre mode de paiement. Fin du scénario.</text:p>
            <text:p text:style-name="P300"><text:span text:style-name="T99">6b. La transaction n’est pas autorisée par le système bancaire et n’est pas effectuée. </text:span><text:span text:style-name="T155">Le système affiche un message d’erreur. </text:span><text:span text:style-name="T99">L’utilisateur quitte la page de paiement sans l’effectuer. Fin du scénario.</text:span></text:p>
          </table:table-cell>
          <table:covered-table-cell/>
        </table:table-row>
        <table:table-row>
          <table:table-cell table:style-name="Tableau6.B2" table:number-columns-spanned="2" office:value-type="string">
            <text:p text:style-name="P273"><text:span text:style-name="T22">Fin :</text:span></text:p>
            <text:p text:style-name="P188">Scénario nominal : </text:p>
            <text:p text:style-name="P194"><text:span text:style-name="T145">– </text:span><text:span text:style-name="T37">La transaction est effectuée, la commande enregistrée.</text:span></text:p>
            <text:p text:style-name="P194">S<text:span text:style-name="T176">cénario alternatif : </text:span></text:p>
            <text:p text:style-name="P194"><text:span text:style-name="T145">– </text:span><text:span text:style-name="T37">L’utilisateur choisi un autre mode de paiement.</text:span></text:p>
            <text:p text:style-name="P194"><text:span text:style-name="T145">– </text:span><text:span text:style-name="T37">L’utilisateur quitte la page sans choisir de mode de paiement.</text:span></text:p>
            <text:p text:style-name="P265"><text:span text:style-name="T142">Scénario d’erreur : </text:span></text:p>
            <text:p text:style-name="P265"><text:span text:style-name="T145">– </text:span><text:span text:style-name="T154">L’utilisateur quitte la page sans effectuer le paiement en ligne.</text:span></text:p>
          </table:table-cell>
          <table:covered-table-cell/>
        </table:table-row>
        <table:table-row>
          <table:table-cell table:style-name="Tableau6.A2" office:value-type="string">
            <text:p text:style-name="P51">Post-condition(s):</text:p>
          </table:table-cell>
          <table:table-cell table:style-name="Tableau6.B2" office:value-type="string">
            <text:p text:style-name="P100"><text:span text:style-name="T190">La commande est enregistrée et son état est « En cours »</text:span></text:p>
          </table:table-cell>
        </table:table-row>
        <text:soft-page-break/>
        <table:table-row>
          <table:table-cell table:style-name="Tableau6.B2" table:number-columns-spanned="2" office:value-type="string">
            <text:p text:style-name="P252">Complément :</text:p>
            <text:p text:style-name="P163"><text:span text:style-name="T140">Ergonomie</text:span> : Voir avec le client la possibilité de demander à l’utilisateur s’il souhaite que ses informations de paiement soient enregistrée, <text:span text:style-name="T192">plutôt que de le faire par défaut.</text:span></text:p>
          </table:table-cell>
          <table:covered-table-cell/>
        </table:table-row>
      </table:table>
      <table:table table:name="Tableau7" table:style-name="Tableau7">
        <table:table-column table:style-name="Tableau7.A"/>
        <table:table-column table:style-name="Tableau7.B"/>
        <table:table-row>
          <table:table-cell table:style-name="Tableau7.A1" office:value-type="string">
            <text:p text:style-name="P51">Cas n° :</text:p>
          </table:table-cell>
          <table:table-cell table:style-name="Tableau7.B1" office:value-type="string">
            <text:p text:style-name="P142">2.4</text:p>
          </table:table-cell>
        </table:table-row>
        <table:table-row>
          <table:table-cell table:style-name="Tableau7.A2" office:value-type="string">
            <text:p text:style-name="P51">Nom :</text:p>
          </table:table-cell>
          <table:table-cell table:style-name="Tableau7.B2" office:value-type="string">
            <text:p text:style-name="P116"><text:span text:style-name="T193">Annuler une commande</text:span></text:p>
          </table:table-cell>
        </table:table-row>
        <table:table-row>
          <table:table-cell table:style-name="Tableau7.A2" office:value-type="string">
            <text:p text:style-name="P51">Acteur(s) :</text:p>
          </table:table-cell>
          <table:table-cell table:style-name="Tableau7.B2" office:value-type="string">
            <text:p text:style-name="P116"><text:span text:style-name="T193">Direction / Managers / Pizzaïolos / Caissiers / Livreurs / Clients</text:span></text:p>
          </table:table-cell>
        </table:table-row>
        <table:table-row>
          <table:table-cell table:style-name="Tableau7.A2" office:value-type="string">
            <text:p text:style-name="P51">Description :</text:p>
          </table:table-cell>
          <table:table-cell table:style-name="Tableau7.B2" office:value-type="string">
            <text:p text:style-name="P134"><text:span text:style-name="T127">L’utilisateur doit pouvoir annuler une commande</text:span></text:p>
          </table:table-cell>
        </table:table-row>
        <table:table-row>
          <table:table-cell table:style-name="Tableau7.A2" office:value-type="string">
            <text:p text:style-name="P51">Auteur :</text:p>
          </table:table-cell>
          <table:table-cell table:style-name="Tableau7.B2" office:value-type="string">
            <text:p text:style-name="P51">Damien Ramelet</text:p>
          </table:table-cell>
        </table:table-row>
        <table:table-row>
          <table:table-cell table:style-name="Tableau7.A2" office:value-type="string">
            <text:p text:style-name="P51">Date :</text:p>
          </table:table-cell>
          <table:table-cell table:style-name="Tableau7.B6" office:value-type="date" office:date-value="2020-05-28">
            <text:p text:style-name="P51">28/05/20</text:p>
          </table:table-cell>
        </table:table-row>
        <table:table-row>
          <table:table-cell table:style-name="Tableau7.A2" office:value-type="string">
            <text:p text:style-name="P51">Pré-condition(s) :</text:p>
          </table:table-cell>
          <table:table-cell table:style-name="Tableau7.B2" office:value-type="string">
            <text:p text:style-name="P134"><text:span text:style-name="T129">L’utilisateur doit être connecté et a</text:span><text:span text:style-name="T128">u moins une commande doit être à l’état « En cours »</text:span></text:p>
          </table:table-cell>
        </table:table-row>
        <table:table-row>
          <table:table-cell table:style-name="Tableau7.A2" office:value-type="string">
            <text:p text:style-name="P51">Démarrage :</text:p>
          </table:table-cell>
          <table:table-cell table:style-name="Tableau7.B2" office:value-type="string">
            <text:p text:style-name="P117"><text:span text:style-name="T193">L’utilisateur clique sur la page « Annulation d’une commande »</text:span></text:p>
          </table:table-cell>
        </table:table-row>
        <table:table-row>
          <table:table-cell table:style-name="Tableau7.B2" table:number-columns-spanned="2" office:value-type="string">
            <text:p text:style-name="P242">Scénario nominal :</text:p>
            <text:list xml:id="list4102190523" text:style-name="L65">
              <text:list-item>
                <text:p text:style-name="P103">Le système affiche à l’utilisateur la liste des commandes qu’il est en mesure d’annuler</text:p>
              </text:list-item>
              <text:list-item>
                <text:p text:style-name="P103">L’utilisateur indique la commande à annuler</text:p>
              </text:list-item>
              <text:list-item>
                <text:p text:style-name="P102"><text:span text:style-name="T195">Le système vé</text:span>rifie que la commande n’est pas encore en préparation</text:p>
              </text:list-item>
              <text:list-item>
                <text:p text:style-name="P102">Le système affiche un message de confirmation à l’utilisateur</text:p>
              </text:list-item>
              <text:list-item>
                <text:p text:style-name="P102">L’utilisateur confirme l’annulation</text:p>
              </text:list-item>
              <text:list-item>
                <text:p text:style-name="P103">Le système vérifie si la commande a été réglée</text:p>
              </text:list-item>
              <text:list-item>
                <text:p text:style-name="P103">Le système effectue le remboursement via le système bancaire</text:p>
              </text:list-item>
              <text:list-item>
                <text:p text:style-name="P267"><text:span text:style-name="T141">Le système affiche un message de confirmation de remboursement</text:span></text:p>
              </text:list-item>
            </text:list>
          </table:table-cell>
          <table:covered-table-cell/>
        </table:table-row>
        <table:table-row>
          <table:table-cell table:style-name="Tableau7.B2" table:number-columns-spanned="2" office:value-type="string">
            <text:p text:style-name="P257"><text:span text:style-name="T24">Scénario alternatif :</text:span></text:p>
            <text:p text:style-name="P170">2a. L’utilisateur n’indique aucune commande à annuler et quitte la page. Fin du scénario.</text:p>
            <text:p text:style-name="P170">5a. L’utilisateur ne confirme pas et quitte la page. Fin du scénario.</text:p>
            <text:p text:style-name="P301">6a. La commande n’a pas été réglée. Le système affiche un message de confirmation d’annulation. Fin du scénario.</text:p>
          </table:table-cell>
          <table:covered-table-cell/>
        </table:table-row>
        <table:table-row>
          <table:table-cell table:style-name="Tableau7.B2" table:number-columns-spanned="2" office:value-type="string">
            <text:p text:style-name="P243">Scénario d’erreur :</text:p>
            <text:p text:style-name="P292"><text:span text:style-name="T102">3a. La commande est déjà passée en préparation. Il n’est plus possible de l’annuler. Le système affiche un message d’erreur. Retour à l’étape 1.</text:span></text:p>
          </table:table-cell>
          <table:covered-table-cell/>
        </table:table-row>
        <table:table-row>
          <table:table-cell table:style-name="Tableau7.B2" table:number-columns-spanned="2" office:value-type="string">
            <text:p text:style-name="P274"><text:span text:style-name="T22">Fin :</text:span></text:p>
            <text:p text:style-name="P189">Scénario nominal : </text:p>
            <text:p text:style-name="P195"><text:span text:style-name="T145">– </text:span><text:span text:style-name="T194">L’utilisateur a confirmé l’annulation de la commande réglée et est remboursé.</text:span></text:p>
            <text:p text:style-name="P202"><text:span text:style-name="T45">S</text:span><text:span text:style-name="T55">cénario alternatif :</text:span></text:p>
            <text:p text:style-name="P202"><text:span text:style-name="T64">– </text:span><text:span text:style-name="T55">L’</text:span><text:span text:style-name="T57">utilisateur a confirmé l’annulation de la commande non réglée.</text:span></text:p>
            <text:p text:style-name="P268"><text:span text:style-name="T145">– </text:span><text:span text:style-name="T63">L’utilisateur quitte la page sans indiquer de commande à annuler, ou sans confirmer.</text:span></text:p>
          </table:table-cell>
          <table:covered-table-cell/>
        </table:table-row>
        <table:table-row>
          <table:table-cell table:style-name="Tableau7.A2" office:value-type="string">
            <text:p text:style-name="P51">Post-condition(s):</text:p>
          </table:table-cell>
          <table:table-cell table:style-name="Tableau7.B2" office:value-type="string">
            <text:p text:style-name="P104">La commande est passée à l’état « Annulée »</text:p>
          </table:table-cell>
        </table:table-row>
      </table:table>
      <table:table table:name="Tableau8" table:style-name="Tableau8">
        <table:table-column table:style-name="Tableau8.A"/>
        <table:table-column table:style-name="Tableau8.B"/>
        <table:table-row>
          <table:table-cell table:style-name="Tableau8.A1" office:value-type="string">
            <text:p text:style-name="P51">Cas n° :</text:p>
          </table:table-cell>
          <table:table-cell table:style-name="Tableau8.B1" office:value-type="string">
            <text:p text:style-name="P143">2.5</text:p>
          </table:table-cell>
        </table:table-row>
        <table:table-row>
          <table:table-cell table:style-name="Tableau8.A2" office:value-type="string">
            <text:p text:style-name="P51">Nom :</text:p>
          </table:table-cell>
          <table:table-cell table:style-name="Tableau8.B2" office:value-type="string">
            <text:p text:style-name="P118"><text:span text:style-name="T196">Repasser une ancienne commande</text:span></text:p>
          </table:table-cell>
        </table:table-row>
        <table:table-row>
          <table:table-cell table:style-name="Tableau8.A2" office:value-type="string">
            <text:p text:style-name="P51">Acteur(s) :</text:p>
          </table:table-cell>
          <table:table-cell table:style-name="Tableau8.B2" office:value-type="string">
            <text:p text:style-name="P118"><text:span text:style-name="T196">Client</text:span></text:p>
          </table:table-cell>
        </table:table-row>
        <table:table-row>
          <table:table-cell table:style-name="Tableau8.A2" office:value-type="string">
            <text:p text:style-name="P51">Description :</text:p>
          </table:table-cell>
          <table:table-cell table:style-name="Tableau8.B2" office:value-type="string">
            <text:p text:style-name="P118"><text:span text:style-name="T196">Le client inscrit et connecté peut consulter son historique et passer une commande à nouveau</text:span></text:p>
          </table:table-cell>
        </table:table-row>
        <table:table-row>
          <table:table-cell table:style-name="Tableau8.A2" office:value-type="string">
            <text:p text:style-name="P51">Auteur :</text:p>
          </table:table-cell>
          <table:table-cell table:style-name="Tableau8.B2" office:value-type="string">
            <text:p text:style-name="P51">Damien Ramelet</text:p>
          </table:table-cell>
        </table:table-row>
        <table:table-row>
          <table:table-cell table:style-name="Tableau8.A2" office:value-type="string">
            <text:p text:style-name="P51">Date :</text:p>
          </table:table-cell>
          <table:table-cell table:style-name="Tableau8.B6" office:value-type="date" office:date-value="2020-05-29">
            <text:p text:style-name="P51">2<text:span text:style-name="T197">9</text:span>/05/20</text:p>
          </table:table-cell>
        </table:table-row>
        <table:table-row>
          <table:table-cell table:style-name="Tableau8.A2" office:value-type="string">
            <text:p text:style-name="P51">Pré-condition(s) :</text:p>
          </table:table-cell>
          <table:table-cell table:style-name="Tableau8.B2" office:value-type="string">
            <text:p text:style-name="P119"><text:span text:style-name="T196">L’utilisateur doit être inscrit et connecté</text:span></text:p>
          </table:table-cell>
        </table:table-row>
        <table:table-row>
          <table:table-cell table:style-name="Tableau8.A2" office:value-type="string">
            <text:p text:style-name="P51">Démarrage :</text:p>
          </table:table-cell>
          <table:table-cell table:style-name="Tableau8.B2" office:value-type="string">
            <text:p text:style-name="P120"><text:span text:style-name="T196">L’utilisateur consulte la page « Historique des commandes »</text:span></text:p>
          </table:table-cell>
        </table:table-row>
        <table:table-row>
          <table:table-cell table:style-name="Tableau8.B2" table:number-columns-spanned="2" office:value-type="string">
            <text:p text:style-name="P244">Scénario nominal :</text:p>
            <text:list xml:id="list329566742" text:style-name="L67">
              <text:list-item>
                <text:p text:style-name="P105">Le système affiche l’historique des commandes de l’utilisateur</text:p>
              </text:list-item>
              <text:list-item>
                <text:p text:style-name="P106">L’utilisateur choisi une ancienne commande</text:p>
              </text:list-item>
              <text:list-item>
                <text:p text:style-name="P106">Le système recherche toutes les informations concernant la commande demandée (composition, allergènes et disponibilité par exemple)</text:p>
              </text:list-item>
              <text:list-item>
                <text:p text:style-name="P106">Le système affiche toutes les informations</text:p>
              </text:list-item>
              <text:list-item>
                <text:p text:style-name="P106">L’utilisateur ajoute la commande au panier.</text:p>
              </text:list-item>
              <text:list-item>
                <text:p text:style-name="P107">Le système vérifie que l’intégralité des pizzas contenues dans la commande sont disponibles</text:p>
              </text:list-item>
              <text:list-item>
                <text:p text:style-name="P258"><text:span text:style-name="T65">L’utilisateur clique sur le panier. Déclenchement du cas d’utilisation « </text:span><text:span text:style-name="T71">V</text:span><text:span text:style-name="T72">alider le panier</text:span><text:span text:style-name="T70"> </text:span><text:span text:style-name="T65">»</text:span></text:p>
              </text:list-item>
            </text:list>
          </table:table-cell>
          <table:covered-table-cell/>
        </table:table-row>
        <table:table-row>
          <table:table-cell table:style-name="Tableau8.B2" table:number-columns-spanned="2" office:value-type="string">
            <text:p text:style-name="P245">Scénario alternatif :</text:p>
            <text:p text:style-name="P293"><text:span text:style-name="T118">2a. L’utilisateur ne fait aucun choix et quitte la page. Fin du scénario.</text:span></text:p>
          </table:table-cell>
          <table:covered-table-cell/>
        </table:table-row>
        <table:table-row>
          <table:table-cell table:style-name="Tableau8.B2" table:number-columns-spanned="2" office:value-type="string">
            <text:p text:style-name="P245">Scénario d’erreur :</text:p>
            <text:p text:style-name="P183">1a. L’utilisateur n’a aucun historique de commandes. Le système affiche un message d’erreur. Fin du scénario.</text:p>
            <text:p text:style-name="P302"><text:span text:style-name="T99">6a. Une ou des pizzas de la commande ne sont pas disponibles. Le système affiche un message </text:span><text:span text:style-name="T156">d</text:span><text:span text:style-name="T99">’erreur. Retour à l’étape 1.</text:span></text:p>
          </table:table-cell>
          <table:covered-table-cell/>
        </table:table-row>
        <table:table-row>
          <table:table-cell table:style-name="Tableau8.B2" table:number-columns-spanned="2" office:value-type="string">
            <text:p text:style-name="P275"><text:span text:style-name="T22">Fin :</text:span></text:p>
            <text:p text:style-name="P190">Scénario nominal : </text:p>
            <text:p text:style-name="P196"><text:span text:style-name="T145">– </text:span><text:span text:style-name="T198">L’utilisateur clique sur le panier.</text:span></text:p>
            <text:p text:style-name="P199">Scénario alternatif : </text:p>
            <text:p text:style-name="P199"><text:span text:style-name="T145">– </text:span>L’utilisateur ne fait aucun choix et quitte l’historique des commandes.</text:p>
            <text:p text:style-name="P196">Scénario d’e<text:span text:style-name="T199">rreur</text:span> : </text:p>
            <text:p text:style-name="P196"><text:span text:style-name="T145">– </text:span><text:span text:style-name="T198">L’utilisateur n’a aucun historique.</text:span></text:p>
            <text:p text:style-name="P269"><text:span text:style-name="T145">– </text:span><text:span text:style-name="T63">Une ou des pizzas ne sont pas disponibles</text:span></text:p>
          </table:table-cell>
          <table:covered-table-cell/>
        </table:table-row>
        <table:table-row>
          <table:table-cell table:style-name="Tableau8.A2" office:value-type="string">
            <text:p text:style-name="P51">Post-condition(s):</text:p>
          </table:table-cell>
          <table:table-cell table:style-name="Tableau8.B2" office:value-type="string">
            <text:p text:style-name="P93"><text:span text:style-name="T200">La commande est dans le panier</text:span></text:p>
          </table:table-cell>
        </table:table-row>
      </table:table>
      <table:table table:name="Tableau9" table:style-name="Tableau9">
        <table:table-column table:style-name="Tableau9.A"/>
        <table:table-column table:style-name="Tableau9.B"/>
        <table:table-row>
          <table:table-cell table:style-name="Tableau9.A1" office:value-type="string">
            <text:p text:style-name="P51">Cas n° :</text:p>
          </table:table-cell>
          <table:table-cell table:style-name="Tableau9.B1" office:value-type="string">
            <text:p text:style-name="P137">2.<text:span text:style-name="T201">6</text:span></text:p>
          </table:table-cell>
        </table:table-row>
        <table:table-row>
          <table:table-cell table:style-name="Tableau9.A2" office:value-type="string">
            <text:p text:style-name="P51">Nom :</text:p>
          </table:table-cell>
          <table:table-cell table:style-name="Tableau9.B2" office:value-type="string">
            <text:p text:style-name="P121"><text:span text:style-name="T202">Laisser un avis</text:span></text:p>
          </table:table-cell>
        </table:table-row>
        <table:table-row>
          <table:table-cell table:style-name="Tableau9.A2" office:value-type="string">
            <text:p text:style-name="P51">Acteur(s) :</text:p>
          </table:table-cell>
          <table:table-cell table:style-name="Tableau9.B2" office:value-type="string">
            <text:p text:style-name="P51">Client</text:p>
          </table:table-cell>
        </table:table-row>
        <table:table-row>
          <table:table-cell table:style-name="Tableau9.A2" office:value-type="string">
            <text:p text:style-name="P51">Description :</text:p>
          </table:table-cell>
          <table:table-cell table:style-name="Tableau9.B2" office:value-type="string">
            <text:p text:style-name="P256"><text:span text:style-name="T132">Le</text:span><text:span text:style-name="T130"> client doit pouvoir laisser un avis après un</text:span><text:span text:style-name="T131">e commande</text:span></text:p>
          </table:table-cell>
        </table:table-row>
        <table:table-row>
          <table:table-cell table:style-name="Tableau9.A2" office:value-type="string">
            <text:p text:style-name="P51">Auteur :</text:p>
          </table:table-cell>
          <table:table-cell table:style-name="Tableau9.B2" office:value-type="string">
            <text:p text:style-name="P51">Damien Ramelet</text:p>
          </table:table-cell>
        </table:table-row>
        <table:table-row>
          <table:table-cell table:style-name="Tableau9.A2" office:value-type="string">
            <text:p text:style-name="P51">Date :</text:p>
          </table:table-cell>
          <table:table-cell table:style-name="Tableau9.B6" office:value-type="date" office:date-value="2020-06-01">
            <text:p text:style-name="P122">01/06/20</text:p>
          </table:table-cell>
        </table:table-row>
        <table:table-row>
          <table:table-cell table:style-name="Tableau9.A2" office:value-type="string">
            <text:p text:style-name="P51">Pré-condition(s) :</text:p>
          </table:table-cell>
          <table:table-cell table:style-name="Tableau9.B2" office:value-type="string">
            <text:p text:style-name="P135"><text:span text:style-name="T130">L’utilisateur doit être connecté et avoir acheté des pizzas</text:span></text:p>
          </table:table-cell>
        </table:table-row>
        <table:table-row>
          <table:table-cell table:style-name="Tableau9.A2" office:value-type="string">
            <text:p text:style-name="P51">Démarrage :</text:p>
          </table:table-cell>
          <table:table-cell table:style-name="Tableau9.B2" office:value-type="string">
            <text:p text:style-name="P122"><text:span text:style-name="T202">L’utilisateur clique sur « Laisser un avis »</text:span></text:p>
          </table:table-cell>
        </table:table-row>
        <table:table-row>
          <table:table-cell table:style-name="Tableau9.B2" table:number-columns-spanned="2" office:value-type="string">
            <text:p text:style-name="P246">Scénario nominal :</text:p>
            <text:list xml:id="list1461493988" text:style-name="L69">
              <text:list-item>
                <text:p text:style-name="P108">Le système affiche la liste des pizzas achetée par l’utilisateur</text:p>
              </text:list-item>
              <text:list-item>
                <text:p text:style-name="P109">L’utilisateur choisi sur quelle pizza il souhaite déposer un avis</text:p>
              </text:list-item>
              <text:list-item>
                <text:p text:style-name="P109">Le système affiche le formulaire permettant de déposer son avis ainsi qu’une note</text:p>
              </text:list-item>
              <text:list-item>
                <text:p text:style-name="P131"><text:span text:style-name="T58">L’utilisateur rempli le formulaire</text:span></text:p>
              </text:list-item>
              <text:list-item>
                <text:p text:style-name="P270"><text:span text:style-name="T141">Le système enregistre les informations et affiche un message de confirmation</text:span></text:p>
              </text:list-item>
            </text:list>
          </table:table-cell>
          <table:covered-table-cell/>
        </table:table-row>
        <table:table-row>
          <table:table-cell table:style-name="Tableau9.B2" table:number-columns-spanned="2" office:value-type="string">
            <text:p text:style-name="P247">Scénario alternatif :</text:p>
            <text:p text:style-name="P294"><text:span text:style-name="T119">2a. L’utilisateur quitte la page sans laisser d’avis. Fin du scénario.</text:span></text:p>
          </table:table-cell>
          <table:covered-table-cell/>
        </table:table-row>
        <table:table-row>
          <table:table-cell table:style-name="Tableau9.B2" table:number-columns-spanned="2" office:value-type="string">
            <text:p text:style-name="P248">Scénario d’erreur :</text:p>
            <text:p text:style-name="P295"><text:span text:style-name="T103">1a. L’utilisateur n’a acheté aucune pizza. Le système affiche un message d’erreur. </text:span><text:span text:style-name="T104">Fin du scénario.</text:span></text:p>
          </table:table-cell>
          <table:covered-table-cell/>
        </table:table-row>
        <table:table-row>
          <table:table-cell table:style-name="Tableau9.B2" table:number-columns-spanned="2" office:value-type="string">
            <text:p text:style-name="P276"><text:span text:style-name="T22">Fin :</text:span></text:p>
            <text:p text:style-name="P191">Scénario nominal : </text:p>
            <text:p text:style-name="P197"><text:span text:style-name="T145">– </text:span><text:span text:style-name="T203">L’utilisateur dépose un avis et le système l’enregistre.</text:span></text:p>
            <text:p text:style-name="P197">S<text:span text:style-name="T176">cénario alternatif : </text:span></text:p>
            <text:p text:style-name="P197"><text:span text:style-name="T145">– </text:span><text:span text:style-name="T176">L’utilisateur quitte la page sans laisser d’avis.</text:span></text:p>
            <text:p text:style-name="P266"><text:span text:style-name="T142">Scénario d’erreur : </text:span></text:p>
            <text:p text:style-name="P266"><text:span text:style-name="T145">– </text:span><text:span text:style-name="T157">L’utilisateur n’a fait aucune commande et ne peut laisser d’avis.</text:span></text:p>
          </table:table-cell>
          <table:covered-table-cell/>
        </table:table-row>
        <table:table-row>
          <table:table-cell table:style-name="Tableau9.A2" office:value-type="string">
            <text:p text:style-name="P51">Post-condition(s):</text:p>
          </table:table-cell>
          <table:table-cell table:style-name="Tableau9.B2" office:value-type="string">
            <text:p text:style-name="P101"><text:span text:style-name="T204">Un avis a été déposé par l’utilisateur</text:span></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P51">Cas n° :</text:p>
          </table:table-cell>
          <table:table-cell table:style-name="Tableau10.B1" office:value-type="string">
            <text:p text:style-name="P138">3.<text:span text:style-name="T205">1</text:span></text:p>
          </table:table-cell>
        </table:table-row>
        <table:table-row>
          <table:table-cell table:style-name="Tableau10.A2" office:value-type="string">
            <text:p text:style-name="P51">Nom :</text:p>
          </table:table-cell>
          <table:table-cell table:style-name="Tableau10.B2" office:value-type="string">
            <text:p text:style-name="P123"><text:span text:style-name="T206">Consulter les commandes</text:span></text:p>
          </table:table-cell>
        </table:table-row>
        <table:table-row>
          <table:table-cell table:style-name="Tableau10.A2" office:value-type="string">
            <text:p text:style-name="P51">Acteur(s) :</text:p>
          </table:table-cell>
          <table:table-cell table:style-name="Tableau10.B2" office:value-type="string">
            <text:p text:style-name="P123"><text:span text:style-name="T206">Direction / Managers / Pizzaïolos / Caissiers / Livreurs</text:span></text:p>
          </table:table-cell>
        </table:table-row>
        <table:table-row>
          <table:table-cell table:style-name="Tableau10.A4" office:value-type="string">
            <text:p text:style-name="P51">Description :</text:p>
          </table:table-cell>
          <table:table-cell table:style-name="Tableau10.B2" office:value-type="string">
            <text:p text:style-name="P124"><text:span text:style-name="T207">Les employés doivent pouvoir consulter la liste des commandes doit pouvoir être consultée</text:span></text:p>
          </table:table-cell>
        </table:table-row>
        <table:table-row>
          <table:table-cell table:style-name="Tableau10.A2" office:value-type="string">
            <text:p text:style-name="P51">Auteur :</text:p>
          </table:table-cell>
          <table:table-cell table:style-name="Tableau10.B2" office:value-type="string">
            <text:p text:style-name="P51">Damien Ramelet</text:p>
          </table:table-cell>
        </table:table-row>
        <table:table-row>
          <table:table-cell table:style-name="Tableau10.A2" office:value-type="string">
            <text:p text:style-name="P51">Date :</text:p>
          </table:table-cell>
          <table:table-cell table:style-name="Tableau10.B6" office:value-type="date" office:date-value="2020-05-31">
            <text:p text:style-name="P124">31/05/20</text:p>
          </table:table-cell>
        </table:table-row>
        <table:table-row>
          <table:table-cell table:style-name="Tableau10.A2" office:value-type="string">
            <text:p text:style-name="P51">Pré-condition(s) :</text:p>
          </table:table-cell>
          <table:table-cell table:style-name="Tableau10.B2" office:value-type="string">
            <text:p text:style-name="P136"><text:span text:style-name="T133">L’utilisateur doit être authentifié</text:span></text:p>
          </table:table-cell>
        </table:table-row>
        <table:table-row>
          <table:table-cell table:style-name="Tableau10.A2" office:value-type="string">
            <text:p text:style-name="P51">Démarrage :</text:p>
          </table:table-cell>
          <table:table-cell table:style-name="Tableau10.B2" office:value-type="string">
            <text:p text:style-name="P124"><text:span text:style-name="T206">L’utilisateur clique sur « Consulter les commandes »</text:span></text:p>
          </table:table-cell>
        </table:table-row>
        <table:table-row>
          <table:table-cell table:style-name="Tableau10.B2" table:number-columns-spanned="2" office:value-type="string">
            <text:p text:style-name="P249">Scénario nominal :</text:p>
            <text:list xml:id="list401680437" text:style-name="L70">
              <text:list-item>
                <text:p text:style-name="P184">Le système affiche la liste des commandes et leurs états</text:p>
              </text:list-item>
              <text:list-item>
                <text:p text:style-name="P171">L’utilisateur peut cliquer sur une commande pour l’afficher</text:p>
              </text:list-item>
              <text:list-item>
                <text:p text:style-name="P171">Le système affiche les détails de la commande demandée.</text:p>
              </text:list-item>
              <text:list-item>
                <text:p text:style-name="P304"><text:span text:style-name="T66">L’utilisateur change l’état de la commande. Déclenchement d’un cas d’utilisation « </text:span><text:span text:style-name="T73">Préparer une commande</text:span><text:span text:style-name="T66"> » / « </text:span><text:span text:style-name="T73">Livrer une commande</text:span><text:span text:style-name="T66"> » / « </text:span><text:span text:style-name="T73">Remettre une commande</text:span><text:span text:style-name="T66"> »</text:span></text:p>
              </text:list-item>
            </text:list>
          </table:table-cell>
          <table:covered-table-cell/>
        </table:table-row>
        <table:table-row>
          <table:table-cell table:style-name="Tableau10.B2" table:number-columns-spanned="2" office:value-type="string">
            <text:p text:style-name="P250">Scénario alternatif :</text:p>
            <text:p text:style-name="P172"><text:span text:style-name="T169">2</text:span><text:span text:style-name="T170">a</text:span><text:span text:style-name="T167">. L’utilisateur peut consulter la liste des commandes.</text:span></text:p>
            <text:p text:style-name="P173"><text:span text:style-name="T59">2</text:span><text:span text:style-name="T88">b. L’utilisateur peut quitter la page. Fin du scénario.</text:span></text:p>
            <text:p text:style-name="P173"><text:span text:style-name="T88">4</text:span><text:span text:style-name="T89">a. L’utilisateur peut revenir à la liste des commandes. </text:span><text:span text:style-name="T90">Retour à l’étape 1.</text:span></text:p>
            <text:p text:style-name="P286"><text:span text:style-name="T134">4</text:span><text:span text:style-name="T135">b. L’utilisateur clique sur « E</text:span><text:span text:style-name="T136">ncaisser</text:span><text:span text:style-name="T135"> la commande ». Déclenchement d’un cas d’utilisation « </text:span><text:span text:style-name="T137">E</text:span><text:span text:style-name="T138">ncaisser</text:span><text:span text:style-name="T137"> la commande</text:span><text:span text:style-name="T135"> ».</text:span></text:p>
          </table:table-cell>
          <table:covered-table-cell/>
        </table:table-row>
        <table:table-row>
          <table:table-cell table:style-name="Tableau10.B2" table:number-columns-spanned="2" office:value-type="string">
            <text:p text:style-name="P250">Scénario d’erreur :</text:p>
            <text:p text:style-name="P303"><text:span text:style-name="T163">1</text:span><text:span text:style-name="T164">a. Il n’y a aucune commande à afficher. Le système affiche un message d’erreur. Fin du scénario.</text:span></text:p>
          </table:table-cell>
          <table:covered-table-cell/>
        </table:table-row>
        <table:table-row>
          <table:table-cell table:style-name="Tableau10.B2" table:number-columns-spanned="2" office:value-type="string">
            <text:p text:style-name="P54">Fin :</text:p>
            <text:p text:style-name="P186"><text:span text:style-name="T45">Scénario nominal : </text:span></text:p>
            <text:p text:style-name="P203"><text:span text:style-name="T64">– </text:span><text:span text:style-name="T60">L’utilisateur clique sur une commande p</text:span><text:span text:style-name="T61">our en changer l’état.</text:span></text:p>
            <text:p text:style-name="P198">S<text:span text:style-name="T176">cénario alternatif :</text:span></text:p>
            <text:p text:style-name="P198"><text:span text:style-name="T145">– </text:span><text:span text:style-name="T176">L’utilisateur peut quitter la page.</text:span></text:p>
            <text:p text:style-name="P198"><text:span text:style-name="T145">– </text:span><text:span text:style-name="T176">L’utilisateur peut cliquer sur une commande pour encaisser son paiement.</text:span></text:p>
            <text:p text:style-name="P200"><text:span text:style-name="T142">Scénario d’erreur : </text:span></text:p>
            <text:p text:style-name="P200"><text:span text:style-name="T145">– </text:span><text:span text:style-name="T63">Il n’y a aucune commande à afficher.</text:span></text:p>
          </table:table-cell>
          <table:covered-table-cell/>
        </table:table-row>
        <table:table-row>
          <table:table-cell table:style-name="Tableau10.B2" table:number-columns-spanned="2" office:value-type="string">
            <text:p text:style-name="P253">Complément :</text:p>
            <text:p text:style-name="P164"><text:span text:style-name="T140">Ergonomie : I</text:span>l peut être utile de mettre en place un système de filtre par état (Finalisées, en cours, en préparation, annulées, etc.), par date, ainsi qu’un système de pagination.</text:p>
            <text:p text:style-name="P162">Le client peut également être intéressé par un système de statistique permettant de visualiser le succès de chaque pizza.</text:p>
          </table:table-cell>
          <table:covered-table-cell/>
        </table:table-row>
      </table:table>
      <table:table table:name="Tableau11" table:style-name="Tableau11">
        <table:table-column table:style-name="Tableau11.A"/>
        <table:table-column table:style-name="Tableau11.B"/>
        <table:table-row>
          <table:table-cell table:style-name="Tableau11.A1" office:value-type="string">
            <text:p text:style-name="P51">Cas n° :</text:p>
          </table:table-cell>
          <table:table-cell table:style-name="Tableau11.B1" office:value-type="string">
            <text:p text:style-name="P28">1.1</text:p>
          </table:table-cell>
        </table:table-row>
        <table:table-row>
          <table:table-cell table:style-name="Tableau11.A2" office:value-type="string">
            <text:p text:style-name="P51">Nom :</text:p>
          </table:table-cell>
          <table:table-cell table:style-name="Tableau11.B2" office:value-type="string">
            <text:p text:style-name="P51">S’inscrire</text:p>
          </table:table-cell>
        </table:table-row>
        <table:table-row>
          <table:table-cell table:style-name="Tableau11.A2" office:value-type="string">
            <text:p text:style-name="P51">Acteur(s) :</text:p>
          </table:table-cell>
          <table:table-cell table:style-name="Tableau11.B2" office:value-type="string">
            <text:p text:style-name="P51">Client</text:p>
          </table:table-cell>
        </table:table-row>
        <table:table-row>
          <table:table-cell table:style-name="Tableau11.A2" office:value-type="string">
            <text:p text:style-name="P51">Description :</text:p>
          </table:table-cell>
          <table:table-cell table:style-name="Tableau11.B2" office:value-type="string">
            <text:p text:style-name="P51">Le client doit pouvoir s’inscrire afin de pouvoir se connecter</text:p>
          </table:table-cell>
        </table:table-row>
        <table:table-row>
          <table:table-cell table:style-name="Tableau11.A2" office:value-type="string">
            <text:p text:style-name="P51">Auteur :</text:p>
          </table:table-cell>
          <table:table-cell table:style-name="Tableau11.B2" office:value-type="string">
            <text:p text:style-name="P51">Damien Ramelet</text:p>
          </table:table-cell>
        </table:table-row>
        <table:table-row>
          <table:table-cell table:style-name="Tableau11.A2" office:value-type="string">
            <text:p text:style-name="P51">Date :</text:p>
          </table:table-cell>
          <table:table-cell table:style-name="Tableau11.B6" office:value-type="date" office:date-value="2020-05-28">
            <text:p text:style-name="P51">28/05/20</text:p>
          </table:table-cell>
        </table:table-row>
        <table:table-row>
          <table:table-cell table:style-name="Tableau11.A2" office:value-type="string">
            <text:p text:style-name="P51">Pré-condition(s) :</text:p>
          </table:table-cell>
          <table:table-cell table:style-name="Tableau11.B2" office:value-type="string">
            <text:p text:style-name="P51">Aucune</text:p>
          </table:table-cell>
        </table:table-row>
        <table:table-row>
          <table:table-cell table:style-name="Tableau11.A2" office:value-type="string">
            <text:p text:style-name="P51">Démarrage :</text:p>
          </table:table-cell>
          <table:table-cell table:style-name="Tableau11.B2" office:value-type="string">
            <text:p text:style-name="P51">L’utilisateur clique sur « S’inscrire »</text:p>
          </table:table-cell>
        </table:table-row>
        <table:table-row>
          <table:table-cell table:style-name="Tableau11.B2" table:number-columns-spanned="2" office:value-type="string">
            <text:p text:style-name="P54">Scénario nominal :</text:p>
            <text:list xml:id="list232545022215992" text:continue-list="list1263957039" text:style-name="L1">
              <text:list-item>
                <text:p text:style-name="P59">Le système affiche un formulaire d’inscription</text:p>
              </text:list-item>
              <text:list-item>
                <text:p text:style-name="P59">L’utilisateur rempli les champs du formulaire et valide</text:p>
              </text:list-item>
              <text:list-item>
                <text:p text:style-name="P59">Le système vérifie que tous les champs obligatoire<text:span text:style-name="T38">s</text:span> sont remplis <text:span text:style-name="T39">et les valeurs conformes</text:span></text:p>
              </text:list-item>
              <text:list-item>
                <text:p text:style-name="P62">Le système vérifie que les données ne correspondent à aucun utilisateur inscrit</text:p>
              </text:list-item>
              <text:list-item>
                <text:p text:style-name="P62"><text:span text:style-name="T139">Le système e</text:span><text:span text:style-name="T141">nvoi </text:span><text:span text:style-name="T139">un message électronique avec un lien hypertexte à l’utilisateur afin de valider l’inscription</text:span></text:p>
              </text:list-item>
              <text:list-item>
                <text:p text:style-name="P59">L’utilisateur <text:span text:style-name="T158">valide</text:span> son inscription</text:p>
              </text:list-item>
              <text:list-item>
                <text:p text:style-name="P59">Le système enregistre les données de l’utilisateur</text:p>
              </text:list-item>
              <text:list-item>
                <text:p text:style-name="P59">Le système affiche un formulaire d’authentification. Déclenchement du cas d’utilisation « <text:span text:style-name="T32">S’authentifier </text:span><text:span text:style-name="T140">»</text:span></text:p>
              </text:list-item>
            </text:list>
          </table:table-cell>
          <table:covered-table-cell/>
        </table:table-row>
        <table:table-row>
          <table:table-cell table:style-name="Tableau11.B2" table:number-columns-spanned="2" office:value-type="string">
            <text:p text:style-name="P54">Scénario alternatif :</text:p>
            <text:list xml:id="list4197071412" text:style-name="L32">
              <text:list-item>
                <text:p text:style-name="P214"/>
                <text:list>
                  <text:list-item>
                    <text:p text:style-name="P278">L’utilisateur ne remplit pas le formulaire et quitte la page d’inscription. Fin du scénario.</text:p>
                  </text:list-item>
                  <text:list-item>
                    <text:p text:style-name="P145">L’utilisateur n’a pas validé son inscription, le lien hypertexte a expiré. L’inscription n’est pas enregistrée.</text:p>
                  </text:list-item>
                </text:list>
              </text:list-item>
            </text:list>
          </table:table-cell>
          <table:covered-table-cell/>
        </table:table-row>
        <table:table-row>
          <table:table-cell table:style-name="Tableau11.B2" table:number-columns-spanned="2" office:value-type="string">
            <text:p text:style-name="P54">Scénario d’erreur :</text:p>
            <text:list xml:id="list4143152477" text:style-name="L33">
              <text:list-item>
                <text:p text:style-name="P215"/>
                <text:list>
                  <text:list-item>
                    <text:p text:style-name="P154">Tous les champs ne sont pas remplis. Le système affiche un message d’erreur. Retour à l’étape 2.</text:p>
                  </text:list-item>
                  <text:list-item>
                    <text:p text:style-name="P64">Les données de l’utilisateur ne sont pas conformes. Le système affiche un message d’erreur. Retour à l’étape 2.</text:p>
                  </text:list-item>
                </text:list>
              </text:list-item>
            </text:list>
            <text:list xml:id="list2119996755" text:style-name="L34">
              <text:list-item>
                <text:p text:style-name="P73"/>
                <text:list>
                  <text:list-item>
                    <text:p text:style-name="P81"><text:span text:style-name="T159">Les données correspondent à un utilisateur déjà inscrit. Le système affiche un message d’erreur. Le système propose à l’utilisateur de s’authentifier. Déclenchement du cas d’utilisation «</text:span><text:span text:style-name="T34"> S’authentifier </text:span><text:span text:style-name="T142">».</text:span></text:p>
                  </text:list-item>
                </text:list>
              </text:list-item>
            </text:list>
          </table:table-cell>
          <table:covered-table-cell/>
        </table:table-row>
        <table:table-row>
          <table:table-cell table:style-name="Tableau11.B2" table:number-columns-spanned="2" office:value-type="string">
            <text:p text:style-name="P54">Fin :</text:p>
            <text:p text:style-name="P56">Scénario nominal : </text:p>
            <text:p text:style-name="P55"><text:span text:style-name="T41">– </text:span><text:span text:style-name="T40">L’inscription de l’utilisateur est enregistrée. Déclenchement du cas d’utilisation «</text:span><text:span text:style-name="T67"> S’authentifier </text:span><text:span text:style-name="T63">».</text:span></text:p>
            <text:p text:style-name="P57"><text:span text:style-name="T63">S</text:span><text:span text:style-name="T62">cénario alternatif :</text:span></text:p>
            <text:p text:style-name="P55"><text:span text:style-name="T64">– </text:span><text:span text:style-name="T63">L’utilisateur quitte le formulaire d’inscription sans le compléter.</text:span></text:p>
            <text:p text:style-name="P55"><text:span text:style-name="T64">– </text:span><text:span text:style-name="T63">L’utilisateur n’a pas validé son inscription, le lien hypertexte a expiré. L’inscription n’est pas enregistrée.</text:span></text:p>
            <text:p text:style-name="P57"><text:span text:style-name="T63">S</text:span><text:span text:style-name="T62">cénario d’erreur :</text:span></text:p>
            <text:p text:style-name="P57"><text:span text:style-name="T62">– L’utilisateur est déjà inscrit. </text:span><text:span text:style-name="T63">Déclenchement du cas d’utilisation «</text:span><text:span text:style-name="T67"> S’authentifier </text:span><text:span text:style-name="T63">».</text:span></text:p>
          </table:table-cell>
          <table:covered-table-cell/>
        </table:table-row>
        <table:table-row>
          <table:table-cell table:style-name="Tableau11.A2" office:value-type="string">
            <text:p text:style-name="P51">Post-condition(s):</text:p>
          </table:table-cell>
          <table:table-cell table:style-name="Tableau11.B2" office:value-type="string">
            <text:p text:style-name="P89">L’utilisateur est inscrit avec succès</text:p>
          </table:table-cell>
        </table:table-row>
      </table:table>
      <table:table table:name="Tableau12" table:style-name="Tableau12">
        <table:table-column table:style-name="Tableau12.A"/>
        <table:table-column table:style-name="Tableau12.B"/>
        <table:table-row>
          <table:table-cell table:style-name="Tableau12.A1" office:value-type="string">
            <text:p text:style-name="P51">Cas n° :</text:p>
          </table:table-cell>
          <table:table-cell table:style-name="Tableau12.B1" office:value-type="string">
            <text:p text:style-name="P28">1.1</text:p>
          </table:table-cell>
        </table:table-row>
        <table:table-row>
          <table:table-cell table:style-name="Tableau12.A2" office:value-type="string">
            <text:p text:style-name="P51">Nom :</text:p>
          </table:table-cell>
          <table:table-cell table:style-name="Tableau12.B2" office:value-type="string">
            <text:p text:style-name="P51">S’inscrire</text:p>
          </table:table-cell>
        </table:table-row>
        <table:table-row>
          <table:table-cell table:style-name="Tableau12.A2" office:value-type="string">
            <text:p text:style-name="P51">Acteur(s) :</text:p>
          </table:table-cell>
          <table:table-cell table:style-name="Tableau12.B2" office:value-type="string">
            <text:p text:style-name="P51">Client</text:p>
          </table:table-cell>
        </table:table-row>
        <table:table-row>
          <table:table-cell table:style-name="Tableau12.A2" office:value-type="string">
            <text:p text:style-name="P51">Description :</text:p>
          </table:table-cell>
          <table:table-cell table:style-name="Tableau12.B2" office:value-type="string">
            <text:p text:style-name="P51">Le client doit pouvoir s’inscrire afin de pouvoir se connecter</text:p>
          </table:table-cell>
        </table:table-row>
        <table:table-row>
          <table:table-cell table:style-name="Tableau12.A2" office:value-type="string">
            <text:p text:style-name="P51">Auteur :</text:p>
          </table:table-cell>
          <table:table-cell table:style-name="Tableau12.B2" office:value-type="string">
            <text:p text:style-name="P51">Damien Ramelet</text:p>
          </table:table-cell>
        </table:table-row>
        <table:table-row>
          <table:table-cell table:style-name="Tableau12.A2" office:value-type="string">
            <text:p text:style-name="P51">Date :</text:p>
          </table:table-cell>
          <table:table-cell table:style-name="Tableau12.B6" office:value-type="date" office:date-value="2020-05-28">
            <text:p text:style-name="P51">28/05/20</text:p>
          </table:table-cell>
        </table:table-row>
        <table:table-row>
          <table:table-cell table:style-name="Tableau12.A2" office:value-type="string">
            <text:p text:style-name="P51">Pré-condition(s) :</text:p>
          </table:table-cell>
          <table:table-cell table:style-name="Tableau12.B2" office:value-type="string">
            <text:p text:style-name="P51">Aucune</text:p>
          </table:table-cell>
        </table:table-row>
        <table:table-row>
          <table:table-cell table:style-name="Tableau12.A2" office:value-type="string">
            <text:p text:style-name="P51">Démarrage :</text:p>
          </table:table-cell>
          <table:table-cell table:style-name="Tableau12.B2" office:value-type="string">
            <text:p text:style-name="P51">L’utilisateur clique sur « S’inscrire »</text:p>
          </table:table-cell>
        </table:table-row>
        <table:table-row>
          <table:table-cell table:style-name="Tableau12.B2" table:number-columns-spanned="2" office:value-type="string">
            <text:p text:style-name="P54">Scénario nominal :</text:p>
            <text:list xml:id="list232543928089278" text:continue-list="list232545022215992" text:style-name="L1">
              <text:list-item>
                <text:p text:style-name="P59">Le système affiche un formulaire d’inscription</text:p>
              </text:list-item>
              <text:list-item>
                <text:p text:style-name="P59">L’utilisateur rempli les champs du formulaire et valide</text:p>
              </text:list-item>
              <text:list-item>
                <text:p text:style-name="P59">Le système vérifie que tous les champs obligatoire<text:span text:style-name="T38">s</text:span> sont remplis <text:span text:style-name="T39">et les valeurs conformes</text:span></text:p>
              </text:list-item>
              <text:list-item>
                <text:p text:style-name="P62">Le système vérifie que les données ne correspondent à aucun utilisateur inscrit</text:p>
              </text:list-item>
              <text:list-item>
                <text:p text:style-name="P62"><text:span text:style-name="T139">Le système e</text:span><text:span text:style-name="T141">nvoi </text:span><text:span text:style-name="T139">un message électronique avec un lien hypertexte à l’utilisateur afin de valider l’inscription</text:span></text:p>
              </text:list-item>
              <text:list-item>
                <text:p text:style-name="P59">L’utilisateur <text:span text:style-name="T158">valide</text:span> son inscription</text:p>
              </text:list-item>
              <text:list-item>
                <text:p text:style-name="P59">Le système enregistre les données de l’utilisateur</text:p>
              </text:list-item>
              <text:list-item>
                <text:p text:style-name="P59">Le système affiche un formulaire d’authentification. Déclenchement du cas d’utilisation « <text:span text:style-name="T32">S’authentifier </text:span><text:span text:style-name="T140">»</text:span></text:p>
              </text:list-item>
            </text:list>
          </table:table-cell>
          <table:covered-table-cell/>
        </table:table-row>
        <table:table-row>
          <table:table-cell table:style-name="Tableau12.B2" table:number-columns-spanned="2" office:value-type="string">
            <text:p text:style-name="P54">Scénario alternatif :</text:p>
            <text:list xml:id="list3260704509" text:style-name="L35">
              <text:list-item>
                <text:p text:style-name="P216"/>
                <text:list>
                  <text:list-item>
                    <text:p text:style-name="P279">L’utilisateur ne remplit pas le formulaire et quitte la page d’inscription. Fin du scénario.</text:p>
                  </text:list-item>
                  <text:list-item>
                    <text:p text:style-name="P146">L’utilisateur n’a pas validé son inscription, le lien hypertexte a expiré. L’inscription n’est pas enregistrée.</text:p>
                  </text:list-item>
                </text:list>
              </text:list-item>
            </text:list>
          </table:table-cell>
          <table:covered-table-cell/>
        </table:table-row>
        <table:table-row>
          <table:table-cell table:style-name="Tableau12.B2" table:number-columns-spanned="2" office:value-type="string">
            <text:p text:style-name="P54">Scénario d’erreur :</text:p>
            <text:list xml:id="list1923472768" text:style-name="L36">
              <text:list-item>
                <text:p text:style-name="P217"/>
                <text:list>
                  <text:list-item>
                    <text:p text:style-name="P155">Tous les champs ne sont pas remplis. Le système affiche un message d’erreur. Retour à l’étape 2.</text:p>
                  </text:list-item>
                  <text:list-item>
                    <text:p text:style-name="P65">Les données de l’utilisateur ne sont pas conformes. Le système affiche un message d’erreur. Retour à l’étape 2.</text:p>
                  </text:list-item>
                </text:list>
              </text:list-item>
            </text:list>
            <text:list xml:id="list3859261355" text:style-name="L37">
              <text:list-item>
                <text:p text:style-name="P74"/>
                <text:list>
                  <text:list-item>
                    <text:p text:style-name="P82"><text:span text:style-name="T159">Les données correspondent à un utilisateur déjà inscrit. Le système affiche un message d’erreur. Le système propose à l’utilisateur de s’authentifier. Déclenchement du cas d’utilisation «</text:span><text:span text:style-name="T34"> S’authentifier </text:span><text:span text:style-name="T142">».</text:span></text:p>
                  </text:list-item>
                </text:list>
              </text:list-item>
            </text:list>
          </table:table-cell>
          <table:covered-table-cell/>
        </table:table-row>
        <table:table-row>
          <table:table-cell table:style-name="Tableau12.B2" table:number-columns-spanned="2" office:value-type="string">
            <text:p text:style-name="P54">Fin :</text:p>
            <text:p text:style-name="P56">Scénario nominal : </text:p>
            <text:p text:style-name="P55"><text:span text:style-name="T41">– </text:span><text:span text:style-name="T40">L’inscription de l’utilisateur est enregistrée. Déclenchement du cas d’utilisation «</text:span><text:span text:style-name="T67"> S’authentifier </text:span><text:span text:style-name="T63">».</text:span></text:p>
            <text:p text:style-name="P57"><text:span text:style-name="T63">S</text:span><text:span text:style-name="T62">cénario alternatif :</text:span></text:p>
            <text:p text:style-name="P55"><text:span text:style-name="T64">– </text:span><text:span text:style-name="T63">L’utilisateur quitte le formulaire d’inscription sans le compléter.</text:span></text:p>
            <text:p text:style-name="P55"><text:span text:style-name="T64">– </text:span><text:span text:style-name="T63">L’utilisateur n’a pas validé son inscription, le lien hypertexte a expiré. L’inscription n’est pas enregistrée.</text:span></text:p>
            <text:p text:style-name="P57"><text:span text:style-name="T63">S</text:span><text:span text:style-name="T62">cénario d’erreur :</text:span></text:p>
            <text:p text:style-name="P57"><text:span text:style-name="T62">– L’utilisateur est déjà inscrit. </text:span><text:span text:style-name="T63">Déclenchement du cas d’utilisation «</text:span><text:span text:style-name="T67"> S’authentifier </text:span><text:span text:style-name="T63">».</text:span></text:p>
          </table:table-cell>
          <table:covered-table-cell/>
        </table:table-row>
        <table:table-row>
          <table:table-cell table:style-name="Tableau12.A2" office:value-type="string">
            <text:p text:style-name="P51">Post-condition(s):</text:p>
          </table:table-cell>
          <table:table-cell table:style-name="Tableau12.B2" office:value-type="string">
            <text:p text:style-name="P89">L’utilisateur est inscrit avec succès</text:p>
          </table:table-cell>
        </table:table-row>
      </table:table>
      <table:table table:name="Tableau13" table:style-name="Tableau13">
        <table:table-column table:style-name="Tableau13.A"/>
        <table:table-column table:style-name="Tableau13.B"/>
        <table:table-row>
          <table:table-cell table:style-name="Tableau13.A1" office:value-type="string">
            <text:p text:style-name="P51">Cas n° :</text:p>
          </table:table-cell>
          <table:table-cell table:style-name="Tableau13.B1" office:value-type="string">
            <text:p text:style-name="P28">1.1</text:p>
          </table:table-cell>
        </table:table-row>
        <table:table-row>
          <table:table-cell table:style-name="Tableau13.A2" office:value-type="string">
            <text:p text:style-name="P51">Nom :</text:p>
          </table:table-cell>
          <table:table-cell table:style-name="Tableau13.B2" office:value-type="string">
            <text:p text:style-name="P51">S’inscrire</text:p>
          </table:table-cell>
        </table:table-row>
        <table:table-row>
          <table:table-cell table:style-name="Tableau13.A2" office:value-type="string">
            <text:p text:style-name="P51">Acteur(s) :</text:p>
          </table:table-cell>
          <table:table-cell table:style-name="Tableau13.B2" office:value-type="string">
            <text:p text:style-name="P51">Client</text:p>
          </table:table-cell>
        </table:table-row>
        <table:table-row>
          <table:table-cell table:style-name="Tableau13.A2" office:value-type="string">
            <text:p text:style-name="P51">Description :</text:p>
          </table:table-cell>
          <table:table-cell table:style-name="Tableau13.B2" office:value-type="string">
            <text:p text:style-name="P51">Le client doit pouvoir s’inscrire afin de pouvoir se connecter</text:p>
          </table:table-cell>
        </table:table-row>
        <table:table-row>
          <table:table-cell table:style-name="Tableau13.A2" office:value-type="string">
            <text:p text:style-name="P51">Auteur :</text:p>
          </table:table-cell>
          <table:table-cell table:style-name="Tableau13.B2" office:value-type="string">
            <text:p text:style-name="P51">Damien Ramelet</text:p>
          </table:table-cell>
        </table:table-row>
        <table:table-row>
          <table:table-cell table:style-name="Tableau13.A2" office:value-type="string">
            <text:p text:style-name="P51">Date :</text:p>
          </table:table-cell>
          <table:table-cell table:style-name="Tableau13.B6" office:value-type="date" office:date-value="2020-05-28">
            <text:p text:style-name="P51">28/05/20</text:p>
          </table:table-cell>
        </table:table-row>
        <table:table-row>
          <table:table-cell table:style-name="Tableau13.A2" office:value-type="string">
            <text:p text:style-name="P51">Pré-condition(s) :</text:p>
          </table:table-cell>
          <table:table-cell table:style-name="Tableau13.B2" office:value-type="string">
            <text:p text:style-name="P51">Aucune</text:p>
          </table:table-cell>
        </table:table-row>
        <table:table-row>
          <table:table-cell table:style-name="Tableau13.A2" office:value-type="string">
            <text:p text:style-name="P51">Démarrage :</text:p>
          </table:table-cell>
          <table:table-cell table:style-name="Tableau13.B2" office:value-type="string">
            <text:p text:style-name="P51">L’utilisateur clique sur « S’inscrire »</text:p>
          </table:table-cell>
        </table:table-row>
        <table:table-row>
          <table:table-cell table:style-name="Tableau13.B2" table:number-columns-spanned="2" office:value-type="string">
            <text:p text:style-name="P54">Scénario nominal :</text:p>
            <text:list xml:id="list232543485440651" text:continue-list="list232543928089278" text:style-name="L1">
              <text:list-item>
                <text:p text:style-name="P59">Le système affiche un formulaire d’inscription</text:p>
              </text:list-item>
              <text:list-item>
                <text:p text:style-name="P59">L’utilisateur rempli les champs du formulaire et valide</text:p>
              </text:list-item>
              <text:list-item>
                <text:p text:style-name="P59">Le système vérifie que tous les champs obligatoire<text:span text:style-name="T38">s</text:span> sont remplis <text:span text:style-name="T39">et les valeurs conformes</text:span></text:p>
              </text:list-item>
              <text:list-item>
                <text:p text:style-name="P62">Le système vérifie que les données ne correspondent à aucun utilisateur inscrit</text:p>
              </text:list-item>
              <text:list-item>
                <text:p text:style-name="P62"><text:span text:style-name="T139">Le système e</text:span><text:span text:style-name="T141">nvoi </text:span><text:span text:style-name="T139">un message électronique avec un lien hypertexte à l’utilisateur afin de valider l’inscription</text:span></text:p>
              </text:list-item>
              <text:list-item>
                <text:p text:style-name="P59">L’utilisateur <text:span text:style-name="T158">valide</text:span> son inscription</text:p>
              </text:list-item>
              <text:list-item>
                <text:p text:style-name="P59">Le système enregistre les données de l’utilisateur</text:p>
              </text:list-item>
              <text:list-item>
                <text:p text:style-name="P59">Le système affiche un formulaire d’authentification. Déclenchement du cas d’utilisation « <text:span text:style-name="T32">S’authentifier </text:span><text:span text:style-name="T140">»</text:span></text:p>
              </text:list-item>
            </text:list>
          </table:table-cell>
          <table:covered-table-cell/>
        </table:table-row>
        <table:table-row>
          <table:table-cell table:style-name="Tableau13.B2" table:number-columns-spanned="2" office:value-type="string">
            <text:p text:style-name="P54">Scénario alternatif :</text:p>
            <text:list xml:id="list1039736829" text:style-name="L38">
              <text:list-item>
                <text:p text:style-name="P218"/>
                <text:list>
                  <text:list-item>
                    <text:p text:style-name="P280">L’utilisateur ne remplit pas le formulaire et quitte la page d’inscription. Fin du scénario.</text:p>
                  </text:list-item>
                  <text:list-item>
                    <text:p text:style-name="P147">L’utilisateur n’a pas validé son inscription, le lien hypertexte a expiré. L’inscription n’est pas enregistrée.</text:p>
                  </text:list-item>
                </text:list>
              </text:list-item>
            </text:list>
          </table:table-cell>
          <table:covered-table-cell/>
        </table:table-row>
        <table:table-row>
          <table:table-cell table:style-name="Tableau13.B2" table:number-columns-spanned="2" office:value-type="string">
            <text:p text:style-name="P54">Scénario d’erreur :</text:p>
            <text:list xml:id="list2307908986" text:style-name="L39">
              <text:list-item>
                <text:p text:style-name="P219"/>
                <text:list>
                  <text:list-item>
                    <text:p text:style-name="P156">Tous les champs ne sont pas remplis. Le système affiche un message d’erreur. Retour à l’étape 2.</text:p>
                  </text:list-item>
                  <text:list-item>
                    <text:p text:style-name="P66">Les données de l’utilisateur ne sont pas conformes. Le système affiche un message d’erreur. Retour à l’étape 2.</text:p>
                  </text:list-item>
                </text:list>
              </text:list-item>
            </text:list>
            <text:list xml:id="list3846744477" text:style-name="L40">
              <text:list-item>
                <text:p text:style-name="P75"/>
                <text:list>
                  <text:list-item>
                    <text:p text:style-name="P83"><text:span text:style-name="T159">Les données correspondent à un utilisateur déjà inscrit. Le système affiche un message d’erreur. Le système propose à l’utilisateur de s’authentifier. Déclenchement du cas d’utilisation «</text:span><text:span text:style-name="T34"> S’authentifier </text:span><text:span text:style-name="T142">».</text:span></text:p>
                  </text:list-item>
                </text:list>
              </text:list-item>
            </text:list>
          </table:table-cell>
          <table:covered-table-cell/>
        </table:table-row>
        <table:table-row>
          <table:table-cell table:style-name="Tableau13.B2" table:number-columns-spanned="2" office:value-type="string">
            <text:p text:style-name="P54">Fin :</text:p>
            <text:p text:style-name="P56">Scénario nominal : </text:p>
            <text:p text:style-name="P55"><text:span text:style-name="T41">– </text:span><text:span text:style-name="T40">L’inscription de l’utilisateur est enregistrée. Déclenchement du cas d’utilisation «</text:span><text:span text:style-name="T67"> S’authentifier </text:span><text:span text:style-name="T63">».</text:span></text:p>
            <text:p text:style-name="P57"><text:span text:style-name="T63">S</text:span><text:span text:style-name="T62">cénario alternatif :</text:span></text:p>
            <text:p text:style-name="P55"><text:span text:style-name="T64">– </text:span><text:span text:style-name="T63">L’utilisateur quitte le formulaire d’inscription sans le compléter.</text:span></text:p>
            <text:p text:style-name="P55"><text:span text:style-name="T64">– </text:span><text:span text:style-name="T63">L’utilisateur n’a pas validé son inscription, le lien hypertexte a expiré. L’inscription n’est pas enregistrée.</text:span></text:p>
            <text:p text:style-name="P57"><text:span text:style-name="T63">S</text:span><text:span text:style-name="T62">cénario d’erreur :</text:span></text:p>
            <text:p text:style-name="P57"><text:span text:style-name="T62">– L’utilisateur est déjà inscrit. </text:span><text:span text:style-name="T63">Déclenchement du cas d’utilisation «</text:span><text:span text:style-name="T67"> S’authentifier </text:span><text:span text:style-name="T63">».</text:span></text:p>
          </table:table-cell>
          <table:covered-table-cell/>
        </table:table-row>
        <table:table-row>
          <table:table-cell table:style-name="Tableau13.A2" office:value-type="string">
            <text:p text:style-name="P51">Post-condition(s):</text:p>
          </table:table-cell>
          <table:table-cell table:style-name="Tableau13.B2" office:value-type="string">
            <text:p text:style-name="P89">L’utilisateur est inscrit avec succès</text:p>
          </table:table-cell>
        </table:table-row>
      </table:table>
      <table:table table:name="Tableau14" table:style-name="Tableau14">
        <table:table-column table:style-name="Tableau14.A"/>
        <table:table-column table:style-name="Tableau14.B"/>
        <table:table-row>
          <table:table-cell table:style-name="Tableau14.A1" office:value-type="string">
            <text:p text:style-name="P51">Cas n° :</text:p>
          </table:table-cell>
          <table:table-cell table:style-name="Tableau14.B1" office:value-type="string">
            <text:p text:style-name="P28">1.1</text:p>
          </table:table-cell>
        </table:table-row>
        <table:table-row>
          <table:table-cell table:style-name="Tableau14.A2" office:value-type="string">
            <text:p text:style-name="P51">Nom :</text:p>
          </table:table-cell>
          <table:table-cell table:style-name="Tableau14.B2" office:value-type="string">
            <text:p text:style-name="P51">S’inscrire</text:p>
          </table:table-cell>
        </table:table-row>
        <table:table-row>
          <table:table-cell table:style-name="Tableau14.A2" office:value-type="string">
            <text:p text:style-name="P51">Acteur(s) :</text:p>
          </table:table-cell>
          <table:table-cell table:style-name="Tableau14.B2" office:value-type="string">
            <text:p text:style-name="P51">Client</text:p>
          </table:table-cell>
        </table:table-row>
        <table:table-row>
          <table:table-cell table:style-name="Tableau14.A2" office:value-type="string">
            <text:p text:style-name="P51">Description :</text:p>
          </table:table-cell>
          <table:table-cell table:style-name="Tableau14.B2" office:value-type="string">
            <text:p text:style-name="P51">Le client doit pouvoir s’inscrire afin de pouvoir se connecter</text:p>
          </table:table-cell>
        </table:table-row>
        <table:table-row>
          <table:table-cell table:style-name="Tableau14.A2" office:value-type="string">
            <text:p text:style-name="P51">Auteur :</text:p>
          </table:table-cell>
          <table:table-cell table:style-name="Tableau14.B2" office:value-type="string">
            <text:p text:style-name="P51">Damien Ramelet</text:p>
          </table:table-cell>
        </table:table-row>
        <table:table-row>
          <table:table-cell table:style-name="Tableau14.A2" office:value-type="string">
            <text:p text:style-name="P51">Date :</text:p>
          </table:table-cell>
          <table:table-cell table:style-name="Tableau14.B6" office:value-type="date" office:date-value="2020-05-28">
            <text:p text:style-name="P51">28/05/20</text:p>
          </table:table-cell>
        </table:table-row>
        <table:table-row>
          <table:table-cell table:style-name="Tableau14.A2" office:value-type="string">
            <text:p text:style-name="P51">Pré-condition(s) :</text:p>
          </table:table-cell>
          <table:table-cell table:style-name="Tableau14.B2" office:value-type="string">
            <text:p text:style-name="P51">Aucune</text:p>
          </table:table-cell>
        </table:table-row>
        <table:table-row>
          <table:table-cell table:style-name="Tableau14.A2" office:value-type="string">
            <text:p text:style-name="P51">Démarrage :</text:p>
          </table:table-cell>
          <table:table-cell table:style-name="Tableau14.B2" office:value-type="string">
            <text:p text:style-name="P51">L’utilisateur clique sur « S’inscrire »</text:p>
          </table:table-cell>
        </table:table-row>
        <table:table-row>
          <table:table-cell table:style-name="Tableau14.B2" table:number-columns-spanned="2" office:value-type="string">
            <text:p text:style-name="P54">Scénario nominal :</text:p>
            <text:list xml:id="list232544874292544" text:continue-list="list232543485440651" text:style-name="L1">
              <text:list-item>
                <text:p text:style-name="P59">Le système affiche un formulaire d’inscription</text:p>
              </text:list-item>
              <text:list-item>
                <text:p text:style-name="P59">L’utilisateur rempli les champs du formulaire et valide</text:p>
              </text:list-item>
              <text:list-item>
                <text:p text:style-name="P59">Le système vérifie que tous les champs obligatoire<text:span text:style-name="T38">s</text:span> sont remplis <text:span text:style-name="T39">et les valeurs conformes</text:span></text:p>
              </text:list-item>
              <text:list-item>
                <text:p text:style-name="P62">Le système vérifie que les données ne correspondent à aucun utilisateur inscrit</text:p>
              </text:list-item>
              <text:list-item>
                <text:p text:style-name="P62"><text:span text:style-name="T139">Le système e</text:span><text:span text:style-name="T141">nvoi </text:span><text:span text:style-name="T139">un message électronique avec un lien hypertexte à l’utilisateur afin de valider l’inscription</text:span></text:p>
              </text:list-item>
              <text:list-item>
                <text:p text:style-name="P59">L’utilisateur <text:span text:style-name="T158">valide</text:span> son inscription</text:p>
              </text:list-item>
              <text:list-item>
                <text:p text:style-name="P59">Le système enregistre les données de l’utilisateur</text:p>
              </text:list-item>
              <text:list-item>
                <text:p text:style-name="P59">Le système affiche un formulaire d’authentification. Déclenchement du cas d’utilisation « <text:span text:style-name="T32">S’authentifier </text:span><text:span text:style-name="T140">»</text:span></text:p>
              </text:list-item>
            </text:list>
          </table:table-cell>
          <table:covered-table-cell/>
        </table:table-row>
        <table:table-row>
          <table:table-cell table:style-name="Tableau14.B2" table:number-columns-spanned="2" office:value-type="string">
            <text:p text:style-name="P54">Scénario alternatif :</text:p>
            <text:list xml:id="list2305243922" text:style-name="L41">
              <text:list-item>
                <text:p text:style-name="P220"/>
                <text:list>
                  <text:list-item>
                    <text:p text:style-name="P281">L’utilisateur ne remplit pas le formulaire et quitte la page d’inscription. Fin du scénario.</text:p>
                  </text:list-item>
                  <text:list-item>
                    <text:p text:style-name="P148">L’utilisateur n’a pas validé son inscription, le lien hypertexte a expiré. L’inscription n’est pas enregistrée.</text:p>
                  </text:list-item>
                </text:list>
              </text:list-item>
            </text:list>
          </table:table-cell>
          <table:covered-table-cell/>
        </table:table-row>
        <table:table-row>
          <table:table-cell table:style-name="Tableau14.B2" table:number-columns-spanned="2" office:value-type="string">
            <text:p text:style-name="P54">Scénario d’erreur :</text:p>
            <text:list xml:id="list3108175569" text:style-name="L42">
              <text:list-item>
                <text:p text:style-name="P221"/>
                <text:list>
                  <text:list-item>
                    <text:p text:style-name="P157">Tous les champs ne sont pas remplis. Le système affiche un message d’erreur. Retour à l’étape 2.</text:p>
                  </text:list-item>
                  <text:list-item>
                    <text:p text:style-name="P67">Les données de l’utilisateur ne sont pas conformes. Le système affiche un message d’erreur. Retour à l’étape 2.</text:p>
                  </text:list-item>
                </text:list>
              </text:list-item>
            </text:list>
            <text:list xml:id="list2240737214" text:style-name="L43">
              <text:list-item>
                <text:p text:style-name="P76"/>
                <text:list>
                  <text:list-item>
                    <text:p text:style-name="P84"><text:span text:style-name="T159">Les données correspondent à un utilisateur déjà inscrit. Le système affiche un message d’erreur. Le système propose à l’utilisateur de s’authentifier. Déclenchement du cas d’utilisation «</text:span><text:span text:style-name="T34"> S’authentifier </text:span><text:span text:style-name="T142">».</text:span></text:p>
                  </text:list-item>
                </text:list>
              </text:list-item>
            </text:list>
          </table:table-cell>
          <table:covered-table-cell/>
        </table:table-row>
        <table:table-row>
          <table:table-cell table:style-name="Tableau14.B2" table:number-columns-spanned="2" office:value-type="string">
            <text:p text:style-name="P54">Fin :</text:p>
            <text:p text:style-name="P56">Scénario nominal : </text:p>
            <text:p text:style-name="P55"><text:span text:style-name="T41">– </text:span><text:span text:style-name="T40">L’inscription de l’utilisateur est enregistrée. Déclenchement du cas d’utilisation «</text:span><text:span text:style-name="T67"> S’authentifier </text:span><text:span text:style-name="T63">».</text:span></text:p>
            <text:p text:style-name="P57"><text:span text:style-name="T63">S</text:span><text:span text:style-name="T62">cénario alternatif :</text:span></text:p>
            <text:p text:style-name="P55"><text:span text:style-name="T64">– </text:span><text:span text:style-name="T63">L’utilisateur quitte le formulaire d’inscription sans le compléter.</text:span></text:p>
            <text:p text:style-name="P55"><text:span text:style-name="T64">– </text:span><text:span text:style-name="T63">L’utilisateur n’a pas validé son inscription, le lien hypertexte a expiré. L’inscription n’est pas enregistrée.</text:span></text:p>
            <text:p text:style-name="P57"><text:span text:style-name="T63">S</text:span><text:span text:style-name="T62">cénario d’erreur :</text:span></text:p>
            <text:p text:style-name="P57"><text:span text:style-name="T62">– L’utilisateur est déjà inscrit. </text:span><text:span text:style-name="T63">Déclenchement du cas d’utilisation «</text:span><text:span text:style-name="T67"> S’authentifier </text:span><text:span text:style-name="T63">».</text:span></text:p>
          </table:table-cell>
          <table:covered-table-cell/>
        </table:table-row>
        <table:table-row>
          <table:table-cell table:style-name="Tableau14.A2" office:value-type="string">
            <text:p text:style-name="P51">Post-condition(s):</text:p>
          </table:table-cell>
          <table:table-cell table:style-name="Tableau14.B2" office:value-type="string">
            <text:p text:style-name="P89">L’utilisateur est inscrit avec succès</text:p>
          </table:table-cell>
        </table:table-row>
      </table:table>
      <text:p text:style-name="P48"><text:soft-page-break/></text:p>
      <table:table table:name="Tableau15" table:style-name="Tableau15">
        <table:table-column table:style-name="Tableau15.A"/>
        <table:table-column table:style-name="Tableau15.B"/>
        <table:table-row>
          <table:table-cell table:style-name="Tableau15.A1" office:value-type="string">
            <text:p text:style-name="P51">Cas n° :</text:p>
          </table:table-cell>
          <table:table-cell table:style-name="Tableau15.B1" office:value-type="string">
            <text:p text:style-name="P28">1.1</text:p>
          </table:table-cell>
        </table:table-row>
        <table:table-row>
          <table:table-cell table:style-name="Tableau15.A2" office:value-type="string">
            <text:p text:style-name="P51">Nom :</text:p>
          </table:table-cell>
          <table:table-cell table:style-name="Tableau15.B2" office:value-type="string">
            <text:p text:style-name="P51">S’inscrire</text:p>
          </table:table-cell>
        </table:table-row>
        <table:table-row>
          <table:table-cell table:style-name="Tableau15.A2" office:value-type="string">
            <text:p text:style-name="P51">Acteur(s) :</text:p>
          </table:table-cell>
          <table:table-cell table:style-name="Tableau15.B2" office:value-type="string">
            <text:p text:style-name="P51">Client</text:p>
          </table:table-cell>
        </table:table-row>
        <table:table-row>
          <table:table-cell table:style-name="Tableau15.A2" office:value-type="string">
            <text:p text:style-name="P51">Description :</text:p>
          </table:table-cell>
          <table:table-cell table:style-name="Tableau15.B2" office:value-type="string">
            <text:p text:style-name="P51">Le client doit pouvoir s’inscrire afin de pouvoir se connecter</text:p>
          </table:table-cell>
        </table:table-row>
        <table:table-row>
          <table:table-cell table:style-name="Tableau15.A2" office:value-type="string">
            <text:p text:style-name="P51">Auteur :</text:p>
          </table:table-cell>
          <table:table-cell table:style-name="Tableau15.B2" office:value-type="string">
            <text:p text:style-name="P51">Damien Ramelet</text:p>
          </table:table-cell>
        </table:table-row>
        <table:table-row>
          <table:table-cell table:style-name="Tableau15.A2" office:value-type="string">
            <text:p text:style-name="P51">Date :</text:p>
          </table:table-cell>
          <table:table-cell table:style-name="Tableau15.B6" office:value-type="date" office:date-value="2020-05-28">
            <text:p text:style-name="P51">28/05/20</text:p>
          </table:table-cell>
        </table:table-row>
        <table:table-row>
          <table:table-cell table:style-name="Tableau15.A2" office:value-type="string">
            <text:p text:style-name="P51">Pré-condition(s) :</text:p>
          </table:table-cell>
          <table:table-cell table:style-name="Tableau15.B2" office:value-type="string">
            <text:p text:style-name="P51">Aucune</text:p>
          </table:table-cell>
        </table:table-row>
        <table:table-row>
          <table:table-cell table:style-name="Tableau15.A2" office:value-type="string">
            <text:p text:style-name="P51">Démarrage :</text:p>
          </table:table-cell>
          <table:table-cell table:style-name="Tableau15.B2" office:value-type="string">
            <text:p text:style-name="P51">L’utilisateur clique sur « S’inscrire »</text:p>
          </table:table-cell>
        </table:table-row>
        <table:table-row>
          <table:table-cell table:style-name="Tableau15.B2" table:number-columns-spanned="2" office:value-type="string">
            <text:p text:style-name="P54">Scénario nominal :</text:p>
            <text:list xml:id="list232544898839466" text:continue-list="list232544874292544" text:style-name="L1">
              <text:list-item>
                <text:p text:style-name="P59">Le système affiche un formulaire d’inscription</text:p>
              </text:list-item>
              <text:list-item>
                <text:p text:style-name="P59">L’utilisateur rempli les champs du formulaire et valide</text:p>
              </text:list-item>
              <text:list-item>
                <text:p text:style-name="P59">Le système vérifie que tous les champs obligatoire<text:span text:style-name="T38">s</text:span> sont remplis <text:span text:style-name="T39">et les valeurs conformes</text:span></text:p>
              </text:list-item>
              <text:list-item>
                <text:p text:style-name="P62">Le système vérifie que les données ne correspondent à aucun utilisateur inscrit</text:p>
              </text:list-item>
              <text:list-item>
                <text:p text:style-name="P62"><text:span text:style-name="T139">Le système e</text:span><text:span text:style-name="T141">nvoi </text:span><text:span text:style-name="T139">un message électronique avec un lien hypertexte à l’utilisateur afin de valider l’inscription</text:span></text:p>
              </text:list-item>
              <text:list-item>
                <text:p text:style-name="P59">L’utilisateur <text:span text:style-name="T158">valide</text:span> son inscription</text:p>
              </text:list-item>
              <text:list-item>
                <text:p text:style-name="P59">Le système enregistre les données de l’utilisateur</text:p>
              </text:list-item>
              <text:list-item>
                <text:p text:style-name="P59">Le système affiche un formulaire d’authentification. Déclenchement du cas d’utilisation « <text:span text:style-name="T32">S’authentifier </text:span><text:span text:style-name="T140">»</text:span></text:p>
              </text:list-item>
            </text:list>
          </table:table-cell>
          <table:covered-table-cell/>
        </table:table-row>
        <table:table-row>
          <table:table-cell table:style-name="Tableau15.B2" table:number-columns-spanned="2" office:value-type="string">
            <text:p text:style-name="P54">Scénario alternatif :</text:p>
            <text:list xml:id="list2395048750" text:style-name="L44">
              <text:list-item>
                <text:p text:style-name="P222"/>
                <text:list>
                  <text:list-item>
                    <text:p text:style-name="P282">L’utilisateur ne remplit pas le formulaire et quitte la page d’inscription. Fin du scénario.</text:p>
                  </text:list-item>
                  <text:list-item>
                    <text:p text:style-name="P149">L’utilisateur n’a pas validé son inscription, le lien hypertexte a expiré. L’inscription n’est pas enregistrée.</text:p>
                  </text:list-item>
                </text:list>
              </text:list-item>
            </text:list>
          </table:table-cell>
          <table:covered-table-cell/>
        </table:table-row>
        <table:table-row>
          <table:table-cell table:style-name="Tableau15.B2" table:number-columns-spanned="2" office:value-type="string">
            <text:p text:style-name="P54">Scénario d’erreur :</text:p>
            <text:list xml:id="list2941635489" text:style-name="L45">
              <text:list-item>
                <text:p text:style-name="P223"/>
                <text:list>
                  <text:list-item>
                    <text:p text:style-name="P158">Tous les champs ne sont pas remplis. Le système affiche un message d’erreur. Retour à l’étape 2.</text:p>
                  </text:list-item>
                  <text:list-item>
                    <text:p text:style-name="P68">Les données de l’utilisateur ne sont pas conformes. Le système affiche un message d’erreur. Retour à l’étape 2.</text:p>
                  </text:list-item>
                </text:list>
              </text:list-item>
            </text:list>
            <text:list xml:id="list2272242285" text:style-name="L46">
              <text:list-item>
                <text:p text:style-name="P77"/>
                <text:list>
                  <text:list-item>
                    <text:p text:style-name="P85"><text:span text:style-name="T159">Les données correspondent à un utilisateur déjà inscrit. Le système affiche un message d’erreur. Le système propose à l’utilisateur de s’authentifier. Déclenchement du cas d’utilisation «</text:span><text:span text:style-name="T34"> S’authentifier </text:span><text:span text:style-name="T142">».</text:span></text:p>
                  </text:list-item>
                </text:list>
              </text:list-item>
            </text:list>
          </table:table-cell>
          <table:covered-table-cell/>
        </table:table-row>
        <table:table-row>
          <table:table-cell table:style-name="Tableau15.B2" table:number-columns-spanned="2" office:value-type="string">
            <text:p text:style-name="P54">Fin :</text:p>
            <text:p text:style-name="P56">Scénario nominal : </text:p>
            <text:p text:style-name="P55"><text:span text:style-name="T41">– </text:span><text:span text:style-name="T40">L’inscription de l’utilisateur est enregistrée. Déclenchement du cas d’utilisation «</text:span><text:span text:style-name="T67"> S’authentifier </text:span><text:span text:style-name="T63">».</text:span></text:p>
            <text:p text:style-name="P57"><text:span text:style-name="T63">S</text:span><text:span text:style-name="T62">cénario alternatif :</text:span></text:p>
            <text:p text:style-name="P55"><text:span text:style-name="T64">– </text:span><text:span text:style-name="T63">L’utilisateur quitte le formulaire d’inscription sans le compléter.</text:span></text:p>
            <text:p text:style-name="P55"><text:span text:style-name="T64">– </text:span><text:span text:style-name="T63">L’utilisateur n’a pas validé son inscription, le lien hypertexte a expiré. L’inscription n’est pas enregistrée.</text:span></text:p>
            <text:p text:style-name="P57"><text:span text:style-name="T63">S</text:span><text:span text:style-name="T62">cénario d’erreur :</text:span></text:p>
            <text:p text:style-name="P57"><text:span text:style-name="T62">– L’utilisateur est déjà inscrit. </text:span><text:span text:style-name="T63">Déclenchement du cas d’utilisation «</text:span><text:span text:style-name="T67"> S’authentifier </text:span><text:span text:style-name="T63">».</text:span></text:p>
          </table:table-cell>
          <table:covered-table-cell/>
        </table:table-row>
        <table:table-row>
          <table:table-cell table:style-name="Tableau15.A2" office:value-type="string">
            <text:p text:style-name="P51">Post-condition(s):</text:p>
          </table:table-cell>
          <table:table-cell table:style-name="Tableau15.B2" office:value-type="string">
            <text:p text:style-name="P89">L’utilisateur est inscrit avec succès</text:p>
          </table:table-cell>
        </table:table-row>
      </table:table>
      <text:p text:style-name="P48"><text:soft-page-break/></text:p>
      <table:table table:name="Tableau16" table:style-name="Tableau16">
        <table:table-column table:style-name="Tableau16.A"/>
        <table:table-column table:style-name="Tableau16.B"/>
        <table:table-row>
          <table:table-cell table:style-name="Tableau16.A1" office:value-type="string">
            <text:p text:style-name="P51">Cas n° :</text:p>
          </table:table-cell>
          <table:table-cell table:style-name="Tableau16.B1" office:value-type="string">
            <text:p text:style-name="P28">1.1</text:p>
          </table:table-cell>
        </table:table-row>
        <table:table-row>
          <table:table-cell table:style-name="Tableau16.A2" office:value-type="string">
            <text:p text:style-name="P51">Nom :</text:p>
          </table:table-cell>
          <table:table-cell table:style-name="Tableau16.B2" office:value-type="string">
            <text:p text:style-name="P51">S’inscrire</text:p>
          </table:table-cell>
        </table:table-row>
        <table:table-row>
          <table:table-cell table:style-name="Tableau16.A2" office:value-type="string">
            <text:p text:style-name="P51">Acteur(s) :</text:p>
          </table:table-cell>
          <table:table-cell table:style-name="Tableau16.B2" office:value-type="string">
            <text:p text:style-name="P51">Client</text:p>
          </table:table-cell>
        </table:table-row>
        <table:table-row>
          <table:table-cell table:style-name="Tableau16.A2" office:value-type="string">
            <text:p text:style-name="P51">Description :</text:p>
          </table:table-cell>
          <table:table-cell table:style-name="Tableau16.B2" office:value-type="string">
            <text:p text:style-name="P51">Le client doit pouvoir s’inscrire afin de pouvoir se connecter</text:p>
          </table:table-cell>
        </table:table-row>
        <table:table-row>
          <table:table-cell table:style-name="Tableau16.A2" office:value-type="string">
            <text:p text:style-name="P51">Auteur :</text:p>
          </table:table-cell>
          <table:table-cell table:style-name="Tableau16.B2" office:value-type="string">
            <text:p text:style-name="P51">Damien Ramelet</text:p>
          </table:table-cell>
        </table:table-row>
        <table:table-row>
          <table:table-cell table:style-name="Tableau16.A2" office:value-type="string">
            <text:p text:style-name="P51">Date :</text:p>
          </table:table-cell>
          <table:table-cell table:style-name="Tableau16.B6" office:value-type="date" office:date-value="2020-05-28">
            <text:p text:style-name="P51">28/05/20</text:p>
          </table:table-cell>
        </table:table-row>
        <table:table-row>
          <table:table-cell table:style-name="Tableau16.A2" office:value-type="string">
            <text:p text:style-name="P51">Pré-condition(s) :</text:p>
          </table:table-cell>
          <table:table-cell table:style-name="Tableau16.B2" office:value-type="string">
            <text:p text:style-name="P51">Aucune</text:p>
          </table:table-cell>
        </table:table-row>
        <table:table-row>
          <table:table-cell table:style-name="Tableau16.A2" office:value-type="string">
            <text:p text:style-name="P51">Démarrage :</text:p>
          </table:table-cell>
          <table:table-cell table:style-name="Tableau16.B2" office:value-type="string">
            <text:p text:style-name="P51">L’utilisateur clique sur « S’inscrire »</text:p>
          </table:table-cell>
        </table:table-row>
        <table:table-row>
          <table:table-cell table:style-name="Tableau16.B2" table:number-columns-spanned="2" office:value-type="string">
            <text:p text:style-name="P54">Scénario nominal :</text:p>
            <text:list xml:id="list232544734211627" text:continue-list="list232544898839466" text:style-name="L1">
              <text:list-item>
                <text:p text:style-name="P59">Le système affiche un formulaire d’inscription</text:p>
              </text:list-item>
              <text:list-item>
                <text:p text:style-name="P59">L’utilisateur rempli les champs du formulaire et valide</text:p>
              </text:list-item>
              <text:list-item>
                <text:p text:style-name="P59">Le système vérifie que tous les champs obligatoire<text:span text:style-name="T38">s</text:span> sont remplis <text:span text:style-name="T39">et les valeurs conformes</text:span></text:p>
              </text:list-item>
              <text:list-item>
                <text:p text:style-name="P62">Le système vérifie que les données ne correspondent à aucun utilisateur inscrit</text:p>
              </text:list-item>
              <text:list-item>
                <text:p text:style-name="P62"><text:span text:style-name="T139">Le système e</text:span><text:span text:style-name="T141">nvoi </text:span><text:span text:style-name="T139">un message électronique avec un lien hypertexte à l’utilisateur afin de valider l’inscription</text:span></text:p>
              </text:list-item>
              <text:list-item>
                <text:p text:style-name="P59">L’utilisateur <text:span text:style-name="T158">valide</text:span> son inscription</text:p>
              </text:list-item>
              <text:list-item>
                <text:p text:style-name="P59">Le système enregistre les données de l’utilisateur</text:p>
              </text:list-item>
              <text:list-item>
                <text:p text:style-name="P59">Le système affiche un formulaire d’authentification. Déclenchement du cas d’utilisation « <text:span text:style-name="T32">S’authentifier </text:span><text:span text:style-name="T140">»</text:span></text:p>
              </text:list-item>
            </text:list>
          </table:table-cell>
          <table:covered-table-cell/>
        </table:table-row>
        <table:table-row>
          <table:table-cell table:style-name="Tableau16.B2" table:number-columns-spanned="2" office:value-type="string">
            <text:p text:style-name="P54">Scénario alternatif :</text:p>
            <text:list xml:id="list1851690749" text:style-name="L47">
              <text:list-item>
                <text:p text:style-name="P224"/>
                <text:list>
                  <text:list-item>
                    <text:p text:style-name="P283">L’utilisateur ne remplit pas le formulaire et quitte la page d’inscription. Fin du scénario.</text:p>
                  </text:list-item>
                  <text:list-item>
                    <text:p text:style-name="P150">L’utilisateur n’a pas validé son inscription, le lien hypertexte a expiré. L’inscription n’est pas enregistrée.</text:p>
                  </text:list-item>
                </text:list>
              </text:list-item>
            </text:list>
          </table:table-cell>
          <table:covered-table-cell/>
        </table:table-row>
        <table:table-row>
          <table:table-cell table:style-name="Tableau16.B2" table:number-columns-spanned="2" office:value-type="string">
            <text:p text:style-name="P54">Scénario d’erreur :</text:p>
            <text:list xml:id="list339460112" text:style-name="L48">
              <text:list-item>
                <text:p text:style-name="P225"/>
                <text:list>
                  <text:list-item>
                    <text:p text:style-name="P159">Tous les champs ne sont pas remplis. Le système affiche un message d’erreur. Retour à l’étape 2.</text:p>
                  </text:list-item>
                  <text:list-item>
                    <text:p text:style-name="P69">Les données de l’utilisateur ne sont pas conformes. Le système affiche un message d’erreur. Retour à l’étape 2.</text:p>
                  </text:list-item>
                </text:list>
              </text:list-item>
            </text:list>
            <text:list xml:id="list2493796444" text:style-name="L49">
              <text:list-item>
                <text:p text:style-name="P78"/>
                <text:list>
                  <text:list-item>
                    <text:p text:style-name="P86"><text:span text:style-name="T159">Les données correspondent à un utilisateur déjà inscrit. Le système affiche un message d’erreur. Le système propose à l’utilisateur de s’authentifier. Déclenchement du cas d’utilisation «</text:span><text:span text:style-name="T34"> S’authentifier </text:span><text:span text:style-name="T142">».</text:span></text:p>
                  </text:list-item>
                </text:list>
              </text:list-item>
            </text:list>
          </table:table-cell>
          <table:covered-table-cell/>
        </table:table-row>
        <table:table-row>
          <table:table-cell table:style-name="Tableau16.B2" table:number-columns-spanned="2" office:value-type="string">
            <text:p text:style-name="P54">Fin :</text:p>
            <text:p text:style-name="P56">Scénario nominal : </text:p>
            <text:p text:style-name="P55"><text:span text:style-name="T41">– </text:span><text:span text:style-name="T40">L’inscription de l’utilisateur est enregistrée. Déclenchement du cas d’utilisation «</text:span><text:span text:style-name="T67"> S’authentifier </text:span><text:span text:style-name="T63">».</text:span></text:p>
            <text:p text:style-name="P57"><text:span text:style-name="T63">S</text:span><text:span text:style-name="T62">cénario alternatif :</text:span></text:p>
            <text:p text:style-name="P55"><text:span text:style-name="T64">– </text:span><text:span text:style-name="T63">L’utilisateur quitte le formulaire d’inscription sans le compléter.</text:span></text:p>
            <text:p text:style-name="P55"><text:span text:style-name="T64">– </text:span><text:span text:style-name="T63">L’utilisateur n’a pas validé son inscription, le lien hypertexte a expiré. L’inscription n’est pas enregistrée.</text:span></text:p>
            <text:p text:style-name="P57"><text:span text:style-name="T63">S</text:span><text:span text:style-name="T62">cénario d’erreur :</text:span></text:p>
            <text:p text:style-name="P57"><text:span text:style-name="T62">– L’utilisateur est déjà inscrit. </text:span><text:span text:style-name="T63">Déclenchement du cas d’utilisation «</text:span><text:span text:style-name="T67"> S’authentifier </text:span><text:span text:style-name="T63">».</text:span></text:p>
          </table:table-cell>
          <table:covered-table-cell/>
        </table:table-row>
        <table:table-row>
          <table:table-cell table:style-name="Tableau16.A2" office:value-type="string">
            <text:p text:style-name="P51">Post-condition(s):</text:p>
          </table:table-cell>
          <table:table-cell table:style-name="Tableau16.B2" office:value-type="string">
            <text:p text:style-name="P89">L’utilisateur est inscrit avec succès</text:p>
          </table:table-cell>
        </table:table-row>
      </table:table>
      <text:p text:style-name="P48"><text:soft-page-break/></text:p>
      <table:table table:name="Tableau17" table:style-name="Tableau17">
        <table:table-column table:style-name="Tableau17.A"/>
        <table:table-column table:style-name="Tableau17.B"/>
        <table:table-row>
          <table:table-cell table:style-name="Tableau17.A1" office:value-type="string">
            <text:p text:style-name="P51">Cas n° :</text:p>
          </table:table-cell>
          <table:table-cell table:style-name="Tableau17.B1" office:value-type="string">
            <text:p text:style-name="P28">1.1</text:p>
          </table:table-cell>
        </table:table-row>
        <table:table-row>
          <table:table-cell table:style-name="Tableau17.A2" office:value-type="string">
            <text:p text:style-name="P51">Nom :</text:p>
          </table:table-cell>
          <table:table-cell table:style-name="Tableau17.B2" office:value-type="string">
            <text:p text:style-name="P51">S’inscrire</text:p>
          </table:table-cell>
        </table:table-row>
        <table:table-row>
          <table:table-cell table:style-name="Tableau17.A2" office:value-type="string">
            <text:p text:style-name="P51">Acteur(s) :</text:p>
          </table:table-cell>
          <table:table-cell table:style-name="Tableau17.B2" office:value-type="string">
            <text:p text:style-name="P51">Client</text:p>
          </table:table-cell>
        </table:table-row>
        <table:table-row>
          <table:table-cell table:style-name="Tableau17.A2" office:value-type="string">
            <text:p text:style-name="P51">Description :</text:p>
          </table:table-cell>
          <table:table-cell table:style-name="Tableau17.B2" office:value-type="string">
            <text:p text:style-name="P51">Le client doit pouvoir s’inscrire afin de pouvoir se connecter</text:p>
          </table:table-cell>
        </table:table-row>
        <table:table-row>
          <table:table-cell table:style-name="Tableau17.A2" office:value-type="string">
            <text:p text:style-name="P51">Auteur :</text:p>
          </table:table-cell>
          <table:table-cell table:style-name="Tableau17.B2" office:value-type="string">
            <text:p text:style-name="P51">Damien Ramelet</text:p>
          </table:table-cell>
        </table:table-row>
        <table:table-row>
          <table:table-cell table:style-name="Tableau17.A2" office:value-type="string">
            <text:p text:style-name="P51">Date :</text:p>
          </table:table-cell>
          <table:table-cell table:style-name="Tableau17.B6" office:value-type="date" office:date-value="2020-05-28">
            <text:p text:style-name="P51">28/05/20</text:p>
          </table:table-cell>
        </table:table-row>
        <table:table-row>
          <table:table-cell table:style-name="Tableau17.A2" office:value-type="string">
            <text:p text:style-name="P51">Pré-condition(s) :</text:p>
          </table:table-cell>
          <table:table-cell table:style-name="Tableau17.B2" office:value-type="string">
            <text:p text:style-name="P51">Aucune</text:p>
          </table:table-cell>
        </table:table-row>
        <table:table-row>
          <table:table-cell table:style-name="Tableau17.A2" office:value-type="string">
            <text:p text:style-name="P51">Démarrage :</text:p>
          </table:table-cell>
          <table:table-cell table:style-name="Tableau17.B2" office:value-type="string">
            <text:p text:style-name="P51">L’utilisateur clique sur « S’inscrire »</text:p>
          </table:table-cell>
        </table:table-row>
        <table:table-row>
          <table:table-cell table:style-name="Tableau17.B2" table:number-columns-spanned="2" office:value-type="string">
            <text:p text:style-name="P54">Scénario nominal :</text:p>
            <text:list xml:id="list232544746252697" text:continue-list="list232544734211627" text:style-name="L1">
              <text:list-item>
                <text:p text:style-name="P59">Le système affiche un formulaire d’inscription</text:p>
              </text:list-item>
              <text:list-item>
                <text:p text:style-name="P59">L’utilisateur rempli les champs du formulaire et valide</text:p>
              </text:list-item>
              <text:list-item>
                <text:p text:style-name="P59">Le système vérifie que tous les champs obligatoire<text:span text:style-name="T38">s</text:span> sont remplis <text:span text:style-name="T39">et les valeurs conformes</text:span></text:p>
              </text:list-item>
              <text:list-item>
                <text:p text:style-name="P62">Le système vérifie que les données ne correspondent à aucun utilisateur inscrit</text:p>
              </text:list-item>
              <text:list-item>
                <text:p text:style-name="P62"><text:span text:style-name="T139">Le système e</text:span><text:span text:style-name="T141">nvoi </text:span><text:span text:style-name="T139">un message électronique avec un lien hypertexte à l’utilisateur afin de valider l’inscription</text:span></text:p>
              </text:list-item>
              <text:list-item>
                <text:p text:style-name="P59">L’utilisateur <text:span text:style-name="T158">valide</text:span> son inscription</text:p>
              </text:list-item>
              <text:list-item>
                <text:p text:style-name="P59">Le système enregistre les données de l’utilisateur</text:p>
              </text:list-item>
              <text:list-item>
                <text:p text:style-name="P59">Le système affiche un formulaire d’authentification. Déclenchement du cas d’utilisation « <text:span text:style-name="T32">S’authentifier </text:span><text:span text:style-name="T140">»</text:span></text:p>
              </text:list-item>
            </text:list>
          </table:table-cell>
          <table:covered-table-cell/>
        </table:table-row>
        <table:table-row>
          <table:table-cell table:style-name="Tableau17.B2" table:number-columns-spanned="2" office:value-type="string">
            <text:p text:style-name="P54">Scénario alternatif :</text:p>
            <text:list xml:id="list2241126876" text:style-name="L50">
              <text:list-item>
                <text:p text:style-name="P226"/>
                <text:list>
                  <text:list-item>
                    <text:p text:style-name="P284">L’utilisateur ne remplit pas le formulaire et quitte la page d’inscription. Fin du scénario.</text:p>
                  </text:list-item>
                  <text:list-item>
                    <text:p text:style-name="P151">L’utilisateur n’a pas validé son inscription, le lien hypertexte a expiré. L’inscription n’est pas enregistrée.</text:p>
                  </text:list-item>
                </text:list>
              </text:list-item>
            </text:list>
          </table:table-cell>
          <table:covered-table-cell/>
        </table:table-row>
        <table:table-row>
          <table:table-cell table:style-name="Tableau17.B2" table:number-columns-spanned="2" office:value-type="string">
            <text:p text:style-name="P54">Scénario d’erreur :</text:p>
            <text:list xml:id="list4141819299" text:style-name="L51">
              <text:list-item>
                <text:p text:style-name="P227"/>
                <text:list>
                  <text:list-item>
                    <text:p text:style-name="P160">Tous les champs ne sont pas remplis. Le système affiche un message d’erreur. Retour à l’étape 2.</text:p>
                  </text:list-item>
                  <text:list-item>
                    <text:p text:style-name="P70">Les données de l’utilisateur ne sont pas conformes. Le système affiche un message d’erreur. Retour à l’étape 2.</text:p>
                  </text:list-item>
                </text:list>
              </text:list-item>
            </text:list>
            <text:list xml:id="list1202749821" text:style-name="L52">
              <text:list-item>
                <text:p text:style-name="P79"/>
                <text:list>
                  <text:list-item>
                    <text:p text:style-name="P87"><text:span text:style-name="T159">Les données correspondent à un utilisateur déjà inscrit. Le système affiche un message d’erreur. Le système propose à l’utilisateur de s’authentifier. Déclenchement du cas d’utilisation «</text:span><text:span text:style-name="T34"> S’authentifier </text:span><text:span text:style-name="T142">».</text:span></text:p>
                  </text:list-item>
                </text:list>
              </text:list-item>
            </text:list>
          </table:table-cell>
          <table:covered-table-cell/>
        </table:table-row>
        <table:table-row>
          <table:table-cell table:style-name="Tableau17.B2" table:number-columns-spanned="2" office:value-type="string">
            <text:p text:style-name="P54">Fin :</text:p>
            <text:p text:style-name="P56">Scénario nominal : </text:p>
            <text:p text:style-name="P55"><text:span text:style-name="T41">– </text:span><text:span text:style-name="T40">L’inscription de l’utilisateur est enregistrée. Déclenchement du cas d’utilisation «</text:span><text:span text:style-name="T67"> S’authentifier </text:span><text:span text:style-name="T63">».</text:span></text:p>
            <text:p text:style-name="P57"><text:span text:style-name="T63">S</text:span><text:span text:style-name="T62">cénario alternatif :</text:span></text:p>
            <text:p text:style-name="P55"><text:span text:style-name="T64">– </text:span><text:span text:style-name="T63">L’utilisateur quitte le formulaire d’inscription sans le compléter.</text:span></text:p>
            <text:p text:style-name="P55"><text:span text:style-name="T64">– </text:span><text:span text:style-name="T63">L’utilisateur n’a pas validé son inscription, le lien hypertexte a expiré. L’inscription n’est pas enregistrée.</text:span></text:p>
            <text:p text:style-name="P57"><text:span text:style-name="T63">S</text:span><text:span text:style-name="T62">cénario d’erreur :</text:span></text:p>
            <text:p text:style-name="P57"><text:span text:style-name="T62">– L’utilisateur est déjà inscrit. </text:span><text:span text:style-name="T63">Déclenchement du cas d’utilisation «</text:span><text:span text:style-name="T67"> S’authentifier </text:span><text:span text:style-name="T63">».</text:span></text:p>
          </table:table-cell>
          <table:covered-table-cell/>
        </table:table-row>
        <table:table-row>
          <table:table-cell table:style-name="Tableau17.A2" office:value-type="string">
            <text:p text:style-name="P51">Post-condition(s):</text:p>
          </table:table-cell>
          <table:table-cell table:style-name="Tableau17.B2" office:value-type="string">
            <text:p text:style-name="P89">L’utilisateur est inscrit avec succès</text:p>
          </table:table-cell>
        </table:table-row>
      </table:table>
      <text:p text:style-name="P48"><text:soft-page-break/></text:p>
      <table:table table:name="Tableau18" table:style-name="Tableau18">
        <table:table-column table:style-name="Tableau18.A"/>
        <table:table-column table:style-name="Tableau18.B"/>
        <table:table-row>
          <table:table-cell table:style-name="Tableau18.A1" office:value-type="string">
            <text:p text:style-name="P51">Cas n° :</text:p>
          </table:table-cell>
          <table:table-cell table:style-name="Tableau18.B1" office:value-type="string">
            <text:p text:style-name="P28">1.1</text:p>
          </table:table-cell>
        </table:table-row>
        <table:table-row>
          <table:table-cell table:style-name="Tableau18.A2" office:value-type="string">
            <text:p text:style-name="P51">Nom :</text:p>
          </table:table-cell>
          <table:table-cell table:style-name="Tableau18.B2" office:value-type="string">
            <text:p text:style-name="P51">S’inscrire</text:p>
          </table:table-cell>
        </table:table-row>
        <table:table-row>
          <table:table-cell table:style-name="Tableau18.A2" office:value-type="string">
            <text:p text:style-name="P51">Acteur(s) :</text:p>
          </table:table-cell>
          <table:table-cell table:style-name="Tableau18.B2" office:value-type="string">
            <text:p text:style-name="P51">Client</text:p>
          </table:table-cell>
        </table:table-row>
        <table:table-row>
          <table:table-cell table:style-name="Tableau18.A2" office:value-type="string">
            <text:p text:style-name="P51">Description :</text:p>
          </table:table-cell>
          <table:table-cell table:style-name="Tableau18.B2" office:value-type="string">
            <text:p text:style-name="P51">Le client doit pouvoir s’inscrire afin de pouvoir se connecter</text:p>
          </table:table-cell>
        </table:table-row>
        <table:table-row>
          <table:table-cell table:style-name="Tableau18.A2" office:value-type="string">
            <text:p text:style-name="P51">Auteur :</text:p>
          </table:table-cell>
          <table:table-cell table:style-name="Tableau18.B2" office:value-type="string">
            <text:p text:style-name="P51">Damien Ramelet</text:p>
          </table:table-cell>
        </table:table-row>
        <table:table-row>
          <table:table-cell table:style-name="Tableau18.A2" office:value-type="string">
            <text:p text:style-name="P51">Date :</text:p>
          </table:table-cell>
          <table:table-cell table:style-name="Tableau18.B6" office:value-type="date" office:date-value="2020-05-28">
            <text:p text:style-name="P51">28/05/20</text:p>
          </table:table-cell>
        </table:table-row>
        <table:table-row>
          <table:table-cell table:style-name="Tableau18.A2" office:value-type="string">
            <text:p text:style-name="P51">Pré-condition(s) :</text:p>
          </table:table-cell>
          <table:table-cell table:style-name="Tableau18.B2" office:value-type="string">
            <text:p text:style-name="P51">Aucune</text:p>
          </table:table-cell>
        </table:table-row>
        <table:table-row>
          <table:table-cell table:style-name="Tableau18.A2" office:value-type="string">
            <text:p text:style-name="P51">Démarrage :</text:p>
          </table:table-cell>
          <table:table-cell table:style-name="Tableau18.B2" office:value-type="string">
            <text:p text:style-name="P51">L’utilisateur clique sur « S’inscrire »</text:p>
          </table:table-cell>
        </table:table-row>
        <table:table-row>
          <table:table-cell table:style-name="Tableau18.B2" table:number-columns-spanned="2" office:value-type="string">
            <text:p text:style-name="P54">Scénario nominal :</text:p>
            <text:list xml:id="list232544062306655" text:continue-list="list232544746252697" text:style-name="L1">
              <text:list-item>
                <text:p text:style-name="P59">Le système affiche un formulaire d’inscription</text:p>
              </text:list-item>
              <text:list-item>
                <text:p text:style-name="P59">L’utilisateur rempli les champs du formulaire et valide</text:p>
              </text:list-item>
              <text:list-item>
                <text:p text:style-name="P59">Le système vérifie que tous les champs obligatoire<text:span text:style-name="T38">s</text:span> sont remplis <text:span text:style-name="T39">et les valeurs conformes</text:span></text:p>
              </text:list-item>
              <text:list-item>
                <text:p text:style-name="P62">Le système vérifie que les données ne correspondent à aucun utilisateur inscrit</text:p>
              </text:list-item>
              <text:list-item>
                <text:p text:style-name="P62"><text:span text:style-name="T139">Le système e</text:span><text:span text:style-name="T141">nvoi </text:span><text:span text:style-name="T139">un message électronique avec un lien hypertexte à l’utilisateur afin de valider l’inscription</text:span></text:p>
              </text:list-item>
              <text:list-item>
                <text:p text:style-name="P59">L’utilisateur <text:span text:style-name="T158">valide</text:span> son inscription</text:p>
              </text:list-item>
              <text:list-item>
                <text:p text:style-name="P59">Le système enregistre les données de l’utilisateur</text:p>
              </text:list-item>
              <text:list-item>
                <text:p text:style-name="P59">Le système affiche un formulaire d’authentification. Déclenchement du cas d’utilisation « <text:span text:style-name="T32">S’authentifier </text:span><text:span text:style-name="T140">»</text:span></text:p>
              </text:list-item>
            </text:list>
          </table:table-cell>
          <table:covered-table-cell/>
        </table:table-row>
        <table:table-row>
          <table:table-cell table:style-name="Tableau18.B2" table:number-columns-spanned="2" office:value-type="string">
            <text:p text:style-name="P54">Scénario alternatif :</text:p>
            <text:list xml:id="list3262739622" text:style-name="L53">
              <text:list-item>
                <text:p text:style-name="P228"/>
                <text:list>
                  <text:list-item>
                    <text:p text:style-name="P285">L’utilisateur ne remplit pas le formulaire et quitte la page d’inscription. Fin du scénario.</text:p>
                  </text:list-item>
                  <text:list-item>
                    <text:p text:style-name="P152">L’utilisateur n’a pas validé son inscription, le lien hypertexte a expiré. L’inscription n’est pas enregistrée.</text:p>
                  </text:list-item>
                </text:list>
              </text:list-item>
            </text:list>
          </table:table-cell>
          <table:covered-table-cell/>
        </table:table-row>
        <table:table-row>
          <table:table-cell table:style-name="Tableau18.B2" table:number-columns-spanned="2" office:value-type="string">
            <text:p text:style-name="P54">Scénario d’erreur :</text:p>
            <text:list xml:id="list370079498" text:style-name="L54">
              <text:list-item>
                <text:p text:style-name="P229"/>
                <text:list>
                  <text:list-item>
                    <text:p text:style-name="P161">Tous les champs ne sont pas remplis. Le système affiche un message d’erreur. Retour à l’étape 2.</text:p>
                  </text:list-item>
                  <text:list-item>
                    <text:p text:style-name="P71">Les données de l’utilisateur ne sont pas conformes. Le système affiche un message d’erreur. Retour à l’étape 2.</text:p>
                  </text:list-item>
                </text:list>
              </text:list-item>
            </text:list>
            <text:list xml:id="list1045363948" text:style-name="L55">
              <text:list-item>
                <text:p text:style-name="P80"/>
                <text:list>
                  <text:list-item>
                    <text:p text:style-name="P88"><text:span text:style-name="T159">Les données correspondent à un utilisateur déjà inscrit. Le système affiche un message d’erreur. Le système propose à l’utilisateur de s’authentifier. Déclenchement du cas d’utilisation «</text:span><text:span text:style-name="T34"> S’authentifier </text:span><text:span text:style-name="T142">».</text:span></text:p>
                  </text:list-item>
                </text:list>
              </text:list-item>
            </text:list>
          </table:table-cell>
          <table:covered-table-cell/>
        </table:table-row>
        <table:table-row>
          <table:table-cell table:style-name="Tableau18.B2" table:number-columns-spanned="2" office:value-type="string">
            <text:p text:style-name="P54">Fin :</text:p>
            <text:p text:style-name="P56">Scénario nominal : </text:p>
            <text:p text:style-name="P55"><text:span text:style-name="T41">– </text:span><text:span text:style-name="T40">L’inscription de l’utilisateur est enregistrée. Déclenchement du cas d’utilisation «</text:span><text:span text:style-name="T67"> S’authentifier </text:span><text:span text:style-name="T63">».</text:span></text:p>
            <text:p text:style-name="P57"><text:span text:style-name="T63">S</text:span><text:span text:style-name="T62">cénario alternatif :</text:span></text:p>
            <text:p text:style-name="P55"><text:span text:style-name="T64">– </text:span><text:span text:style-name="T63">L’utilisateur quitte le formulaire d’inscription sans le compléter.</text:span></text:p>
            <text:p text:style-name="P55"><text:span text:style-name="T64">– </text:span><text:span text:style-name="T63">L’utilisateur n’a pas validé son inscription, le lien hypertexte a expiré. L’inscription n’est pas enregistrée.</text:span></text:p>
            <text:p text:style-name="P57"><text:span text:style-name="T63">S</text:span><text:span text:style-name="T62">cénario d’erreur :</text:span></text:p>
            <text:p text:style-name="P57"><text:span text:style-name="T62">– L’utilisateur est déjà inscrit. </text:span><text:span text:style-name="T63">Déclenchement du cas d’utilisation «</text:span><text:span text:style-name="T67"> S’authentifier </text:span><text:span text:style-name="T63">».</text:span></text:p>
          </table:table-cell>
          <table:covered-table-cell/>
        </table:table-row>
        <table:table-row>
          <table:table-cell table:style-name="Tableau18.A2" office:value-type="string">
            <text:p text:style-name="P51">Post-condition(s):</text:p>
          </table:table-cell>
          <table:table-cell table:style-name="Tableau18.B2" office:value-type="string">
            <text:p text:style-name="P89">L’utilisateur est inscrit avec succès</text:p>
          </table:table-cell>
        </table:table-row>
      </table:table>
      <text:p text:style-name="P48"><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Normal" style:font-family-generic="swiss" style:font-pitch="variable"/>
    <style:font-face style:name="Times New Roman"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uveau_20_style" style:display-name="Nouveau style" style:family="paragraph" style:parent-style-name="Standard">
      <style:text-properties style:font-name="Open Sans" fo:font-family="'Open Sans'"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959ac" officeooo:paragraph-rsid="000959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8T16:06:16.269000000</meta:creation-date>
    <meta:editing-duration>PT1H26M58S</meta:editing-duration>
    <meta:editing-cycles>98</meta:editing-cycles>
    <meta:generator>LibreOffice/6.3.1.2$Windows_X86_64 LibreOffice_project/b79626edf0065ac373bd1df5c28bd630b4424273</meta:generator>
    <dc:date>2020-06-18T23:25:43.135000000</dc:date>
    <meta:document-statistic meta:table-count="18" meta:image-count="0" meta:object-count="0" meta:page-count="33" meta:paragraph-count="837" meta:word-count="6137" meta:character-count="40313" meta:non-whitespace-character-count="35018"/>
  </office:meta>
</office:document-meta>
</file>